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E500002DA1000017C1DED9AB01.svm"/>
  <manifest:file-entry manifest:media-type="" manifest:full-path="Pictures/200000E60000590600003F7CE9C3FA15.svm"/>
  <manifest:file-entry manifest:media-type="image/jpeg" manifest:full-path="Pictures/10000000000001E50000006F2B401D63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01cm"/>
    </style:style>
    <style:style style:name="pr4" style:family="presentation" style:parent-style-name="Default-title">
      <style:graphic-properties draw:fill-color="#ffffff" draw:auto-grow-height="true" fo:min-height="2.754cm"/>
    </style:style>
    <style:style style:name="pr5" style:family="presentation" style:parent-style-name="Default-outline1">
      <style:graphic-properties draw:fill-color="#ffffff" draw:auto-grow-height="true" fo:min-height="11.432cm"/>
    </style:style>
    <style:style style:name="pr6" style:family="presentation" style:parent-style-name="Default-notes">
      <style:graphic-properties draw:fill-color="#ffffff" fo:min-height="11.15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notes">
      <style:graphic-properties draw:fill-color="#ffffff" fo:min-height="11.401cm"/>
    </style:style>
    <style:style style:name="pr10" style:family="presentation" style:parent-style-name="Default-notes">
      <style:graphic-properties draw:stroke="none" draw:fill="none" draw:fill-color="#00cc99" draw:textarea-horizontal-align="left" draw:textarea-vertical-align="top" draw:auto-grow-height="true" draw:auto-grow-width="false" fo:min-height="11.1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notes">
      <style:graphic-properties draw:stroke="none" draw:fill="none" draw:fill-color="#00cc99" draw:auto-grow-height="true" fo:min-height="11.401cm" draw:shadow="hidden" draw:shadow-color="#808080"/>
    </style:style>
    <style:style style:name="pr12" style:family="presentation" style:parent-style-name="Default-outline1">
      <style:graphic-properties draw:fill-color="#ffffff" draw:auto-grow-height="true" fo:min-height="9.9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82cm" fo:margin-bottom="0cm" text:enable-numbering="false" fo:text-indent="0cm"/>
    </style:style>
    <style:style style:name="P4" style:family="paragraph">
      <style:paragraph-properties fo:margin-left="1.27cm" fo:margin-right="0cm" fo:margin-top="0.211cm" fo:margin-bottom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1.27cm" fo:margin-right="0cm" fo:margin-top="0.211cm" fo:margin-bottom="0cm" text:enable-numbering="false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0.952cm" fo:margin-right="0cm" fo:margin-top="0.282cm" fo:margin-bottom="0cm" text:enable-numbering="true" fo:text-indent="-0.952cm"/>
    </style:style>
    <style:style style:name="P10" style:family="paragraph">
      <style:paragraph-properties fo:margin-left="2.063cm" fo:margin-right="0cm" text:enable-numbering="true" fo:text-indent="-0.793cm"/>
    </style:style>
    <style:style style:name="P11" style:family="paragraph">
      <style:paragraph-properties fo:margin-left="0.952cm" fo:margin-right="0cm" fo:text-indent="-0.952cm" style:writing-mode="lr-tb"/>
    </style:style>
    <style:style style:name="P12" style:family="paragraph">
      <style:paragraph-properties fo:margin-left="2.063cm" fo:margin-right="0cm" fo:margin-top="0.246cm" fo:margin-bottom="0cm" text:enable-numbering="true" fo:text-indent="-0.793cm"/>
    </style:style>
    <style:style style:name="P13" style:family="paragraph">
      <style:paragraph-properties fo:margin-left="3.175cm" fo:margin-right="0cm" fo:margin-top="0.176cm" fo:margin-bottom="0cm" text:enable-numbering="true" fo:text-indent="-0.635cm"/>
    </style:style>
    <style:style style:name="P14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15" style:family="paragraph">
      <style:paragraph-properties fo:margin-left="2.063cm" fo:margin-right="0cm" fo:margin-top="0.246cm" fo:margin-bottom="0cm" fo:line-height="90%" text:enable-numbering="true" fo:text-indent="-0.793cm"/>
    </style:style>
    <style:style style:name="P16" style:family="paragraph">
      <style:paragraph-properties fo:margin-left="0cm" fo:margin-right="0cm" fo:margin-top="0.158cm" fo:margin-bottom="0cm" text:enable-numbering="false" fo:text-indent="0cm"/>
    </style:style>
    <style:style style:name="P17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8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9" style:family="paragraph">
      <style:paragraph-properties fo:margin-left="3.175cm" fo:margin-right="0cm" fo:margin-top="0.211cm" fo:margin-bottom="0cm" text:enable-numbering="true" fo:text-indent="-0.635cm"/>
    </style:style>
    <style:style style:name="P20" style:family="paragraph">
      <style:paragraph-properties fo:margin-left="0cm" fo:margin-right="0cm" fo:margin-top="0.529cm" fo:margin-bottom="0cm" text:enable-numbering="false" fo:text-indent="0cm"/>
    </style:style>
    <style:style style:name="P21" style:family="paragraph">
      <style:paragraph-properties style:writing-mode="lr-tb"/>
    </style:style>
    <style:style style:name="P22" style:family="paragraph">
      <style:paragraph-properties fo:margin-left="0.952cm" fo:margin-right="0cm" text:enable-numbering="true" fo:text-indent="-0.952cm"/>
    </style:style>
    <style:style style:name="P23" style:family="paragraph">
      <style:paragraph-properties fo:margin-left="0.952cm" fo:margin-right="0cm" fo:margin-top="0.246cm" fo:margin-bottom="0cm" text:enable-numbering="true" fo:text-indent="-0.952cm"/>
    </style:style>
    <style:style style:name="P24" style:family="paragraph">
      <style:paragraph-properties fo:margin-left="2.063cm" fo:margin-right="0cm" fo:margin-top="0.211cm" fo:margin-bottom="0cm" text:enable-numbering="true" fo:text-indent="-0.793cm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text-indent="0cm"/>
      <style:text-properties fo:font-size="12pt"/>
    </style:style>
    <style:style style:name="P27" style:family="paragraph">
      <style:paragraph-properties fo:margin-left="0.952cm" fo:margin-right="0cm" text:enable-numbering="false" fo:text-indent="-0.952cm"/>
    </style:style>
    <style:style style:name="P28" style:family="paragraph">
      <style:paragraph-properties fo:margin-left="0.952cm" fo:margin-right="0cm" text:enable-numbering="false" fo:text-indent="-0.952cm"/>
      <style:text-properties fo:font-size="16pt"/>
    </style:style>
    <style:style style:name="P29" style:family="paragraph">
      <style:paragraph-properties fo:margin-left="0.952cm" fo:margin-right="0cm" text:enable-numbering="false" fo:text-indent="-0.952cm"/>
      <style:text-properties fo:font-family="'Courier New'" style:font-family-generic="modern" style:font-pitch="fixed" fo:font-size="16pt"/>
    </style:style>
    <style:style style:name="T1" style:family="text">
      <style:text-properties fo:color="#000000"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28pt"/>
    </style:style>
    <style:style style:name="T5" style:family="text">
      <style:text-properties fo:font-size="26pt"/>
    </style:style>
    <style:style style:name="T6" style:family="text">
      <style:text-properties fo:font-style="italic"/>
    </style:style>
    <style:style style:name="T7" style:family="text">
      <style:text-properties fo:language="en" fo:country="US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font-size="28pt" fo:language="en" fo:country="US" style:font-size-asian="28pt" style:font-size-complex="28pt"/>
    </style:style>
    <style:style style:name="T10" style:family="text">
      <style:text-properties fo:font-family="'Courier New'" style:font-family-generic="modern" style:font-pitch="fixed" fo:font-size="16pt"/>
    </style:style>
    <style:style style:name="T11" style:family="text">
      <style:text-properties fo:font-size="16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OpenLDAP Development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OpenLDAP</text:span></text:p>
          </draw:text-box>
        </draw:frame>
        <draw:frame presentation:style-name="pr2" draw:text-style-name="P2" draw:layer="layout" svg:width="22.225cm" svg:height="6.171cm" svg:x="1.27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etting a Course for the Enterpri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Howard Chu, hyc@symas.c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Chief Architect, Symas Cor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Chief Architect, OpenLDAP Proje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SCALE5x 2007-02-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3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OpenLDAP Project</text:p>
          </draw:text-box>
        </draw:frame>
        <draw:frame presentation:style-name="pr5" draw:text-style-name="P7" draw:layer="layout" svg:width="21.59cm" svg:height="11.432cm" svg:x="1.905cm" svg:y="6.138cm" presentation:class="outline">
          <draw:text-box>
            <text:list text:style-name="L3">
              <text:list-item>
                <text:p text:style-name="P7">Open source code project</text:p>
              </text:list-item>
            </text:list>
            <text:list text:style-name="L3">
              <text:list-item>
                <text:p text:style-name="P7">Founded 1998</text:p>
              </text:list-item>
            </text:list>
            <text:list text:style-name="L3">
              <text:list-item>
                <text:p text:style-name="P7">Three core team members</text:p>
              </text:list-item>
            </text:list>
            <text:list text:style-name="L3">
              <text:list-item>
                <text:p text:style-name="P7">A dozen or so contributors</text:p>
              </text:list-item>
            </text:list>
            <text:list text:style-name="L3">
              <text:list-item>
                <text:p text:style-name="P7">Feature releases every 12-18 months</text:p>
              </text:list-item>
            </text:list>
            <text:list text:style-name="L3">
              <text:list-item>
                <text:p text:style-name="P7">Maintenance releases roughly monthly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OpenLDAP Releases</text:p>
          </draw:text-box>
        </draw:frame>
        <draw:frame presentation:style-name="pr5" draw:text-style-name="P7" draw:layer="layout" svg:width="21.59cm" svg:height="12.845cm" svg:x="1.905cm" svg:y="6.138cm" presentation:class="outline" presentation:user-transformed="true">
          <draw:text-box>
            <text:list text:style-name="L3">
              <text:list-item>
                <text:p text:style-name="P7"><text:span text:style-name="T4">Release 1.x 1998/08/08 – 2001/09/11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Basically the UMich 3.3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Supported LDAP version 2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Release 2.0 2000/08/31 – 2002/09/22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Introduced LDAP version 3 sup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Added security with SASL and SSL/TL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Release 2.1 2002/06/09 – 2004/04/15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Significantly faster than 2.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Added Unicode sup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Added back-bdb back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OpenLDAP Releases, cont'd</text:p>
          </draw:text-box>
        </draw:frame>
        <draw:frame presentation:style-name="pr5" draw:text-style-name="P7" draw:layer="layout" svg:width="21.59cm" svg:height="12.03cm" svg:x="1.905cm" svg:y="6.138cm" presentation:class="outline" presentation:user-transformed="true">
          <draw:text-box>
            <text:list text:style-name="L3">
              <text:list-item>
                <text:p text:style-name="P7">Release 2.2 2003/12/31 – 2005/11/21</text:p>
              </text:list-item>
            </text:list>
            <text:list text:style-name="L3">
              <text:list-item>
                <text:list>
                  <text:list-item>
                    <text:p text:style-name="P8">Further optimiz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dded back-hd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ore extensibility using slapd overlays and/or SLAPI plugins</text:p>
                  </text:list-item>
                </text:list>
              </text:list-item>
            </text:list>
            <text:list text:style-name="L3">
              <text:list-item>
                <text:p text:style-name="P7">Release 2.3 2004/12/30 – now</text:p>
              </text:list-item>
            </text:list>
            <text:list text:style-name="L3">
              <text:list-item>
                <text:list>
                  <text:list-item>
                    <text:p text:style-name="P8">Component-based matc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ore overla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ynamic re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OpenLDAP Today</text:p>
          </draw:text-box>
        </draw:frame>
        <draw:frame presentation:style-name="pr5" draw:text-style-name="P7" draw:layer="layout" svg:width="21.59cm" svg:height="11.432cm" svg:x="1.905cm" svg:y="6.138cm" presentation:class="outline">
          <draw:text-box>
            <text:list text:style-name="L3">
              <text:list-item>
                <text:p text:style-name="P7">The fastest Directory Server</text:p>
              </text:list-item>
            </text:list>
            <text:list text:style-name="L3">
              <text:list-item>
                <text:p text:style-name="P7">The most reliable</text:p>
              </text:list-item>
            </text:list>
            <text:list text:style-name="L3">
              <text:list-item>
                <text:p text:style-name="P7">The most scalable</text:p>
              </text:list-item>
            </text:list>
            <text:list text:style-name="L3">
              <text:list-item>
                <text:p text:style-name="P7">The most active Open Source DS project</text:p>
              </text:list-item>
            </text:list>
            <text:list text:style-name="L3">
              <text:list-item>
                <text:p text:style-name="P7">The most aggressive, looking forward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A Word About Symas</text:p>
          </draw:text-box>
        </draw:frame>
        <draw:frame presentation:style-name="pr5" draw:text-style-name="P7" draw:layer="layout" svg:width="21.59cm" svg:height="11.432cm" svg:x="1.905cm" svg:y="6.138cm" presentation:class="outline">
          <draw:text-box>
            <text:list text:style-name="L3">
              <text:list-item>
                <text:p text:style-name="P7">Founded 1999</text:p>
              </text:list-item>
            </text:list>
            <text:list text:style-name="L3">
              <text:list-item>
                <text:p text:style-name="P7">Founders from Enterprise Software world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platinum</text:span> Technology (Locus Computi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BM</text:p>
                  </text:list-item>
                </text:list>
              </text:list-item>
            </text:list>
            <text:list text:style-name="L3">
              <text:list-item>
                <text:p text:style-name="P7">Howard joined OpenLDAP in 1999</text:p>
              </text:list-item>
            </text:list>
            <text:list text:style-name="L3">
              <text:list-item>
                <text:list>
                  <text:list-item>
                    <text:p text:style-name="P8">One of the Core Team memb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ppointed Chief Architect January 200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Status Summary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Notable Features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Introduced in 2.1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Transactional Backend (back-bdb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Introduced in 2.2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Hierarchical Backend (back-hdb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Content-Sync Replication (syncrep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Overlay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Introduced in 2.3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Dynamic Configuration (back-confi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back-bdb</text:p>
          </draw:text-box>
        </draw:frame>
        <draw:frame presentation:style-name="pr5" draw:text-style-name="P7" draw:layer="layout" svg:width="21.59cm" svg:height="11.432cm" svg:x="1.905cm" svg:y="6.138cm" presentation:class="outline">
          <draw:text-box>
            <text:list text:style-name="L3">
              <text:list-item>
                <text:p text:style-name="P7">Fully transactional backend with full ACID semantics</text:p>
              </text:list-item>
            </text:list>
            <text:list text:style-name="L3">
              <text:list-item>
                <text:list>
                  <text:list-item>
                    <text:p text:style-name="P8">Atomicity: changes are all-or-not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onsistency: no structural corru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solation: no in-between views of da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urability: once a write returns success, it cannot be undone</text:p>
                  </text:list-item>
                </text:list>
              </text:list-item>
            </text:list>
            <text:list text:style-name="L3">
              <text:list-item>
                <text:p text:style-name="P7">Extremely reliable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back-hdb</text:p>
          </draw:text-box>
        </draw:frame>
        <draw:frame presentation:style-name="pr5" draw:text-style-name="P7" draw:layer="layout" svg:width="21.59cm" svg:height="11.432cm" svg:x="1.905cm" svg:y="6.138cm" presentation:class="outline">
          <draw:text-box>
            <text:list text:style-name="L3">
              <text:list-item>
                <text:p text:style-name="P7">Fully hierarchical backend</text:p>
              </text:list-item>
            </text:list>
            <text:list text:style-name="L3">
              <text:list-item>
                <text:list>
                  <text:list-item>
                    <text:p text:style-name="P8">Higher write throughput than other directory backen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upports subtree renames in O(1)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Based on back-bdb code – offers same transactional reliabil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syncrepl</text:p>
          </draw:text-box>
        </draw:frame>
        <draw:frame presentation:style-name="pr5" draw:text-style-name="P7" draw:layer="layout" svg:width="21.59cm" svg:height="11.432cm" svg:x="1.905cm" svg:y="6.138cm" presentation:class="outline">
          <draw:text-box>
            <text:list text:style-name="L3">
              <text:list-item>
                <text:p text:style-name="P7">Replaces the old slurpd-based replication mechanism</text:p>
              </text:list-item>
            </text:list>
            <text:list text:style-name="L3">
              <text:list-item>
                <text:p text:style-name="P7">Documented in RFC4533</text:p>
              </text:list-item>
            </text:list>
            <text:list text:style-name="L3">
              <text:list-item>
                <text:p text:style-name="P7">Very flexible operation with minimal administration overhead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Slapd overlays</text:p>
          </draw:text-box>
        </draw:frame>
        <draw:frame presentation:style-name="pr5" draw:text-style-name="P7" draw:layer="layout" svg:width="21.59cm" svg:height="11.432cm" svg:x="1.905cm" svg:y="6.138cm" presentation:class="outline">
          <draw:text-box>
            <text:list text:style-name="L3">
              <text:list-item>
                <text:p text:style-name="P7">Modular plugin framework using slapd's native API</text:p>
              </text:list-item>
            </text:list>
            <text:list text:style-name="L3">
              <text:list-item>
                <text:p text:style-name="P7">Allows for rapid development and deployment of enhancements and new features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Overlay Status (2)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Overlay Examples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Enterprise-oriented featur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In-directory password polic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Referential integr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Translucenc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Attribute uniquen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Value sor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In-directory logg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Dynamic Configuration</text:p>
          </draw:text-box>
        </draw:frame>
        <draw:frame presentation:style-name="pr5" draw:text-style-name="P7" draw:layer="layout" svg:width="21.59cm" svg:height="12.398cm" svg:x="1.905cm" svg:y="6.138cm" presentation:class="outline" presentation:user-transformed="true">
          <draw:text-box>
            <text:list text:style-name="L3">
              <text:list-item>
                <text:p text:style-name="P7">cn=config database</text:p>
              </text:list-item>
            </text:list>
            <text:list text:style-name="L3">
              <text:list-item>
                <text:list>
                  <text:list-item>
                    <text:p text:style-name="P8">Config engine is backward compatible with slapd.con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llows runtime changes of almost all sett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AC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Schem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Databas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DB index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Dynamic modul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hanges take effect immediately, no downtime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CN=config Future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CN=config Future</text:span></text:p>
          </draw:text-box>
        </draw:frame>
        <draw:frame presentation:style-name="pr8" draw:text-style-name="P11" draw:layer="layout" svg:width="21.59cm" svg:height="11.714cm" svg:x="1.905cm" svg:y="6.138cm" presentation:class="outline" presentation:user-transformed="true">
          <draw:text-box>
            <text:list text:style-name="L3">
              <text:list-item>
                <text:p text:style-name="P14"><text:span text:style-name="T7">Zero administrative downtim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dynamically replace/re-exec binaries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>Fine-grained syncrepl for shared configuration component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Available in OpenLDAP 2.4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>config_entry API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allow backends/overlays to access their own config entries and persist private state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>Your suggestions welcome...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New Developments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New Developments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Syncrepl enhancemen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Delta-syncre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Push-mode syncre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Mirrormod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Upcoming work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lessons learned from deployment, ITS’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Syncrepl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Syncrepl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Delta-syncrepl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Addresses bandwidth concerns from plain syncre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Relies on a persistent log of chan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Ordering of log entries is fully serialized; no out of order upda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Automatic fallback to plain syncrepl if consumer loses sync with 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Syncrepl...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Syncrepl...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Push-mode syncrepl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Just a syncrepl consumer sitting on back-lda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an add a customization overlay for mapping the contextCSN to a suitable remote attribute, or to store the contextCSN lo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Provides a simple, robust, dynamically configurable replacement for slurp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665cm" svg:height="9.498cm" svg:x="3.298cm" svg:y="1.901cm" draw:page-number="17"/>
          <draw:frame presentation:style-name="pr10" draw:text-style-name="P2" draw:layer="layout" svg:width="14.129cm" svg:height="11.4cm" svg:x="2.565cm" svg:y="12.029cm" presentation:class="notes" presentation:user-transformed="true">
            <draw:text-box>
              <text:p text:style-name="P16"><text:span text:style-name="T7">further demonstrates the power and flexibility of the slapd modular design</text:span>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Syncrepl...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17"><text:span text:style-name="T9">Mirrormode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3">Allows a single active master and many standby mas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">Preserves single master consistency while allowing automatic promotion of alternate mas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">Requires use of an external frontend to guarantee that writes are only sent to a single master at a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">Addresses the high availability/SPOF concerns with minimal fu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">Already in use at some Symas customer s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Syncrepl...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Full N-Way Multimaster Suppor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requires synchronized clocks for all contex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requires use of hostID field of CS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requires per-consumer contextCSNs in addition to (*not instead of*) provider contextCS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Available in OpenLDAP 2.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9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erformance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Performance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Fixed Lightweight Dispatcher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eliminated unnecessary locking in connection manag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7">slapd-auth test against back-null yielded over 32000 binds per second on 100Mbps ethern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7">over 128000 frames per second - ~90% of available bandwidth – essentially satura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7">No other LDAP server we tested delivers this speed on identical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665cm" svg:height="9.498cm" svg:x="3.298cm" svg:y="1.901cm" draw:page-number="20"/>
          <draw:frame presentation:style-name="pr11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erformance...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Performance...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Fixes to pcache (proxy cache) overlay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Fixed O(n^2) query containment behavi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Optimized case where a single entry is expec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Added negative caching sup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Result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7">pcache used to be slower than a direct proxy lookup above about 500 quer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7">pcache is now always faster than passing throug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1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Performance...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libc malloc() still has a major impac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refactored Entry and Attribute management to further reduce number of calls to mallo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using a thread-oriented allocator like hoard provides further advant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2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malloc Performance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malloc Performance</text:span></text:p>
          </draw:text-box>
        </draw:frame>
        <draw:custom-shape draw:style-name="gr2" draw:text-style-name="P21" draw:layer="layout" svg:width="15.451cm" svg:height="1.214cm" svg:x="3.387cm" svg:y="17.357cm">
          <text:p text:style-name="P20"><text:span text:style-name="T7">see openldap–devel August 30 2006...</text:span></text:p>
          <draw:enhanced-geometry svg:viewBox="0 0 21600 21600" draw:type="mso-spt202" draw:enhanced-path="M 0 0 L 21600 0 21600 21600 0 21600 0 0 Z N"/>
        </draw:custom-shape>
        <draw:frame draw:style-name="standard" draw:layer="layout" svg:width="22.319cm" svg:height="13.036cm" svg:x="1.905cm" svg:y="3.47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665cm" svg:height="9.499cm" svg:x="3.297cm" svg:y="1.901cm" draw:page-number="23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malloc Performance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Tested on 2.6 Linux kernel with glibc 2.3.3</text:span></text:p>
              </text:list-item>
            </text:list>
            <text:list text:style-name="L3">
              <text:list-item>
                <text:p text:style-name="P9"><text:span text:style-name="T7">Results will obviously vary by platform</text:span></text:p>
              </text:list-item>
            </text:list>
            <text:list text:style-name="L3">
              <text:list-item>
                <text:p text:style-name="P9"><text:span text:style-name="T7">glibc malloc does not handle tight memory conditions gracefully</text:span></text:p>
              </text:list-item>
            </text:list>
            <text:list text:style-name="L3">
              <text:list-item>
                <text:p text:style-name="P9"><text:span text:style-name="T7">libhoard is marginally fastest</text:span></text:p>
              </text:list-item>
            </text:list>
            <text:list text:style-name="L3">
              <text:list-item>
                <text:p text:style-name="P9"><text:span text:style-name="T7">Google tcmalloc is most space-efficient</text:span></text:p>
              </text:list-item>
            </text:list>
            <text:list text:style-name="L3">
              <text:list-item>
                <text:p text:style-name="P22"><text:span text:style-name="T7">umem on non-Solaris appears unmaintained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4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Performance...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23"><text:span text:style-name="T9">Scaling to large deployments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3">Demonstrated performance at over 150 million entr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November 2005: 16600 queries/second, 3400 updates/secon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April 2006: 22000 queries/second, 4800 updates/secon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3">Over 1 terabyte of real dat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3">Other popular directories’ claims of scaling are provably fa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Several other products were tested with the same data, all of them fail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Only OpenLDAP pass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665cm" svg:height="9.498cm" svg:x="3.298cm" svg:y="1.901cm" draw:page-number="25"/>
          <draw:frame presentation:style-name="pr11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Performance...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benchmark details available on www.symas.com </text:span></text:p>
              </text:list-item>
            </text:list>
            <text:list text:style-name="L3">
              <text:list-item>
                <text:p text:style-name="P9"><text:span text:style-name="T7">we may want to consider investing effort in a C-based benchmarking framework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existing frameworks are not credi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7">DirectoryMark in perl, fast enough to measure slow directories, not fast enough for OpenLDA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7">SLAMD in java, same story aga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6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A Word from Our Sponsors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A Word from Our Sponsors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OpenLDAP is no longer only of interest to a handful of developer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Significant investment from Symas, HP, Sys-Net, Sendmail (pcache), other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Is now running all of HP’s corporate IT, displacing previous proprietary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Feature wise, performance wise, there is no credible compet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7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The Road Ahead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The Road Ahead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The unmatched code quality is not matched by documentation quality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Working on OpenLDAP Admin book, to be published by Addison-Wesley in Spring 2007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The manpages need to be fleshed out, missing pages need to be writ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8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The Road Ahead...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The Road Ahead...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9"><text:span text:style-name="T7">Work on scale-out, vs scale-up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allow multi-terabyte DBs to be served without requiring a single giant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7">page-oriented, lock-free DB to allow multiple backends to serve portions of a single shared DB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7">distributed index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7">cluster-friendly optimiz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9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Final Thoughts" draw:style-name="dp1" draw:master-page-name="Default" presentation:presentation-page-layout-name="AL2T1">
        <draw:frame presentation:style-name="pr7" draw:text-style-name="P2" draw:layer="layout" svg:width="21.59cm" svg:height="2.753cm" svg:x="1.905cm" svg:y="3.175cm" presentation:class="title" presentation:user-transformed="true">
          <draw:text-box>
            <text:p text:style-name="P1"><text:span text:style-name="T7">Final Thoughts</text:span></text:p>
          </draw:text-box>
        </draw:frame>
        <draw:frame presentation:style-name="pr8" draw:text-style-name="P11" draw:layer="layout" svg:width="21.59cm" svg:height="11.431cm" svg:x="1.905cm" svg:y="6.138cm" presentation:class="outline" presentation:user-transformed="true">
          <draw:text-box>
            <text:list text:style-name="L3">
              <text:list-item>
                <text:p text:style-name="P23"><text:span text:style-name="T9">OpenLDAP is taking over the enterprise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3">reliability, flexibility, scalability beyond all users’ or competitors’ comprehension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9">The OpenLDAP community continues to thrive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3">with special thanks to the corporate members of the community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9">Code quality is self-evident, but needs to be balanced with documentation quality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0" presentation:class="page"/>
          <draw:frame presentation:style-name="pr9" draw:text-style-name="P6" draw:layer="layout" svg:width="14.129cm" svg:height="11.401cm" svg:x="2.565cm" svg:y="12.029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2.754cm" svg:x="1.905cm" svg:y="3.175cm" presentation:class="title">
          <draw:text-box>
            <text:p text:style-name="P6">Authentication Performance</text:p>
          </draw:text-box>
        </draw:frame>
        <draw:frame draw:style-name="gr3" draw:text-style-name="P25" draw:layer="layout" svg:width="21.528cm" svg:height="14.012cm" svg:x="2.54cm" svg:y="5.08cm">
          <draw:image xlink:href="Pictures/200000E60000590600003F7CE9C3FA15.svm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1" draw:layer="layout" svg:width="12.665cm" svg:height="9.499cm" svg:x="3.297cm" svg:y="1.901cm" draw:page-number="31" presentation:class="page"/>
          <draw:frame presentation:style-name="pr3" draw:text-style-name="P6" draw:layer="layout" svg:width="14.129cm" svg:height="11.401cm" svg:x="2.565cm" svg:y="12.029cm" presentation:class="notes">
            <draw:text-box>
              <text:p text:style-name="P6">Data from May 2006</text:p>
              <text:p text:style-name="P6">See <text:a xlink:href="http://www.symas.com/benchmark.shtml">http://www.symas.com/benchmark.shtml</text:a> for full writeup</text:p>
            </draw:text-box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2.754cm" svg:x="1.905cm" svg:y="3.175cm" presentation:class="title">
          <draw:text-box>
            <text:p text:style-name="P6">Authentication Performance</text:p>
          </draw:text-box>
        </draw:frame>
        <draw:frame presentation:style-name="pr5" draw:text-style-name="P7" draw:layer="layout" svg:width="21.59cm" svg:height="11.432cm" svg:x="1.905cm" svg:y="6.138cm" presentation:class="outline" presentation:user-transformed="true">
          <draw:text-box>
            <text:list text:style-name="L3">
              <text:list-item>
                <text:p text:style-name="P7">AMD 4-processor dual-core</text:p>
              </text:list-item>
            </text:list>
            <text:list text:style-name="L3">
              <text:list-item>
                <text:p text:style-name="P7">10 million entry DB</text:p>
              </text:list-item>
            </text:list>
          </draw:text-box>
        </draw:frame>
        <draw:frame draw:style-name="gr3" draw:text-style-name="P25" draw:layer="layout" svg:width="19.685cm" svg:height="10.16cm" svg:x="3.175cm" svg:y="8.89cm">
          <draw:image xlink:href="Pictures/200001E500002DA1000017C1DED9AB01.svm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665cm" svg:height="9.499cm" svg:x="3.297cm" svg:y="1.901cm" draw:page-number="32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2.754cm" svg:x="1.905cm" svg:y="3.175cm" presentation:class="title">
          <draw:text-box>
            <text:p text:style-name="P6">BDB 4.2 performance</text:p>
          </draw:text-box>
        </draw:frame>
        <draw:frame draw:style-name="standard" draw:layer="layout" svg:width="21.684cm" svg:height="11.43cm" svg:x="2.446cm" svg:y="6.3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665cm" svg:height="9.499cm" svg:x="3.297cm" svg:y="1.901cm" draw:page-number="33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2.754cm" svg:x="1.905cm" svg:y="3.175cm" presentation:class="title">
          <draw:text-box>
            <text:p text:style-name="P6">BDB 4.5 Performance</text:p>
          </draw:text-box>
        </draw:frame>
        <draw:frame draw:style-name="standard" draw:layer="layout" svg:width="20.456cm" svg:height="12.725cm" svg:x="2.446cm" svg:y="5.71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665cm" svg:height="9.499cm" svg:x="3.297cm" svg:y="1.901cm" draw:page-number="34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2.754cm" svg:x="1.905cm" svg:y="3.175cm" presentation:class="title">
          <draw:text-box>
            <text:p text:style-name="P6">BDB 4.6 Performance</text:p>
          </draw:text-box>
        </draw:frame>
        <draw:frame draw:style-name="standard" draw:layer="layout" svg:width="20.456cm" svg:height="12.725cm" svg:x="2.446cm" svg:y="5.71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2.665cm" svg:height="9.499cm" svg:x="3.297cm" svg:y="1.901cm" draw:page-number="35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2.754cm" svg:x="1.905cm" svg:y="3.175cm" presentation:class="title">
          <draw:text-box>
            <text:p text:style-name="P6">Worst Case Search Performance</text:p>
          </draw:text-box>
        </draw:frame>
        <draw:frame draw:style-name="standard" draw:layer="layout" svg:width="20.456cm" svg:height="12.727cm" svg:x="2.446cm" svg:y="5.71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2.665cm" svg:height="9.499cm" svg:x="3.297cm" svg:y="1.901cm" draw:page-number="36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2.754cm" svg:x="1.905cm" svg:y="3.175cm" presentation:class="title">
          <draw:text-box>
            <text:p text:style-name="P6">Cached Search Performance</text:p>
          </draw:text-box>
        </draw:frame>
        <draw:frame draw:style-name="standard" draw:layer="layout" svg:width="20.456cm" svg:height="12.727cm" svg:x="2.446cm" svg:y="5.71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2.665cm" svg:height="9.499cm" svg:x="3.297cm" svg:y="1.901cm" draw:page-number="37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1.59cm" svg:height="2.754cm" svg:x="1.905cm" svg:y="3.175cm" presentation:class="title">
          <draw:text-box>
            <text:p text:style-name="P6">Current Performance</text:p>
          </draw:text-box>
        </draw:frame>
        <draw:frame draw:style-name="standard" draw:layer="layout" svg:width="20.456cm" svg:height="12.7cm" svg:x="2.404cm" svg:y="5.71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65cm" svg:height="9.499cm" svg:x="3.297cm" svg:y="1.901cm" draw:page-number="38" presentation:class="page"/>
          <draw:frame presentation:style-name="pr3" draw:text-style-name="P6" draw:layer="layout" svg:width="14.129cm" svg:height="11.401cm" svg:x="2.565cm" svg:y="12.029cm" presentation:class="notes">
            <draw:text-box>
              <text:p text:style-name="P6">Tested with CVS HEAD from January 4 2007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1.59cm" svg:height="2.754cm" svg:x="1.905cm" svg:y="3.175cm" presentation:class="title">
          <draw:text-box>
            <text:p text:style-name="P6">Database Parameters</text:p>
          </draw:text-box>
        </draw:frame>
        <draw:frame presentation:style-name="pr5" draw:text-style-name="P7" draw:layer="layout" svg:width="21.59cm" svg:height="12.516cm" svg:x="1.905cm" svg:y="6.138cm" presentation:class="outline" presentation:user-transformed="true">
          <draw:text-box>
            <text:list text:style-name="L3">
              <text:list-item>
                <text:p text:style-name="P7">380836 entries</text:p>
              </text:list-item>
            </text:list>
            <text:list text:style-name="L3">
              <text:list-item>
                <text:list>
                  <text:list-item>
                    <text:p text:style-name="P8">Range in size from 3K to 10MB</text:p>
                  </text:list-item>
                </text:list>
              </text:list-item>
            </text:list>
            <text:list text:style-name="L3">
              <text:list-item>
                <text:p text:style-name="P7">Total size on disk ~1.3GB</text:p>
              </text:list-item>
            </text:list>
            <text:list text:style-name="L3">
              <text:list-item>
                <text:p text:style-name="P7">Running on Socket939 2.4GHz AMD64 X2 w/512KB L2 cache per core, 4GB DDR400 ECC/REG RAM</text:p>
              </text:list-item>
            </text:list>
            <text:list text:style-name="L3">
              <text:list-item>
                <text:p text:style-name="P7">No disk I/O during searches</text:p>
              </text:list-item>
            </text:list>
            <text:list text:style-name="L3">
              <text:list-item>
                <text:p text:style-name="P7">Using 2.3 as of November 2006 unless otherwise noted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9" presentation:class="page"/>
          <draw:frame presentation:style-name="pr6" draw:text-style-name="P2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2.0.27 DB Parameters</text:p>
          </draw:text-box>
        </draw:frame>
        <draw:frame presentation:style-name="pr12" draw:text-style-name="P28" draw:layer="layout" svg:width="23.495cm" svg:height="9.95cm" svg:x="0.635cm" svg:y="7.62cm" presentation:class="outline" presentation:user-transformed="true">
          <draw:text-box>
            <text:list text:style-name="L3">
              <text:list-item>
                <text:p text:style-name="P27"><text:span text:style-name="T10">Ldbm BDB 4.2.52 dbnosync, dbcachesize 512MB</text:span></text:p>
              </text:list-item>
            </text:list>
            <text:list text:style-name="L3">
              <text:list-item>
                <text:p text:style-name="P27"><text:span text:style-name="T10">slapadd 113.455u 8.004s 2:16.96 88.6% <text:s text:c="2"/>0+0k 0+0io 0pf+0w</text:span></text:p>
              </text:list-item>
            </text:list>
            <text:list text:style-name="L3">
              <text:list-item>
                <text:p text:style-name="P27"><text:span text:style-name="T10">total 1281133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2"/>88879104 2007-02-09 23:46 dn2id.dbb</text:span></text:p>
              </text:list-item>
            </text:list>
            <text:list text:style-name="L3">
              <text:list-item>
                <text:p text:style-name="P27"><text:span text:style-name="T10">-rw------- <text:s/>1 hyc users 1220915200 2007-02-09 23:46 id2entry.dbb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6"/>8192 2007-02-09 23:46 nextid.dbb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4"/>798720 2007-02-09 23:46 objectClass.dbb</text:span></text:p>
              </text:list-item>
            </text:list>
            <text:list text:style-name="L3">
              <text:list-item>
                <text:p text:style-name="P2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0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2.1.30 DB Parameters</text:p>
          </draw:text-box>
        </draw:frame>
        <draw:frame presentation:style-name="pr5" draw:text-style-name="P29" draw:layer="layout" svg:width="22.86cm" svg:height="12.137cm" svg:x="1.27cm" svg:y="6.278cm" presentation:class="outline" presentation:user-transformed="true">
          <draw:text-box>
            <text:list text:style-name="L3">
              <text:list-item>
                <text:p text:style-name="P27"><text:span text:style-name="T10">bdb BDB 4.2.52 TXN_NOSYNC, TXN_NOT_DURABLE</text:span></text:p>
              </text:list-item>
            </text:list>
            <text:list text:style-name="L3">
              <text:list-item>
                <text:p text:style-name="P27"><text:span text:style-name="T10">slapadd 162.582u 8.300s 3:04.30 92.7% <text:s text:c="2"/>0+0k 0+0io 7189pf+0w</text:span></text:p>
              </text:list-item>
            </text:list>
            <text:list text:style-name="L3">
              <text:list-item>
                <text:p text:style-name="P27"><text:span text:style-name="T10">total 850295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4"/>16384 2007-02-10 04:35 __db.001</text:span></text:p>
              </text:list-item>
            </text:list>
            <text:list text:style-name="L3">
              <text:list-item>
                <text:p text:style-name="P27"><text:span text:style-name="T10">-rw------- <text:s/>1 hyc users 536870912 2007-02-10 04:35 __db.002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2"/>2359296 2007-02-10 04:35 __db.003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3"/>663552 2007-02-10 04:35 __db.004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4"/>16384 2007-02-10 04:35 __db.005</text:span></text:p>
              </text:list-item>
            </text:list>
            <text:list text:style-name="L3">
              <text:list-item>
                <text:p text:style-name="P27"><text:span text:style-name="T10">-rw-r--r-- <text:s/>1 hyc users <text:s text:c="6"/>177 2007-02-10 01:30 DB_CONFIG</text:span></text:p>
              </text:list-item>
            </text:list>
            <text:list text:style-name="L3">
              <text:list-item>
                <text:p text:style-name="P27"><text:span text:style-name="T10">-rw------- <text:s/>1 hyc users <text:s/>79978496 2007-02-10 04:38 dn2id.bdb</text:span></text:p>
              </text:list-item>
            </text:list>
            <text:list text:style-name="L3">
              <text:list-item>
                <text:p text:style-name="P27"><text:span text:style-name="T10">-rw------- <text:s/>1 hyc users 782745600 2007-02-10 04:38 id2entry.bdb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7"/>28 2007-02-10 04:35 log.0000000001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2"/>6553600 2007-02-10 04:38 objectClass.bdb</text:span></text:p>
              </text:list-item>
            </text:list>
            <text:list text:style-name="L3">
              <text:list-item>
                <text:p text:style-name="P27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1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2.2.30 DB Parameters</text:p>
          </draw:text-box>
        </draw:frame>
        <draw:frame presentation:style-name="pr5" draw:text-style-name="P29" draw:layer="layout" svg:width="22.86cm" svg:height="11.432cm" svg:x="1.27cm" svg:y="5.715cm" presentation:class="outline" presentation:user-transformed="true">
          <draw:text-box>
            <text:list text:style-name="L3">
              <text:list-item>
                <text:p text:style-name="P27"><text:span text:style-name="T10">bdb BDB 4.2.52 TXN_NOSYNC, TXN_NOT_DURABLE</text:span></text:p>
              </text:list-item>
            </text:list>
            <text:list text:style-name="L3">
              <text:list-item>
                <text:p text:style-name="P27"><text:span text:style-name="T10">slapadd 284.789u 10.836s 5:04.65 97.0% <text:s/>0+0k 0+0io 7136pf+0w</text:span></text:p>
              </text:list-item>
            </text:list>
            <text:list text:style-name="L3">
              <text:list-item>
                <text:p text:style-name="P27"><text:span text:style-name="T10">total 1869554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5"/>16384 2007-02-10 02:42 __db.001</text:span></text:p>
              </text:list-item>
            </text:list>
            <text:list text:style-name="L3">
              <text:list-item>
                <text:p text:style-name="P27"><text:span text:style-name="T10">-rw------- <text:s/>1 hyc users <text:s/>536870912 2007-02-10 02:42 __db.002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3"/>2359296 2007-02-10 02:42 __db.003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4"/>663552 2007-02-10 02:42 __db.004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5"/>32768 2007-02-10 02:42 __db.005</text:span></text:p>
              </text:list-item>
            </text:list>
            <text:list text:style-name="L3">
              <text:list-item>
                <text:p text:style-name="P27"><text:span text:style-name="T10">-rw-r--r-- <text:s/>1 hyc users <text:s text:c="7"/>177 2007-02-10 01:30 DB_CONFIG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2"/>79978496 2007-02-10 02:47 dn2id.bdb</text:span></text:p>
              </text:list-item>
            </text:list>
            <text:list text:style-name="L3">
              <text:list-item>
                <text:p text:style-name="P27"><text:span text:style-name="T10">-rw------- <text:s/>1 hyc users 1288781824 2007-02-10 02:47 id2entry.bdb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8"/>28 2007-02-10 02:47 log.0000000001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3"/>6549504 2007-02-10 02:47 objectClass.bdb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2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2.3.33 DB Parameters</text:p>
          </draw:text-box>
        </draw:frame>
        <draw:frame presentation:style-name="pr5" draw:text-style-name="P29" draw:layer="layout" svg:width="22.86cm" svg:height="11.432cm" svg:x="1.27cm" svg:y="6.348cm" presentation:class="outline" presentation:user-transformed="true">
          <draw:text-box>
            <text:list text:style-name="L3">
              <text:list-item>
                <text:p text:style-name="P27"><text:span text:style-name="T10">bdb BDB 4.2.52 TXN_NOSYNC, TXN_NOT_DURABLE</text:span></text:p>
              </text:list-item>
            </text:list>
            <text:list text:style-name="L3">
              <text:list-item>
                <text:p text:style-name="P27"><text:span text:style-name="T10">slapadd 118.447u 9.256s 2:17.26 93.0% <text:s text:c="2"/>0+0k 0+0io 7126pf+0w</text:span></text:p>
              </text:list-item>
            </text:list>
            <text:list text:style-name="L3">
              <text:list-item>
                <text:p text:style-name="P27"><text:span text:style-name="T10">total 1344299</text:span></text:p>
              </text:list-item>
            </text:list>
            <text:list text:style-name="L3">
              <text:list-item>
                <text:p text:style-name="P27"><text:span text:style-name="T10">-rw-r--r-- <text:s/>1 hyc users <text:s text:c="6"/>2048 2007-02-10 04:42 alock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5"/>16384 2007-02-10 04:40 __db.001</text:span></text:p>
              </text:list-item>
            </text:list>
            <text:list text:style-name="L3">
              <text:list-item>
                <text:p text:style-name="P27"><text:span text:style-name="T10">-rw------- <text:s/>1 hyc users <text:s/>536870912 2007-02-10 04:40 __db.002</text:span></text:p>
              </text:list-item>
            </text:list>
            <text:list text:style-name="L3">
              <text:list-item>
                <text:p text:style-name="P27"><text:span text:style-name="T10">-rw-r--r-- <text:s/>1 hyc users <text:s text:c="7"/>177 2007-02-10 01:30 DB_CONFIG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2"/>79978496 2007-02-10 04:42 dn2id.bdb</text:span></text:p>
              </text:list-item>
            </text:list>
            <text:list text:style-name="L3">
              <text:list-item>
                <text:p text:style-name="P27"><text:span text:style-name="T10">-rw------- <text:s/>1 hyc users 1288142848 2007-02-10 04:42 id2entry.bdb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3"/>6549504 2007-02-10 04:42 objectClass.bdb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3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text-style-name="P6" draw:layer="layout" svg:width="21.59cm" svg:height="2.754cm" svg:x="1.905cm" svg:y="3.175cm" presentation:class="title">
          <draw:text-box>
            <text:p text:style-name="P6">2.4 DB Parameters</text:p>
          </draw:text-box>
        </draw:frame>
        <draw:frame presentation:style-name="pr5" draw:text-style-name="P29" draw:layer="layout" svg:width="22.86cm" svg:height="11.432cm" svg:x="1.27cm" svg:y="6.348cm" presentation:class="outline" presentation:user-transformed="true">
          <draw:text-box>
            <text:list text:style-name="L3">
              <text:list-item>
                <text:p text:style-name="P27"><text:span text:style-name="T10">bdb BDB 4.2.52 TXN_NOSYNC, TXN_NOT_DURABLE</text:span></text:p>
              </text:list-item>
            </text:list>
            <text:list text:style-name="L3">
              <text:list-item>
                <text:p text:style-name="P27"><text:span text:style-name="T10">slapadd 138.416u 10.060s 2:39.27 93.2% <text:s/>0+0k 0+0io 7127pf+0w</text:span></text:p>
              </text:list-item>
            </text:list>
            <text:list text:style-name="L3">
              <text:list-item>
                <text:p text:style-name="P27"><text:span text:style-name="T10">total 1348137</text:span></text:p>
              </text:list-item>
            </text:list>
            <text:list text:style-name="L3">
              <text:list-item>
                <text:p text:style-name="P27"><text:span text:style-name="T10">-rw-r--r-- <text:s/>1 hyc users <text:s text:c="6"/>2048 2007-02-10 05:39 alock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5"/>16384 2007-02-10 05:39 __db.001</text:span></text:p>
              </text:list-item>
            </text:list>
            <text:list text:style-name="L3">
              <text:list-item>
                <text:p text:style-name="P27"><text:span text:style-name="T10">-rw------- <text:s/>1 hyc users <text:s/>536870912 2007-02-10 05:39 __db.002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3"/>2359296 2007-02-10 05:39 __db.003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4"/>663552 2007-02-10 05:39 __db.004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5"/>32768 2007-02-10 05:39 __db.005</text:span></text:p>
              </text:list-item>
            </text:list>
            <text:list text:style-name="L3">
              <text:list-item>
                <text:p text:style-name="P27"><text:span text:style-name="T10">-rw-r--r-- <text:s/>1 hyc users <text:s text:c="7"/>177 2007-02-10 01:30 DB_CONFIG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2"/>79978496 2007-02-10 05:38 dn2id.bdb</text:span></text:p>
              </text:list-item>
            </text:list>
            <text:list text:style-name="L3">
              <text:list-item>
                <text:p text:style-name="P27"><text:span text:style-name="T10">-rw------- <text:s/>1 hyc users 1292042240 2007-02-10 05:38 id2entry.bdb</text:span></text:p>
              </text:list-item>
            </text:list>
            <text:list text:style-name="L3">
              <text:list-item>
                <text:p text:style-name="P27"><text:span text:style-name="T10">-rw------- <text:s/>1 hyc users <text:s text:c="3"/>6549504 2007-02-10 05:38 objectClass.bdb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4" presentation:class="page"/>
          <draw:frame presentation:style-name="pr6" draw:text-style-name="P6" draw:layer="layout" svg:width="14.129cm" svg:height="11.15cm" svg:x="2.565cm" svg:y="12.029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1.59cm" svg:height="2.754cm" svg:x="1.905cm" svg:y="3.175cm" presentation:class="title">
          <draw:text-box>
            <text:p text:style-name="P6">ldapadd performance</text:p>
          </draw:text-box>
        </draw:frame>
        <draw:frame presentation:style-name="pr5" draw:text-style-name="P7" draw:layer="layout" svg:width="21.59cm" svg:height="11.432cm" svg:x="1.905cm" svg:y="6.138cm" presentation:class="outline">
          <draw:text-box>
            <text:list text:style-name="L3">
              <text:list-item>
                <text:p text:style-name="P7">DB taking 2:42.64 for slapadd -q took 1:33:08.74 using ldapadd</text:p>
              </text:list-item>
            </text:list>
            <text:list text:style-name="L3">
              <text:list-item>
                <text:p text:style-name="P7">Optimized server and client in HEAD bring the time down to 5:20.00</text:p>
              </text:list-item>
            </text:list>
            <text:list text:style-name="L3">
              <text:list-item>
                <text:p text:style-name="P7">Remaining network and encode/decode overhead unlikely to go away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5" presentation:class="page"/>
          <draw:frame presentation:style-name="pr6" draw:layer="layout" svg:width="14.129cm" svg:height="11.15cm" svg:x="2.565cm" svg:y="12.02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eading_20_1" style:display-name="heading 1" style:family="graphic">
      <style:paragraph-properties fo:margin-left="0.062cm" fo:margin-right="0cm" style:line-height-at-least="1.649cm" fo:text-align="center" fo:text-indent="0cm" style:text-autospace="none"/>
      <style:text-properties fo:color="#000000" fo:font-family="'Trebuchet MS'" style:font-family-generic="swiss" fo:font-size="38.7999992370605pt" fo:language="en" fo:country="US" style:font-family-asian="'Trebuchet MS'" style:font-family-generic-asian="swiss" style:font-size-asian="38.7999992370605pt" style:font-family-complex="'Trebuchet MS'" style:font-family-generic-complex="swiss" style:font-size-complex="38.7999992370605pt"/>
    </style:style>
    <style:style style:name="heading_20_2" style:display-name="heading 2" style:family="graphic">
      <style:paragraph-properties fo:margin-left="0.908cm" fo:margin-right="0cm" fo:margin-top="0cm" fo:margin-bottom="0.249cm" style:line-height-at-least="1.182cm" fo:text-indent="-0.847cm" style:text-autospace="none"/>
      <style:text-properties fo:color="#000000" fo:font-family="'Trebuchet MS'" style:font-family-generic="swiss" fo:font-size="28.2000007629395pt" fo:language="en" fo:country="US" style:font-family-asian="'Trebuchet MS'" style:font-family-generic-asian="swiss" style:font-size-asian="28.2000007629395pt" style:font-family-complex="'Trebuchet MS'" style:font-family-generic-complex="swiss" style:font-size-complex="28.2000007629395pt"/>
    </style:style>
    <style:style style:name="heading_20_3" style:display-name="heading 3" style:family="graphic">
      <style:paragraph-properties fo:margin-left="2.028cm" fo:margin-right="0cm" fo:margin-top="0cm" fo:margin-bottom="0.187cm" style:line-height-at-least="1.058cm" fo:text-indent="-0.908cm" style:text-autospace="none"/>
      <style:text-properties fo:color="#000000" fo:font-family="'Trebuchet MS'" style:font-family-generic="swiss" fo:font-size="24.7000007629395pt" fo:language="en" fo:country="US" style:font-family-asian="'Trebuchet MS'" style:font-family-generic-asian="swiss" style:font-size-asian="24.7000007629395pt" style:font-family-complex="'Trebuchet MS'" style:font-family-generic-complex="swiss" style:font-size-complex="24.7000007629395pt"/>
    </style:style>
    <style:style style:name="heading_20_4" style:display-name="heading 4" style:family="graphic">
      <style:paragraph-properties fo:margin-left="3.08cm" fo:margin-right="0cm" fo:margin-top="0cm" fo:margin-bottom="0.187cm" style:line-height-at-least="0.903cm" fo:text-indent="-0.84cm" style:text-autospace="none"/>
      <style:text-properties fo:color="#000000" fo:font-family="'Trebuchet MS'" style:font-family-generic="swiss" fo:font-size="21.2000007629395pt" fo:language="en" fo:country="US" style:font-family-asian="'Trebuchet MS'" style:font-family-generic-asian="swiss" style:font-size-asian="21.2000007629395pt" style:font-family-complex="'Trebuchet MS'" style:font-family-generic-complex="swiss" style:font-size-complex="21.2000007629395pt"/>
    </style:style>
    <style:style style:name="heading_20_5" style:display-name="heading 5" style:family="graphic">
      <style:paragraph-properties fo:margin-left="4.219cm" fo:margin-right="0cm" fo:margin-top="0cm" fo:margin-bottom="0.155cm" style:line-height-at-least="0.746cm" fo:text-indent="-0.859cm" style:text-autospace="none"/>
      <style:text-properties fo:color="#000000" fo:font-family="'Trebuchet MS'" style:font-family-generic="swiss" fo:font-size="17.7000007629395pt" fo:language="en" fo:country="US" style:font-family-asian="'Trebuchet MS'" style:font-family-generic-asian="swiss" style:font-size-asian="17.7000007629395pt" style:font-family-complex="'Trebuchet MS'" style:font-family-generic-complex="swiss" style:font-size-complex="17.7000007629395pt"/>
    </style:style>
    <style:style style:name="heading_20_6" style:display-name="heading 6" style:family="graphic">
      <style:paragraph-properties fo:margin-left="5.32cm" fo:margin-right="0cm" fo:margin-top="0cm" fo:margin-bottom="0.032cm" style:line-height-at-least="0.746cm" fo:text-indent="-0.84cm" style:text-autospace="none"/>
      <style:text-properties fo:color="#000000" fo:font-family="'Trebuchet MS'" style:font-family-generic="swiss" fo:font-size="17.7000007629395pt" fo:language="en" fo:country="US" style:font-family-asian="'Trebuchet MS'" style:font-family-generic-asian="swiss" style:font-size-asian="17.7000007629395pt" style:font-family-complex="'Trebuchet MS'" style:font-family-generic-complex="swiss" style:font-size-complex="17.7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6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79cm" svg:height="4.559cm" svg:x="2.256cm" svg:y="3.545cm" draw:page-number="1"/>
      <draw:page-thumbnail draw:layer="backgroundobjects" svg:width="6.079cm" svg:height="4.559cm" svg:x="10.923cm" svg:y="3.545cm"/>
      <draw:page-thumbnail draw:layer="backgroundobjects" svg:width="6.079cm" svg:height="4.559cm" svg:x="2.256cm" svg:y="10.384cm"/>
      <draw:page-thumbnail draw:layer="backgroundobjects" svg:width="6.079cm" svg:height="4.559cm" svg:x="10.923cm" svg:y="10.384cm"/>
      <draw:page-thumbnail draw:layer="backgroundobjects" svg:width="6.079cm" svg:height="4.559cm" svg:x="2.256cm" svg:y="17.223cm"/>
      <draw:page-thumbnail draw:layer="backgroundobjects" svg:width="6.079cm" svg:height="4.559cm" svg:x="10.923cm" svg:y="17.223cm"/>
      <draw:frame draw:style-name="gr1" draw:text-style-name="P1" draw:layer="backgroundobjects" svg:width="8.357cm" svg:height="1.26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357cm" svg:height="1.265cm" svg:x="10.9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357cm" svg:height="1.265cm" svg:x="0cm" svg:y="24.06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357cm" svg:height="1.265cm" svg:x="10.902cm" svg:y="24.064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1.59cm" svg:height="2.753cm" svg:x="1.905cm" svg:y="3.175cm" presentation:class="title" presentation:placeholder="true">
        <draw:text-box/>
      </draw:frame>
      <draw:frame presentation:style-name="Default-outline1" draw:layer="backgroundobjects" svg:width="21.59cm" svg:height="11.431cm" svg:x="1.905cm" svg:y="6.138cm" presentation:class="outline" presentation:placeholder="true">
        <draw:text-box/>
      </draw:frame>
      <draw:frame presentation:style-name="pr1" draw:text-style-name="P3" draw:layer="backgroundobjects" svg:width="5.292cm" svg:height="1.271cm" svg:x="1.905cm" svg:y="17.357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44cm" svg:height="1.271cm" svg:x="8.678cm" svg:y="17.357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5.292cm" svg:height="1.271cm" svg:x="18.203cm" svg:y="17.357cm" presentation:class="page-number">
        <draw:text-box>
          <text:p text:style-name="P5"><text:span text:style-name="T2"><text:page-number>&lt;number&gt;</text:page-number></text:span></text:p>
        </draw:text-box>
      </draw:frame>
      <draw:frame draw:style-name="gr3" draw:text-style-name="P6" draw:layer="backgroundobjects" svg:width="16.51cm" svg:height="3.175cm" svg:x="0cm" svg:y="0cm">
        <draw:image xlink:href="Pictures/10000000000001E50000006F2B401D63.jpg" xlink:type="simple" xlink:show="embed" xlink:actuate="onLoad">
          <text:p/>
        </draw:image>
      </draw:frame>
      <presentation:notes style:page-layout-name="PM0">
        <draw:rect draw:style-name="gr4" draw:text-style-name="P7" draw:layer="backgroundobjects" svg:width="19.26cm" svg:height="25.33cm" svg:x="0cm" svg:y="0cm">
          <text:p/>
        </draw:rect>
        <draw:frame presentation:style-name="pr4" draw:text-style-name="P3" draw:layer="backgroundobjects" svg:width="8.348cm" svg:height="1.267cm" svg:x="0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5" draw:text-style-name="P5" draw:layer="backgroundobjects" svg:width="8.348cm" svg:height="1.267cm" svg:x="10.914cm" svg:y="0cm" presentation:class="date-time">
          <draw:text-box>
            <text:p text:style-name="P5"><text:span text:style-name="T3"><presentation:date-time/></text:span></text:p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4.129cm" svg:height="11.4cm" svg:x="2.565cm" svg:y="12.029cm" presentation:class="notes" presentation:placeholder="true">
          <draw:text-box/>
        </draw:frame>
        <draw:frame presentation:style-name="pr6" draw:text-style-name="P3" draw:layer="backgroundobjects" svg:width="8.348cm" svg:height="1.266cm" svg:x="0cm" svg:y="24.062cm" presentation:class="footer">
          <draw:text-box>
            <text:p text:style-name="P3"><text:span text:style-name="T3"><presentation:footer/></text:span></text:p>
          </draw:text-box>
        </draw:frame>
        <draw:frame presentation:style-name="pr7" draw:text-style-name="P5" draw:layer="backgroundobjects" svg:width="8.348cm" svg:height="1.266cm" svg:x="10.914cm" svg:y="24.062cm" presentation:class="page-number">
          <draw:text-box>
            <text:p text:style-name="P5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OpenLDAP Development</dc:title>
    <meta:initial-creator>Howard Chu</meta:initial-creator>
    <meta:creation-date>2003-03-21T05:25:17</meta:creation-date>
    <dc:creator>Howard Chu</dc:creator>
    <dc:date>2007-02-10T13:04:32</dc:date>
    <meta:print-date>2007-02-10T05:43:07</meta:print-date>
    <dc:language>en-US</dc:language>
    <meta:editing-cycles>42</meta:editing-cycles>
    <meta:editing-duration>PT22H27M34S</meta:editing-duration>
    <meta:user-defined meta:name="Info 1"/>
    <meta:user-defined meta:name="Info 2"/>
    <meta:user-defined meta:name="Info 3"/>
    <meta:user-defined meta:name="Info 4"/>
    <meta:document-statistic meta:object-count="2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4.2000007629395pt" style:font-family-asian="'Lucida Sans Unicode'" style:font-pitch-asian="variable" style:font-size-asian="24.2000007629395pt" style:font-family-complex="Tahoma" style:font-pitch-complex="variable" style:font-size-complex="24.2000007629395pt"/>
    </style:style>
    <style:style style:name="ch3" style:family="chart">
      <style:graphic-properties draw:fill="solid" draw:fill-color="#ffffff" draw:fill-image-width="0cm" draw:fill-image-height="0cm"/>
      <style:text-properties fo:font-family="Arial" style:font-family-generic="swiss" style:font-pitch="variable" fo:font-size="11pt" style:font-family-asian="'Lucida Sans Unicode'" style:font-pitch-asian="variable" style:font-size-asian="11pt" style:font-family-complex="Tahoma" style:font-pitch-complex="variable" style:font-size-complex="1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330" style:direction="ltr"/>
      <style:graphic-properties draw:stroke="solid" svg:stroke-width="0cm" svg:stroke-color="#000000"/>
      <style:text-properties fo:font-family="Arial" style:font-family-generic="swiss" style:font-pitch="variable" fo:font-size="12.8999996185303pt" style:font-family-asian="'Lucida Sans Unicode'" style:font-pitch-asian="variable" style:font-size-asian="12.8999996185303pt" style:font-family-complex="Tahoma" style:font-pitch-complex="variable" style:font-size-complex="12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999996185303pt" style:font-family-asian="'Lucida Sans Unicode'" style:font-pitch-asian="variable" style:font-size-asian="12.8999996185303pt" style:font-family-complex="Tahoma" style:font-pitch-complex="variable" style:font-size-complex="12.8999996185303pt"/>
    </style:style>
    <style:style style:name="ch7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6000003814697pt" style:font-family-asian="'Lucida Sans Unicode'" style:font-pitch-asian="variable" style:font-size-asian="16.6000003814697pt" style:font-family-complex="Tahoma" style:font-pitch-complex="variable" style:font-size-complex="16.6000003814697pt"/>
    </style:style>
    <style:style style:name="ch8" style:family="chart" style:data-style-name="N45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999996185303pt" style:font-family-asian="'Lucida Sans Unicode'" style:font-pitch-asian="variable" style:font-size-asian="12.8999996185303pt" style:font-family-complex="Tahoma" style:font-pitch-complex="variable" style:font-size-complex="12.8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0000" draw:marker-start-width="0.076cm" draw:marker-end-width="0.076cm" draw:fill-color="#9999ff"/>
      <style:text-properties fo:font-family="Arial" style:font-family-generic="swiss" style:font-pitch="variable" fo:font-size="11pt" style:font-family-asian="'Lucida Sans Unicode'" style:font-pitch-asian="variable" style:font-size-asian="11pt" style:font-family-complex="Tahoma" style:font-pitch-complex="variable" style:font-size-complex="11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true"/>
      <style:graphic-properties draw:stroke="dash" draw:stroke-dash="Ultrafine_20_Dashed" svg:stroke-width="0cm" svg:stroke-color="#ff0000" draw:marker-start-width="0cm" draw:marker-end-width="0cm" draw:fill-color="#993366"/>
      <style:text-properties fo:font-family="Arial" style:font-family-generic="swiss" style:font-pitch="variable" fo:font-size="11pt" style:font-family-asian="'Lucida Sans Unicode'" style:font-pitch-asian="variable" style:font-size-asian="11pt" style:font-family-complex="Tahoma" style:font-pitch-complex="variable" style:font-size-complex="11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ff" draw:marker-start-width="0.076cm" draw:marker-end-width="0.076cm" draw:fill-color="#ffffcc"/>
      <style:text-properties fo:font-family="Arial" style:font-family-generic="swiss" style:font-pitch="variable" fo:font-size="11pt" style:font-family-asian="'Lucida Sans Unicode'" style:font-pitch-asian="variable" style:font-size-asian="11pt" style:font-family-complex="Tahoma" style:font-pitch-complex="variable" style:font-size-complex="11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ff00ff" draw:marker-start-width="0.076cm" draw:marker-end-width="0.076cm" draw:fill-color="#ccffff"/>
      <style:text-properties fo:font-family="Arial" style:font-family-generic="swiss" style:font-pitch="variable" fo:font-size="11pt" style:font-family-asian="'Lucida Sans Unicode'" style:font-pitch-asian="variable" style:font-size-asian="11pt" style:font-family-complex="Tahoma" style:font-pitch-complex="variable" style:font-size-complex="11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00ff" draw:marker-start-width="0.076cm" draw:marker-end-width="0.076cm" draw:fill-color="#660066"/>
      <style:text-properties fo:font-family="Arial" style:font-family-generic="swiss" style:font-pitch="variable" fo:font-size="11pt" style:font-family-asian="'Lucida Sans Unicode'" style:font-pitch-asian="variable" style:font-size-asian="11pt" style:font-family-complex="Tahoma" style:font-pitch-complex="variable" style:font-size-complex="11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00ff" draw:marker-start-width="0.076cm" draw:marker-end-width="0.076cm" draw:fill-color="#ff8080"/>
      <style:text-properties fo:font-family="Arial" style:font-family-generic="swiss" style:font-pitch="variable" fo:font-size="11pt" style:font-family-asian="'Lucida Sans Unicode'" style:font-pitch-asian="variable" style:font-size-asian="11pt" style:font-family-complex="Tahoma" style:font-pitch-complex="variable" style:font-size-complex="11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ff00" draw:marker-start-width="0.279cm" draw:marker-end-width="0.279cm" draw:fill-color="#0066cc"/>
      <style:text-properties fo:font-family="Arial" style:font-family-generic="swiss" style:font-pitch="variable" fo:font-size="11pt" style:font-family-asian="'Lucida Sans Unicode'" style:font-pitch-asian="variable" style:font-size-asian="11pt" style:font-family-complex="Tahoma" style:font-pitch-complex="variable" style:font-size-complex="11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ff00" draw:marker-start-width="0.279cm" draw:marker-end-width="0.279cm" draw:fill-color="#ccccff"/>
      <style:text-properties fo:font-family="Arial" style:font-family-generic="swiss" style:font-pitch="variable" fo:font-size="11pt" style:font-family-asian="'Lucida Sans Unicode'" style:font-pitch-asian="variable" style:font-size-asian="11pt" style:font-family-complex="Tahoma" style:font-pitch-complex="variable" style:font-size-complex="11pt"/>
    </style:style>
    <style:style style:name="ch17" style:family="chart">
      <style:graphic-properties draw:stroke="none" draw:fill="solid" draw:fill-color="#ffffff" draw:fill-image-width="0cm" draw:fill-image-height="0cm"/>
    </style:style>
    <style:style style:name="ch18" style:family="chart">
      <style:graphic-properties draw:stroke="none" draw:fill-color="#999999"/>
    </style:style>
  </office:automatic-styles>
  <office:body>
    <office:chart>
      <chart:chart svg:width="22.32cm" svg:height="13.037cm" chart:class="chart:line" chart:style-name="ch1">
        <chart:title svg:x="7.476cm" svg:y="0.259cm" chart:style-name="ch2">
          <text:p>Malloc performance</text:p>
        </chart:title>
        <chart:legend chart:legend-position="end" svg:x="18.032cm" svg:y="4.197cm" chart:style-name="ch3"/>
        <chart:plot-area chart:style-name="ch4" table:cell-range-address="Mallocs.$A$1:.$I$18" chart:data-source-has-labels="both" chart:table-number-list="0" svg:x="0.445cm" svg:y="1.741cm" svg:width="16.697cm" svg:height="11.035cm">
          <chart:axis chart:dimension="x" chart:name="primary-x" chart:style-name="ch5">
            <chart:categories table:cell-range-address="local-table.A2:.A18"/>
          </chart:axis>
          <chart:axis chart:dimension="y" chart:name="primary-y" chart:style-name="ch6">
            <chart:title svg:x="0.445cm" svg:y="8.83cm" chart:style-name="ch7">
              <text:p>Process size, KB</text:p>
            </chart:title>
            <chart:grid chart:class="major"/>
          </chart:axis>
          <chart:axis chart:dimension="y" chart:name="secondary-y" chart:style-name="ch8"/>
          <chart:series chart:attached-axis="primary-y" chart:style-name="ch9">
            <chart:data-point chart:repeated="17"/>
          </chart:series>
          <chart:series chart:attached-axis="secondary-y" chart:style-name="ch10">
            <chart:data-point chart:repeated="17"/>
          </chart:series>
          <chart:series chart:attached-axis="primary-y" chart:style-name="ch11">
            <chart:data-point chart:repeated="17"/>
          </chart:series>
          <chart:series chart:attached-axis="secondary-y" chart:style-name="ch12">
            <chart:data-point chart:repeated="17"/>
          </chart:series>
          <chart:series chart:attached-axis="primary-y" chart:style-name="ch13">
            <chart:data-point chart:repeated="17"/>
          </chart:series>
          <chart:series chart:attached-axis="secondary-y" chart:style-name="ch14">
            <chart:data-point chart:repeated="17"/>
          </chart:series>
          <chart:series chart:attached-axis="primary-y" chart:style-name="ch15">
            <chart:data-point chart:repeated="17"/>
          </chart:series>
          <chart:series chart:attached-axis="secondary-y" chart:style-name="ch16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size</text:p>
              </table:table-cell>
              <table:table-cell office:value-type="string">
                <text:p>Glibc time</text:p>
              </table:table-cell>
              <table:table-cell office:value-type="string">
                <text:p>Hoard size</text:p>
              </table:table-cell>
              <table:table-cell office:value-type="string">
                <text:p>Hoard time</text:p>
              </table:table-cell>
              <table:table-cell office:value-type="string">
                <text:p>Umem size</text:p>
              </table:table-cell>
              <table:table-cell office:value-type="string">
                <text:p>Umem time</text:p>
              </table:table-cell>
              <table:table-cell office:value-type="string">
                <text:p>Tcmalloc size</text:p>
              </table:table-cell>
              <table:table-cell office:value-type="string">
                <text:p>Tcmalloc time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749436">
                <text:p>749436</text:p>
              </table:table-cell>
              <table:table-cell office:value-type="float" office:value="1.#NAN">
                <text:p>1.#NAN</text:p>
              </table:table-cell>
              <table:table-cell office:value-type="float" office:value="757400">
                <text:p>757400</text:p>
              </table:table-cell>
              <table:table-cell office:value-type="float" office:value="1.#NAN">
                <text:p>1.#NAN</text:p>
              </table:table-cell>
              <table:table-cell office:value-type="float" office:value="751384">
                <text:p>751384</text:p>
              </table:table-cell>
              <table:table-cell office:value-type="float" office:value="1.#NAN">
                <text:p>1.#NAN</text:p>
              </table:table-cell>
              <table:table-cell office:value-type="float" office:value="761916">
                <text:p>7619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00912">
                <text:p>1400912</text:p>
              </table:table-cell>
              <table:table-cell office:value-type="float" office:value="0.000764351851851852">
                <text:p>0.000764351851851852</text:p>
              </table:table-cell>
              <table:table-cell office:value-type="float" office:value="1844940">
                <text:p>1844940</text:p>
              </table:table-cell>
              <table:table-cell office:value-type="float" office:value="0.000283796296296296">
                <text:p>0.000283796296296296</text:p>
              </table:table-cell>
              <table:table-cell office:value-type="float" office:value="1823984">
                <text:p>1823984</text:p>
              </table:table-cell>
              <table:table-cell office:value-type="float" office:value="0.000445138888888889">
                <text:p>0.000445138888888889</text:p>
              </table:table-cell>
              <table:table-cell office:value-type="float" office:value="1488512">
                <text:p>1488512</text:p>
              </table:table-cell>
              <table:table-cell office:value-type="float" office:value="0.000276157407407407">
                <text:p>0.000276157407407407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02000">
                <text:p>1402000</text:p>
              </table:table-cell>
              <table:table-cell office:value-type="float" office:value="0.00124016203703704">
                <text:p>0.00124016203703704</text:p>
              </table:table-cell>
              <table:table-cell office:value-type="float" office:value="1846832">
                <text:p>1846832</text:p>
              </table:table-cell>
              <table:table-cell office:value-type="float" office:value="0.000198148148148148">
                <text:p>0.000198148148148148</text:p>
              </table:table-cell>
              <table:table-cell office:value-type="float" office:value="1851708">
                <text:p>1851708</text:p>
              </table:table-cell>
              <table:table-cell office:value-type="float" office:value="0.000219097222222222">
                <text:p>0.000219097222222222</text:p>
              </table:table-cell>
              <table:table-cell office:value-type="float" office:value="1567440">
                <text:p>1567440</text:p>
              </table:table-cell>
              <table:table-cell office:value-type="float" office:value="0.000197916666666667">
                <text:p>0.000197916666666667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17424">
                <text:p>1417424</text:p>
              </table:table-cell>
              <table:table-cell office:value-type="float" office:value="0.0012525462962963">
                <text:p>0.0012525462962963</text:p>
              </table:table-cell>
              <table:table-cell office:value-type="float" office:value="1847964">
                <text:p>1847964</text:p>
              </table:table-cell>
              <table:table-cell office:value-type="float" office:value="0.000192824074074074">
                <text:p>0.000192824074074074</text:p>
              </table:table-cell>
              <table:table-cell office:value-type="float" office:value="1869256">
                <text:p>1869256</text:p>
              </table:table-cell>
              <table:table-cell office:value-type="float" office:value="0.000284259259259259">
                <text:p>0.000284259259259259</text:p>
              </table:table-cell>
              <table:table-cell office:value-type="float" office:value="1585116">
                <text:p>1585116</text:p>
              </table:table-cell>
              <table:table-cell office:value-type="float" office:value="0.000191898148148148">
                <text:p>0.000191898148148148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18236">
                <text:p>1418236</text:p>
              </table:table-cell>
              <table:table-cell office:value-type="float" office:value="0.00125752314814815">
                <text:p>0.00125752314814815</text:p>
              </table:table-cell>
              <table:table-cell office:value-type="float" office:value="1848188">
                <text:p>1848188</text:p>
              </table:table-cell>
              <table:table-cell office:value-type="float" office:value="0.00019224537037037">
                <text:p>0.00019224537037037</text:p>
              </table:table-cell>
              <table:table-cell office:value-type="float" office:value="1869256">
                <text:p>1869256</text:p>
              </table:table-cell>
              <table:table-cell office:value-type="float" office:value="0.000187152777777778">
                <text:p>0.000187152777777778</text:p>
              </table:table-cell>
              <table:table-cell office:value-type="float" office:value="1585116">
                <text:p>1585116</text:p>
              </table:table-cell>
              <table:table-cell office:value-type="float" office:value="0.00019224537037037">
                <text:p>0.00019224537037037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17216">
                <text:p>1417216</text:p>
              </table:table-cell>
              <table:table-cell office:value-type="float" office:value="0.00126006944444444">
                <text:p>0.00126006944444444</text:p>
              </table:table-cell>
              <table:table-cell office:value-type="float" office:value="1848776">
                <text:p>1848776</text:p>
              </table:table-cell>
              <table:table-cell office:value-type="float" office:value="0.000190972222222222">
                <text:p>0.000190972222222222</text:p>
              </table:table-cell>
              <table:table-cell office:value-type="float" office:value="1869256">
                <text:p>1869256</text:p>
              </table:table-cell>
              <table:table-cell office:value-type="float" office:value="0.000189467592592593">
                <text:p>0.000189467592592593</text:p>
              </table:table-cell>
              <table:table-cell office:value-type="float" office:value="1585116">
                <text:p>1585116</text:p>
              </table:table-cell>
              <table:table-cell office:value-type="float" office:value="0.00019375">
                <text:p>0.00019375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17208">
                <text:p>1417208</text:p>
              </table:table-cell>
              <table:table-cell office:value-type="float" office:value="0.00125729166666667">
                <text:p>0.00125729166666667</text:p>
              </table:table-cell>
              <table:table-cell office:value-type="float" office:value="1849116">
                <text:p>1849116</text:p>
              </table:table-cell>
              <table:table-cell office:value-type="float" office:value="0.000190972222222222">
                <text:p>0.000190972222222222</text:p>
              </table:table-cell>
              <table:table-cell office:value-type="float" office:value="1869256">
                <text:p>1869256</text:p>
              </table:table-cell>
              <table:table-cell office:value-type="float" office:value="0.000187731481481481">
                <text:p>0.000187731481481481</text:p>
              </table:table-cell>
              <table:table-cell office:value-type="float" office:value="1585116">
                <text:p>1585116</text:p>
              </table:table-cell>
              <table:table-cell office:value-type="float" office:value="0.000194212962962963">
                <text:p>0.000194212962962963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18520">
                <text:p>1418520</text:p>
              </table:table-cell>
              <table:table-cell office:value-type="float" office:value="0.00175868055555556">
                <text:p>0.00175868055555556</text:p>
              </table:table-cell>
              <table:table-cell office:value-type="float" office:value="1849392">
                <text:p>1849392</text:p>
              </table:table-cell>
              <table:table-cell office:value-type="float" office:value="0.000190972222222222">
                <text:p>0.000190972222222222</text:p>
              </table:table-cell>
              <table:table-cell office:value-type="float" office:value="1869256">
                <text:p>1869256</text:p>
              </table:table-cell>
              <table:table-cell office:value-type="float" office:value="0.000188657407407407">
                <text:p>0.000188657407407407</text:p>
              </table:table-cell>
              <table:table-cell office:value-type="float" office:value="1585116">
                <text:p>1585116</text:p>
              </table:table-cell>
              <table:table-cell office:value-type="float" office:value="0.000192939814814815">
                <text:p>0.000192939814814815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17208">
                <text:p>1417208</text:p>
              </table:table-cell>
              <table:table-cell office:value-type="float" office:value="0.00189305555555556">
                <text:p>0.00189305555555556</text:p>
              </table:table-cell>
              <table:table-cell office:value-type="float" office:value="1849116">
                <text:p>1849116</text:p>
              </table:table-cell>
              <table:table-cell office:value-type="float" office:value="0.00019224537037037">
                <text:p>0.00019224537037037</text:p>
              </table:table-cell>
              <table:table-cell office:value-type="float" office:value="1869256">
                <text:p>1869256</text:p>
              </table:table-cell>
              <table:table-cell office:value-type="float" office:value="0.0001875">
                <text:p>0.0001875</text:p>
              </table:table-cell>
              <table:table-cell office:value-type="float" office:value="1585116">
                <text:p>1585116</text:p>
              </table:table-cell>
              <table:table-cell office:value-type="float" office:value="0.000193055555555556">
                <text:p>0.000193055555555556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63488">
                <text:p>2063488</text:p>
              </table:table-cell>
              <table:table-cell office:value-type="float" office:value="0.00139375">
                <text:p>0.00139375</text:p>
              </table:table-cell>
              <table:table-cell office:value-type="float" office:value="1923472">
                <text:p>1923472</text:p>
              </table:table-cell>
              <table:table-cell office:value-type="float" office:value="0.000539351851851852">
                <text:p>0.000539351851851852</text:p>
              </table:table-cell>
              <table:table-cell office:value-type="float" office:value="1928384">
                <text:p>1928384</text:p>
              </table:table-cell>
              <table:table-cell office:value-type="float" office:value="0.000332175925925926">
                <text:p>0.000332175925925926</text:p>
              </table:table-cell>
              <table:table-cell office:value-type="float" office:value="1637448">
                <text:p>1637448</text:p>
              </table:table-cell>
              <table:table-cell office:value-type="float" office:value="0.000396296296296296">
                <text:p>0.000396296296296296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104800">
                <text:p>2104800</text:p>
              </table:table-cell>
              <table:table-cell office:value-type="float" office:value="0.000897453703703704">
                <text:p>0.000897453703703704</text:p>
              </table:table-cell>
              <table:table-cell office:value-type="float" office:value="1923804">
                <text:p>1923804</text:p>
              </table:table-cell>
              <table:table-cell office:value-type="float" office:value="0.000544675925925926">
                <text:p>0.000544675925925926</text:p>
              </table:table-cell>
              <table:table-cell office:value-type="float" office:value="1928384">
                <text:p>1928384</text:p>
              </table:table-cell>
              <table:table-cell office:value-type="float" office:value="0.000456597222222222">
                <text:p>0.000456597222222222</text:p>
              </table:table-cell>
              <table:table-cell office:value-type="float" office:value="1637448">
                <text:p>1637448</text:p>
              </table:table-cell>
              <table:table-cell office:value-type="float" office:value="0.000475578703703704">
                <text:p>0.000475578703703704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102752">
                <text:p>2102752</text:p>
              </table:table-cell>
              <table:table-cell office:value-type="float" office:value="0.000943634259259259">
                <text:p>0.000943634259259259</text:p>
              </table:table-cell>
              <table:table-cell office:value-type="float" office:value="1924016">
                <text:p>1924016</text:p>
              </table:table-cell>
              <table:table-cell office:value-type="float" office:value="0.00047349537037037">
                <text:p>0.00047349537037037</text:p>
              </table:table-cell>
              <table:table-cell office:value-type="float" office:value="1928384">
                <text:p>1928384</text:p>
              </table:table-cell>
              <table:table-cell office:value-type="float" office:value="0.000438657407407407">
                <text:p>0.000438657407407407</text:p>
              </table:table-cell>
              <table:table-cell office:value-type="float" office:value="1637448">
                <text:p>1637448</text:p>
              </table:table-cell>
              <table:table-cell office:value-type="float" office:value="0.00047974537037037">
                <text:p>0.00047974537037037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94504">
                <text:p>2094504</text:p>
              </table:table-cell>
              <table:table-cell office:value-type="float" office:value="0.000931481481481482">
                <text:p>0.000931481481481482</text:p>
              </table:table-cell>
              <table:table-cell office:value-type="float" office:value="1924420">
                <text:p>1924420</text:p>
              </table:table-cell>
              <table:table-cell office:value-type="float" office:value="0.000353935185185185">
                <text:p>0.000353935185185185</text:p>
              </table:table-cell>
              <table:table-cell office:value-type="float" office:value="1928384">
                <text:p>1928384</text:p>
              </table:table-cell>
              <table:table-cell office:value-type="float" office:value="0.000458217592592593">
                <text:p>0.000458217592592593</text:p>
              </table:table-cell>
              <table:table-cell office:value-type="float" office:value="1637448">
                <text:p>1637448</text:p>
              </table:table-cell>
              <table:table-cell office:value-type="float" office:value="0.000653356481481481">
                <text:p>0.000653356481481481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114016">
                <text:p>2114016</text:p>
              </table:table-cell>
              <table:table-cell office:value-type="float" office:value="0.000996643518518519">
                <text:p>0.000996643518518519</text:p>
              </table:table-cell>
              <table:table-cell office:value-type="float" office:value="1924144">
                <text:p>1924144</text:p>
              </table:table-cell>
              <table:table-cell office:value-type="float" office:value="0.000356134259259259">
                <text:p>0.000356134259259259</text:p>
              </table:table-cell>
              <table:table-cell office:value-type="float" office:value="1934904">
                <text:p>1934904</text:p>
              </table:table-cell>
              <table:table-cell office:value-type="float" office:value="0.000552199074074074">
                <text:p>0.000552199074074074</text:p>
              </table:table-cell>
              <table:table-cell office:value-type="float" office:value="1637448">
                <text:p>1637448</text:p>
              </table:table-cell>
              <table:table-cell office:value-type="float" office:value="0.000471527777777778">
                <text:p>0.000471527777777778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121184">
                <text:p>2121184</text:p>
              </table:table-cell>
              <table:table-cell office:value-type="float" office:value="0.00103020833333333">
                <text:p>0.00103020833333333</text:p>
              </table:table-cell>
              <table:table-cell office:value-type="float" office:value="1924304">
                <text:p>1924304</text:p>
              </table:table-cell>
              <table:table-cell office:value-type="float" office:value="0.000471990740740741">
                <text:p>0.000471990740740741</text:p>
              </table:table-cell>
              <table:table-cell office:value-type="float" office:value="1934904">
                <text:p>1934904</text:p>
              </table:table-cell>
              <table:table-cell office:value-type="float" office:value="0.000515393518518518">
                <text:p>0.000515393518518518</text:p>
              </table:table-cell>
              <table:table-cell office:value-type="float" office:value="1649064">
                <text:p>1649064</text:p>
              </table:table-cell>
              <table:table-cell office:value-type="float" office:value="0.000473032407407407">
                <text:p>0.000473032407407407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102752">
                <text:p>2102752</text:p>
              </table:table-cell>
              <table:table-cell office:value-type="float" office:value="0.00104849537037037">
                <text:p>0.00104849537037037</text:p>
              </table:table-cell>
              <table:table-cell office:value-type="float" office:value="1923996">
                <text:p>1923996</text:p>
              </table:table-cell>
              <table:table-cell office:value-type="float" office:value="0.000444907407407407">
                <text:p>0.000444907407407407</text:p>
              </table:table-cell>
              <table:table-cell office:value-type="float" office:value="1934904">
                <text:p>1934904</text:p>
              </table:table-cell>
              <table:table-cell office:value-type="float" office:value="0.000454976851851852">
                <text:p>0.000454976851851852</text:p>
              </table:table-cell>
              <table:table-cell office:value-type="float" office:value="1649064">
                <text:p>1649064</text:p>
              </table:table-cell>
              <table:table-cell office:value-type="float" office:value="0.000394907407407407">
                <text:p>0.000394907407407407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105824">
                <text:p>2105824</text:p>
              </table:table-cell>
              <table:table-cell office:value-type="float" office:value="0.00101979166666667">
                <text:p>0.00101979166666667</text:p>
              </table:table-cell>
              <table:table-cell office:value-type="float" office:value="1924144">
                <text:p>1924144</text:p>
              </table:table-cell>
              <table:table-cell office:value-type="float" office:value="0.000344791666666667">
                <text:p>0.000344791666666667</text:p>
              </table:table-cell>
              <table:table-cell office:value-type="float" office:value="1934904">
                <text:p>1934904</text:p>
              </table:table-cell>
              <table:table-cell office:value-type="float" office:value="0.000457523148148148">
                <text:p>0.000457523148148148</text:p>
              </table:table-cell>
              <table:table-cell office:value-type="float" office:value="1649064">
                <text:p>1649064</text:p>
              </table:table-cell>
              <table:table-cell office:value-type="float" office:value="0.000620949074074074">
                <text:p>0.00062094907407407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2000007629395pt" style:font-family-asian="'Lucida Sans Unicode'" style:font-pitch-asian="variable" style:font-size-asian="21.2000007629395pt" style:font-family-complex="Tahoma" style:font-pitch-complex="variable" style:font-size-complex="21.2000007629395pt"/>
    </style:style>
    <style:style style:name="ch3" style:family="chart">
      <style:graphic-properties draw:fill="solid" draw:fill-color="#ffffff" draw:fill-image-width="0cm" draw:fill-image-height="0cm"/>
      <style:text-properties fo:font-family="Arial" style:font-family-generic="swiss" style:font-pitch="variable" fo:font-size="9.60000038146973pt" style:font-family-asian="'Lucida Sans Unicode'" style:font-pitch-asian="variable" style:font-size-asian="9.60000038146973pt" style:font-family-complex="Tahoma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330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Lucida Sans Unicode'" style:font-pitch-asian="variable" style:font-size-asian="11.3000001907349pt" style:font-family-complex="Tahoma" style:font-pitch-complex="variable" style:font-size-complex="11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Lucida Sans Unicode'" style:font-pitch-asian="variable" style:font-size-asian="11.3000001907349pt" style:font-family-complex="Tahoma" style:font-pitch-complex="variable" style:font-size-complex="11.3000001907349pt"/>
    </style:style>
    <style:style style:name="ch7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5pt" style:font-family-asian="'Lucida Sans Unicode'" style:font-pitch-asian="variable" style:font-size-asian="14.5pt" style:font-family-complex="Tahoma" style:font-pitch-complex="variable" style:font-size-complex="14.5pt"/>
    </style:style>
    <style:style style:name="ch8" style:family="chart" style:data-style-name="N45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Lucida Sans Unicode'" style:font-pitch-asian="variable" style:font-size-asian="11.3000001907349pt" style:font-family-complex="Tahoma" style:font-pitch-complex="variable" style:font-size-complex="11.3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0000" draw:marker-start-width="0.076cm" draw:marker-end-width="0.076cm" draw:fill-color="#9999ff"/>
      <style:text-properties fo:font-family="Arial" style:font-family-generic="swiss" style:font-pitch="variable" fo:font-size="9.60000038146973pt" style:font-family-asian="'Lucida Sans Unicode'" style:font-pitch-asian="variable" style:font-size-asian="9.60000038146973pt" style:font-family-complex="Tahoma" style:font-pitch-complex="variable" style:font-size-complex="9.6000003814697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true"/>
      <style:graphic-properties draw:stroke="dash" draw:stroke-dash="Ultrafine_20_Dashed" svg:stroke-width="0cm" svg:stroke-color="#ff0000" draw:marker-start-width="0cm" draw:marker-end-width="0cm" draw:fill-color="#993366"/>
      <style:text-properties fo:font-family="Arial" style:font-family-generic="swiss" style:font-pitch="variable" fo:font-size="9.60000038146973pt" style:font-family-asian="'Lucida Sans Unicode'" style:font-pitch-asian="variable" style:font-size-asian="9.60000038146973pt" style:font-family-complex="Tahoma" style:font-pitch-complex="variable" style:font-size-complex="9.6000003814697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ff" draw:marker-start-width="0.076cm" draw:marker-end-width="0.076cm" draw:fill-color="#ffffcc"/>
      <style:text-properties fo:font-family="Arial" style:font-family-generic="swiss" style:font-pitch="variable" fo:font-size="9.60000038146973pt" style:font-family-asian="'Lucida Sans Unicode'" style:font-pitch-asian="variable" style:font-size-asian="9.60000038146973pt" style:font-family-complex="Tahoma" style:font-pitch-complex="variable" style:font-size-complex="9.60000038146973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ff00ff" draw:marker-start-width="0.076cm" draw:marker-end-width="0.076cm" draw:fill-color="#ccffff"/>
      <style:text-properties fo:font-family="Arial" style:font-family-generic="swiss" style:font-pitch="variable" fo:font-size="9.60000038146973pt" style:font-family-asian="'Lucida Sans Unicode'" style:font-pitch-asian="variable" style:font-size-asian="9.60000038146973pt" style:font-family-complex="Tahoma" style:font-pitch-complex="variable" style:font-size-complex="9.60000038146973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00ff" draw:marker-start-width="0.076cm" draw:marker-end-width="0.076cm" draw:fill-color="#660066"/>
      <style:text-properties fo:font-family="Arial" style:font-family-generic="swiss" style:font-pitch="variable" fo:font-size="9.60000038146973pt" style:font-family-asian="'Lucida Sans Unicode'" style:font-pitch-asian="variable" style:font-size-asian="9.60000038146973pt" style:font-family-complex="Tahoma" style:font-pitch-complex="variable" style:font-size-complex="9.60000038146973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00ff" draw:marker-start-width="0.076cm" draw:marker-end-width="0.076cm" draw:fill-color="#ff8080"/>
      <style:text-properties fo:font-family="Arial" style:font-family-generic="swiss" style:font-pitch="variable" fo:font-size="9.60000038146973pt" style:font-family-asian="'Lucida Sans Unicode'" style:font-pitch-asian="variable" style:font-size-asian="9.60000038146973pt" style:font-family-complex="Tahoma" style:font-pitch-complex="variable" style:font-size-complex="9.60000038146973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ff00" draw:marker-start-width="0.279cm" draw:marker-end-width="0.279cm" draw:fill-color="#0066cc"/>
      <style:text-properties fo:font-family="Arial" style:font-family-generic="swiss" style:font-pitch="variable" fo:font-size="9.60000038146973pt" style:font-family-asian="'Lucida Sans Unicode'" style:font-pitch-asian="variable" style:font-size-asian="9.60000038146973pt" style:font-family-complex="Tahoma" style:font-pitch-complex="variable" style:font-size-complex="9.60000038146973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ff00" draw:marker-start-width="0.279cm" draw:marker-end-width="0.279cm" draw:fill-color="#ccccff"/>
      <style:text-properties fo:font-family="Arial" style:font-family-generic="swiss" style:font-pitch="variable" fo:font-size="9.60000038146973pt" style:font-family-asian="'Lucida Sans Unicode'" style:font-pitch-asian="variable" style:font-size-asian="9.60000038146973pt" style:font-family-complex="Tahoma" style:font-pitch-complex="variable" style:font-size-complex="9.60000038146973pt"/>
    </style:style>
    <style:style style:name="ch17" style:family="chart">
      <style:graphic-properties draw:stroke="none" draw:fill="solid" draw:fill-color="#ffffff" draw:fill-image-width="0cm" draw:fill-image-height="0cm"/>
    </style:style>
    <style:style style:name="ch18" style:family="chart">
      <style:graphic-properties draw:stroke="none" draw:fill-color="#999999"/>
    </style:style>
  </office:automatic-styles>
  <office:body>
    <office:chart>
      <chart:chart svg:width="21.685cm" svg:height="11.431cm" chart:class="chart:line" chart:style-name="ch1">
        <chart:title svg:x="7.633cm" svg:y="0.226cm" chart:style-name="ch2">
          <text:p>Malloc performance</text:p>
        </chart:title>
        <chart:legend chart:legend-position="end" svg:x="17.519cm" svg:y="3.679cm" chart:style-name="ch3"/>
        <chart:plot-area chart:style-name="ch4" table:cell-range-address="BDB42.$A$1:.$I$18" chart:data-source-has-labels="both" chart:table-number-list="1" svg:x="0.432cm" svg:y="1.526cm" svg:width="16.223cm" svg:height="9.675cm">
          <chart:axis chart:dimension="x" chart:name="primary-x" chart:style-name="ch5">
            <chart:categories table:cell-range-address="local-table.A2:.A18"/>
          </chart:axis>
          <chart:axis chart:dimension="y" chart:name="primary-y" chart:style-name="ch6">
            <chart:title svg:x="0.432cm" svg:y="7.733cm" chart:style-name="ch7">
              <text:p>Process size, KB</text:p>
            </chart:title>
            <chart:grid chart:class="major"/>
          </chart:axis>
          <chart:axis chart:dimension="y" chart:name="secondary-y" chart:style-name="ch8"/>
          <chart:series chart:attached-axis="primary-y" chart:style-name="ch9">
            <chart:data-point chart:repeated="17"/>
          </chart:series>
          <chart:series chart:attached-axis="secondary-y" chart:style-name="ch10">
            <chart:data-point chart:repeated="17"/>
          </chart:series>
          <chart:series chart:attached-axis="primary-y" chart:style-name="ch11">
            <chart:data-point chart:repeated="17"/>
          </chart:series>
          <chart:series chart:attached-axis="secondary-y" chart:style-name="ch12">
            <chart:data-point chart:repeated="17"/>
          </chart:series>
          <chart:series chart:attached-axis="primary-y" chart:style-name="ch13">
            <chart:data-point chart:repeated="17"/>
          </chart:series>
          <chart:series chart:attached-axis="secondary-y" chart:style-name="ch14">
            <chart:data-point chart:repeated="17"/>
          </chart:series>
          <chart:series chart:attached-axis="primary-y" chart:style-name="ch15">
            <chart:data-point chart:repeated="17"/>
          </chart:series>
          <chart:series chart:attached-axis="secondary-y" chart:style-name="ch16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size</text:p>
              </table:table-cell>
              <table:table-cell office:value-type="string">
                <text:p>Glibc time</text:p>
              </table:table-cell>
              <table:table-cell office:value-type="string">
                <text:p>Hoard size</text:p>
              </table:table-cell>
              <table:table-cell office:value-type="string">
                <text:p>Hoard time</text:p>
              </table:table-cell>
              <table:table-cell office:value-type="string">
                <text:p>Umem size</text:p>
              </table:table-cell>
              <table:table-cell office:value-type="string">
                <text:p>Umem time</text:p>
              </table:table-cell>
              <table:table-cell office:value-type="string">
                <text:p>Tcmalloc size</text:p>
              </table:table-cell>
              <table:table-cell office:value-type="string">
                <text:p>Tcmalloc time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638172">
                <text:p>638172</text:p>
              </table:table-cell>
              <table:table-cell office:value-type="float" office:value="1.#NAN">
                <text:p>1.#NAN</text:p>
              </table:table-cell>
              <table:table-cell office:value-type="float" office:value="646096">
                <text:p>646096</text:p>
              </table:table-cell>
              <table:table-cell office:value-type="float" office:value="1.#NAN">
                <text:p>1.#NAN</text:p>
              </table:table-cell>
              <table:table-cell office:value-type="float" office:value="640020">
                <text:p>640020</text:p>
              </table:table-cell>
              <table:table-cell office:value-type="float" office:value="1.#NAN">
                <text:p>1.#NAN</text:p>
              </table:table-cell>
              <table:table-cell office:value-type="float" office:value="650552">
                <text:p>6505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282344">
                <text:p>1282344</text:p>
              </table:table-cell>
              <table:table-cell office:value-type="float" office:value="0.000807175925925926">
                <text:p>0.000807175925925926</text:p>
              </table:table-cell>
              <table:table-cell office:value-type="float" office:value="1724868">
                <text:p>1724868</text:p>
              </table:table-cell>
              <table:table-cell office:value-type="float" office:value="0.000268981481481481">
                <text:p>0.000268981481481481</text:p>
              </table:table-cell>
              <table:table-cell office:value-type="float" office:value="1706960">
                <text:p>1706960</text:p>
              </table:table-cell>
              <table:table-cell office:value-type="float" office:value="0.00032337962962963">
                <text:p>0.00032337962962963</text:p>
              </table:table-cell>
              <table:table-cell office:value-type="float" office:value="1360764">
                <text:p>1360764</text:p>
              </table:table-cell>
              <table:table-cell office:value-type="float" office:value="0.000306134259259259">
                <text:p>0.000306134259259259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283492">
                <text:p>1283492</text:p>
              </table:table-cell>
              <table:table-cell office:value-type="float" office:value="0.00176099537037037">
                <text:p>0.00176099537037037</text:p>
              </table:table-cell>
              <table:table-cell office:value-type="float" office:value="1748780">
                <text:p>1748780</text:p>
              </table:table-cell>
              <table:table-cell office:value-type="float" office:value="0.000574189814814815">
                <text:p>0.000574189814814815</text:p>
              </table:table-cell>
              <table:table-cell office:value-type="float" office:value="1755540">
                <text:p>1755540</text:p>
              </table:table-cell>
              <table:table-cell office:value-type="float" office:value="0.000630092592592593">
                <text:p>0.000630092592592593</text:p>
              </table:table-cell>
              <table:table-cell office:value-type="float" office:value="1433016">
                <text:p>1433016</text:p>
              </table:table-cell>
              <table:table-cell office:value-type="float" office:value="0.000611226851851852">
                <text:p>0.000611226851851852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282528">
                <text:p>1282528</text:p>
              </table:table-cell>
              <table:table-cell office:value-type="float" office:value="0.00188032407407407">
                <text:p>0.00188032407407407</text:p>
              </table:table-cell>
              <table:table-cell office:value-type="float" office:value="1749976">
                <text:p>1749976</text:p>
              </table:table-cell>
              <table:table-cell office:value-type="float" office:value="0.000696064814814815">
                <text:p>0.000696064814814815</text:p>
              </table:table-cell>
              <table:table-cell office:value-type="float" office:value="1762060">
                <text:p>1762060</text:p>
              </table:table-cell>
              <table:table-cell office:value-type="float" office:value="0.000736342592592593">
                <text:p>0.000736342592592593</text:p>
              </table:table-cell>
              <table:table-cell office:value-type="float" office:value="1465172">
                <text:p>1465172</text:p>
              </table:table-cell>
              <table:table-cell office:value-type="float" office:value="0.000727314814814815">
                <text:p>0.000727314814814815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741532">
                <text:p>1741532</text:p>
              </table:table-cell>
              <table:table-cell office:value-type="float" office:value="0.000712152777777778">
                <text:p>0.000712152777777778</text:p>
              </table:table-cell>
              <table:table-cell office:value-type="float" office:value="1750200">
                <text:p>1750200</text:p>
              </table:table-cell>
              <table:table-cell office:value-type="float" office:value="0.000690393518518518">
                <text:p>0.000690393518518518</text:p>
              </table:table-cell>
              <table:table-cell office:value-type="float" office:value="1762060">
                <text:p>1762060</text:p>
              </table:table-cell>
              <table:table-cell office:value-type="float" office:value="0.000723032407407407">
                <text:p>0.000723032407407407</text:p>
              </table:table-cell>
              <table:table-cell office:value-type="float" office:value="1465172">
                <text:p>1465172</text:p>
              </table:table-cell>
              <table:table-cell office:value-type="float" office:value="0.000721643518518518">
                <text:p>0.000721643518518518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780452">
                <text:p>1780452</text:p>
              </table:table-cell>
              <table:table-cell office:value-type="float" office:value="0.000721990740740741">
                <text:p>0.000721990740740741</text:p>
              </table:table-cell>
              <table:table-cell office:value-type="float" office:value="1750916">
                <text:p>1750916</text:p>
              </table:table-cell>
              <table:table-cell office:value-type="float" office:value="0.000697453703703704">
                <text:p>0.000697453703703704</text:p>
              </table:table-cell>
              <table:table-cell office:value-type="float" office:value="1762060">
                <text:p>1762060</text:p>
              </table:table-cell>
              <table:table-cell office:value-type="float" office:value="0.000723263888888889">
                <text:p>0.000723263888888889</text:p>
              </table:table-cell>
              <table:table-cell office:value-type="float" office:value="1465172">
                <text:p>1465172</text:p>
              </table:table-cell>
              <table:table-cell office:value-type="float" office:value="0.000725462962962963">
                <text:p>0.000725462962962963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781746">
                <text:p>1781746</text:p>
              </table:table-cell>
              <table:table-cell office:value-type="float" office:value="0.000697685185185185">
                <text:p>0.000697685185185185</text:p>
              </table:table-cell>
              <table:table-cell office:value-type="float" office:value="1751512">
                <text:p>1751512</text:p>
              </table:table-cell>
              <table:table-cell office:value-type="float" office:value="0.000696527777777778">
                <text:p>0.000696527777777778</text:p>
              </table:table-cell>
              <table:table-cell office:value-type="float" office:value="1762060">
                <text:p>1762060</text:p>
              </table:table-cell>
              <table:table-cell office:value-type="float" office:value="0.000722569444444444">
                <text:p>0.000722569444444444</text:p>
              </table:table-cell>
              <table:table-cell office:value-type="float" office:value="1465172">
                <text:p>1465172</text:p>
              </table:table-cell>
              <table:table-cell office:value-type="float" office:value="0.000725694444444444">
                <text:p>0.000725694444444444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782500">
                <text:p>1782500</text:p>
              </table:table-cell>
              <table:table-cell office:value-type="float" office:value="0.000698726851851852">
                <text:p>0.000698726851851852</text:p>
              </table:table-cell>
              <table:table-cell office:value-type="float" office:value="1751788">
                <text:p>1751788</text:p>
              </table:table-cell>
              <table:table-cell office:value-type="float" office:value="0.000695833333333333">
                <text:p>0.000695833333333333</text:p>
              </table:table-cell>
              <table:table-cell office:value-type="float" office:value="1762060">
                <text:p>1762060</text:p>
              </table:table-cell>
              <table:table-cell office:value-type="float" office:value="0.000721875">
                <text:p>0.000721875</text:p>
              </table:table-cell>
              <table:table-cell office:value-type="float" office:value="1465172">
                <text:p>1465172</text:p>
              </table:table-cell>
              <table:table-cell office:value-type="float" office:value="0.000719328703703704">
                <text:p>0.000719328703703704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770976">
                <text:p>1770976</text:p>
              </table:table-cell>
              <table:table-cell office:value-type="float" office:value="0.00189548611111111">
                <text:p>0.00189548611111111</text:p>
              </table:table-cell>
              <table:table-cell office:value-type="float" office:value="1751512">
                <text:p>1751512</text:p>
              </table:table-cell>
              <table:table-cell office:value-type="float" office:value="0.000698263888888889">
                <text:p>0.000698263888888889</text:p>
              </table:table-cell>
              <table:table-cell office:value-type="float" office:value="1762060">
                <text:p>1762060</text:p>
              </table:table-cell>
              <table:table-cell office:value-type="float" office:value="0.00072337962962963">
                <text:p>0.00072337962962963</text:p>
              </table:table-cell>
              <table:table-cell office:value-type="float" office:value="1465172">
                <text:p>1465172</text:p>
              </table:table-cell>
              <table:table-cell office:value-type="float" office:value="0.000720833333333333">
                <text:p>0.000720833333333333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857824">
                <text:p>1857824</text:p>
              </table:table-cell>
              <table:table-cell office:value-type="float" office:value="0.0018462962962963">
                <text:p>0.0018462962962963</text:p>
              </table:table-cell>
              <table:table-cell office:value-type="float" office:value="1870044">
                <text:p>1870044</text:p>
              </table:table-cell>
              <table:table-cell office:value-type="float" office:value="0.000850115740740741">
                <text:p>0.000850115740740741</text:p>
              </table:table-cell>
              <table:table-cell office:value-type="float" office:value="1825932">
                <text:p>1825932</text:p>
              </table:table-cell>
              <table:table-cell office:value-type="float" office:value="0.000881597222222222">
                <text:p>0.000881597222222222</text:p>
              </table:table-cell>
              <table:table-cell office:value-type="float" office:value="1524808">
                <text:p>1524808</text:p>
              </table:table-cell>
              <table:table-cell office:value-type="float" office:value="0.000877662037037037">
                <text:p>0.000877662037037037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23764">
                <text:p>2023764</text:p>
              </table:table-cell>
              <table:table-cell office:value-type="float" office:value="0.00163680555555556">
                <text:p>0.00163680555555556</text:p>
              </table:table-cell>
              <table:table-cell office:value-type="float" office:value="1887724">
                <text:p>1887724</text:p>
              </table:table-cell>
              <table:table-cell office:value-type="float" office:value="0.000847569444444444">
                <text:p>0.000847569444444444</text:p>
              </table:table-cell>
              <table:table-cell office:value-type="float" office:value="1845892">
                <text:p>1845892</text:p>
              </table:table-cell>
              <table:table-cell office:value-type="float" office:value="0.000876388888888889">
                <text:p>0.000876388888888889</text:p>
              </table:table-cell>
              <table:table-cell office:value-type="float" office:value="1550788">
                <text:p>1550788</text:p>
              </table:table-cell>
              <table:table-cell office:value-type="float" office:value="0.000879050925925926">
                <text:p>0.000879050925925926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24556">
                <text:p>2024556</text:p>
              </table:table-cell>
              <table:table-cell office:value-type="float" office:value="0.00162858796296296">
                <text:p>0.00162858796296296</text:p>
              </table:table-cell>
              <table:table-cell office:value-type="float" office:value="1888256">
                <text:p>1888256</text:p>
              </table:table-cell>
              <table:table-cell office:value-type="float" office:value="0.000845601851851852">
                <text:p>0.000845601851851852</text:p>
              </table:table-cell>
              <table:table-cell office:value-type="float" office:value="1845892">
                <text:p>1845892</text:p>
              </table:table-cell>
              <table:table-cell office:value-type="float" office:value="0.000872685185185185">
                <text:p>0.000872685185185185</text:p>
              </table:table-cell>
              <table:table-cell office:value-type="float" office:value="1557308">
                <text:p>1557308</text:p>
              </table:table-cell>
              <table:table-cell office:value-type="float" office:value="0.000877083333333333">
                <text:p>0.000877083333333333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22688">
                <text:p>2022688</text:p>
              </table:table-cell>
              <table:table-cell office:value-type="float" office:value="0.001615625">
                <text:p>0.001615625</text:p>
              </table:table-cell>
              <table:table-cell office:value-type="float" office:value="1888660">
                <text:p>1888660</text:p>
              </table:table-cell>
              <table:table-cell office:value-type="float" office:value="0.000847800925925926">
                <text:p>0.000847800925925926</text:p>
              </table:table-cell>
              <table:table-cell office:value-type="float" office:value="1845892">
                <text:p>1845892</text:p>
              </table:table-cell>
              <table:table-cell office:value-type="float" office:value="0.000867939814814815">
                <text:p>0.000867939814814815</text:p>
              </table:table-cell>
              <table:table-cell office:value-type="float" office:value="1557308">
                <text:p>1557308</text:p>
              </table:table-cell>
              <table:table-cell office:value-type="float" office:value="0.000879398148148148">
                <text:p>0.000879398148148148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33400">
                <text:p>2033400</text:p>
              </table:table-cell>
              <table:table-cell office:value-type="float" office:value="0.00163391203703704">
                <text:p>0.00163391203703704</text:p>
              </table:table-cell>
              <table:table-cell office:value-type="float" office:value="1888384">
                <text:p>1888384</text:p>
              </table:table-cell>
              <table:table-cell office:value-type="float" office:value="0.000850231481481481">
                <text:p>0.000850231481481481</text:p>
              </table:table-cell>
              <table:table-cell office:value-type="float" office:value="1845892">
                <text:p>1845892</text:p>
              </table:table-cell>
              <table:table-cell office:value-type="float" office:value="0.000868171296296296">
                <text:p>0.000868171296296296</text:p>
              </table:table-cell>
              <table:table-cell office:value-type="float" office:value="1557308">
                <text:p>1557308</text:p>
              </table:table-cell>
              <table:table-cell office:value-type="float" office:value="0.000878819444444444">
                <text:p>0.000878819444444444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40288">
                <text:p>2040288</text:p>
              </table:table-cell>
              <table:table-cell office:value-type="float" office:value="0.00157696759259259">
                <text:p>0.00157696759259259</text:p>
              </table:table-cell>
              <table:table-cell office:value-type="float" office:value="1888608">
                <text:p>1888608</text:p>
              </table:table-cell>
              <table:table-cell office:value-type="float" office:value="0.000851388888888889">
                <text:p>0.000851388888888889</text:p>
              </table:table-cell>
              <table:table-cell office:value-type="float" office:value="1845892">
                <text:p>1845892</text:p>
              </table:table-cell>
              <table:table-cell office:value-type="float" office:value="0.000867824074074074">
                <text:p>0.000867824074074074</text:p>
              </table:table-cell>
              <table:table-cell office:value-type="float" office:value="1557308">
                <text:p>1557308</text:p>
              </table:table-cell>
              <table:table-cell office:value-type="float" office:value="0.000878819444444444">
                <text:p>0.000878819444444444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28284">
                <text:p>2028284</text:p>
              </table:table-cell>
              <table:table-cell office:value-type="float" office:value="0.00166412037037037">
                <text:p>0.00166412037037037</text:p>
              </table:table-cell>
              <table:table-cell office:value-type="float" office:value="1888300">
                <text:p>1888300</text:p>
              </table:table-cell>
              <table:table-cell office:value-type="float" office:value="0.000851041666666667">
                <text:p>0.000851041666666667</text:p>
              </table:table-cell>
              <table:table-cell office:value-type="float" office:value="1845892">
                <text:p>1845892</text:p>
              </table:table-cell>
              <table:table-cell office:value-type="float" office:value="0.000867476851851852">
                <text:p>0.000867476851851852</text:p>
              </table:table-cell>
              <table:table-cell office:value-type="float" office:value="1563828">
                <text:p>1563828</text:p>
              </table:table-cell>
              <table:table-cell office:value-type="float" office:value="0.000880902777777778">
                <text:p>0.000880902777777778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31356">
                <text:p>2031356</text:p>
              </table:table-cell>
              <table:table-cell office:value-type="float" office:value="0.00156666666666667">
                <text:p>0.00156666666666667</text:p>
              </table:table-cell>
              <table:table-cell office:value-type="float" office:value="1888448">
                <text:p>1888448</text:p>
              </table:table-cell>
              <table:table-cell office:value-type="float" office:value="0.000851273148148148">
                <text:p>0.000851273148148148</text:p>
              </table:table-cell>
              <table:table-cell office:value-type="float" office:value="1845892">
                <text:p>1845892</text:p>
              </table:table-cell>
              <table:table-cell office:value-type="float" office:value="0.000866666666666667">
                <text:p>0.000866666666666667</text:p>
              </table:table-cell>
              <table:table-cell office:value-type="float" office:value="1563828">
                <text:p>1563828</text:p>
              </table:table-cell>
              <table:table-cell office:value-type="float" office:value="0.000880324074074074">
                <text:p>0.00088032407407407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6000003814697pt" style:font-family-asian="'Lucida Sans Unicode'" style:font-pitch-asian="variable" style:font-size-asian="23.6000003814697pt" style:font-family-complex="Tahoma" style:font-pitch-complex="variable" style:font-size-complex="23.6000003814697pt"/>
    </style:style>
    <style:style style:name="ch3" style:family="chart">
      <style:graphic-properties draw:fill="solid" draw:fill-color="#ffffff" draw:fill-image-width="0cm" draw:fill-image-height="0cm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330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7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1000003814697pt" style:font-family-asian="'Lucida Sans Unicode'" style:font-pitch-asian="variable" style:font-size-asian="16.1000003814697pt" style:font-family-complex="Tahoma" style:font-pitch-complex="variable" style:font-size-complex="16.1000003814697pt"/>
    </style:style>
    <style:style style:name="ch8" style:family="chart" style:data-style-name="N45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0000" draw:marker-start-width="0.076cm" draw:marker-end-width="0.076cm" draw:fill-color="#9999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true"/>
      <style:graphic-properties draw:stroke="dash" draw:stroke-dash="Ultrafine_20_Dashed" svg:stroke-width="0cm" svg:stroke-color="#ff0000" draw:marker-start-width="0cm" draw:marker-end-width="0cm" draw:fill-color="#993366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ff" draw:marker-start-width="0.076cm" draw:marker-end-width="0.076cm" draw:fill-color="#ffffcc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ff00ff" draw:marker-start-width="0.076cm" draw:marker-end-width="0.076cm" draw:fill-color="#ccff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Fine_20_Dashed" svg:stroke-width="0.051cm" svg:stroke-color="#0000ff" draw:marker-start-width="0.076cm" draw:marker-end-width="0.076cm" draw:fill-color="#660066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00ff" draw:marker-start-width="0.076cm" draw:marker-end-width="0.076cm" draw:fill-color="#ff8080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ff00" draw:marker-start-width="0.279cm" draw:marker-end-width="0.279cm" draw:fill-color="#0066cc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ff00" draw:marker-start-width="0.279cm" draw:marker-end-width="0.279cm" draw:fill-color="#cccc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7" style:family="chart">
      <style:graphic-properties draw:stroke="none" draw:fill="solid" draw:fill-color="#ffffff" draw:fill-image-width="0cm" draw:fill-image-height="0cm"/>
    </style:style>
    <style:style style:name="ch18" style:family="chart">
      <style:graphic-properties draw:stroke="none" draw:fill-color="#999999"/>
    </style:style>
  </office:automatic-styles>
  <office:body>
    <office:chart>
      <chart:chart svg:width="20.457cm" svg:height="12.726cm" chart:class="chart:line" chart:style-name="ch1">
        <chart:title svg:x="6.717cm" svg:y="0.252cm" chart:style-name="ch2">
          <text:p>Malloc performance</text:p>
        </chart:title>
        <chart:legend chart:legend-position="end" svg:x="16.527cm" svg:y="4.096cm" chart:style-name="ch3"/>
        <chart:plot-area chart:style-name="ch4" table:cell-range-address="BDB45.$A$1:.$I$18" chart:data-source-has-labels="both" chart:table-number-list="2" svg:x="0.408cm" svg:y="1.699cm" svg:width="15.304cm" svg:height="10.771cm">
          <chart:axis chart:dimension="x" chart:name="primary-x" chart:style-name="ch5">
            <chart:categories table:cell-range-address="local-table.A2:.A18"/>
          </chart:axis>
          <chart:axis chart:dimension="y" chart:name="primary-y" chart:style-name="ch6">
            <chart:title svg:x="0.408cm" svg:y="8.593cm" chart:style-name="ch7">
              <text:p>Process size, KB</text:p>
            </chart:title>
            <chart:grid chart:class="major"/>
          </chart:axis>
          <chart:axis chart:dimension="y" chart:name="secondary-y" chart:style-name="ch8"/>
          <chart:series chart:attached-axis="primary-y" chart:style-name="ch9">
            <chart:data-point chart:repeated="17"/>
          </chart:series>
          <chart:series chart:attached-axis="secondary-y" chart:style-name="ch10">
            <chart:data-point chart:repeated="17"/>
          </chart:series>
          <chart:series chart:attached-axis="primary-y" chart:style-name="ch11">
            <chart:data-point chart:repeated="17"/>
          </chart:series>
          <chart:series chart:attached-axis="secondary-y" chart:style-name="ch12">
            <chart:data-point chart:repeated="17"/>
          </chart:series>
          <chart:series chart:attached-axis="primary-y" chart:style-name="ch13">
            <chart:data-point chart:repeated="17"/>
          </chart:series>
          <chart:series chart:attached-axis="secondary-y" chart:style-name="ch14">
            <chart:data-point chart:repeated="17"/>
          </chart:series>
          <chart:series chart:attached-axis="primary-y" chart:style-name="ch15">
            <chart:data-point chart:repeated="17"/>
          </chart:series>
          <chart:series chart:attached-axis="secondary-y" chart:style-name="ch16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size</text:p>
              </table:table-cell>
              <table:table-cell office:value-type="string">
                <text:p>Glibc time</text:p>
              </table:table-cell>
              <table:table-cell office:value-type="string">
                <text:p>Hoard size</text:p>
              </table:table-cell>
              <table:table-cell office:value-type="string">
                <text:p>Hoard time</text:p>
              </table:table-cell>
              <table:table-cell office:value-type="string">
                <text:p>Umem size</text:p>
              </table:table-cell>
              <table:table-cell office:value-type="string">
                <text:p>Umem time</text:p>
              </table:table-cell>
              <table:table-cell office:value-type="string">
                <text:p>Tcmalloc size</text:p>
              </table:table-cell>
              <table:table-cell office:value-type="string">
                <text:p>Tcmalloc time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659864">
                <text:p>659864</text:p>
              </table:table-cell>
              <table:table-cell office:value-type="float" office:value="1.#NAN">
                <text:p>1.#NAN</text:p>
              </table:table-cell>
              <table:table-cell office:value-type="float" office:value="667732">
                <text:p>667732</text:p>
              </table:table-cell>
              <table:table-cell office:value-type="float" office:value="1.#NAN">
                <text:p>1.#NAN</text:p>
              </table:table-cell>
              <table:table-cell office:value-type="float" office:value="669920">
                <text:p>669920</text:p>
              </table:table-cell>
              <table:table-cell office:value-type="float" office:value="1.#NAN">
                <text:p>1.#NAN</text:p>
              </table:table-cell>
              <table:table-cell office:value-type="float" office:value="672244">
                <text:p>6722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304100">
                <text:p>1304100</text:p>
              </table:table-cell>
              <table:table-cell office:value-type="float" office:value="0.000913657407407407">
                <text:p>0.000913657407407407</text:p>
              </table:table-cell>
              <table:table-cell office:value-type="float" office:value="1746760">
                <text:p>1746760</text:p>
              </table:table-cell>
              <table:table-cell office:value-type="float" office:value="0.000399537037037037">
                <text:p>0.000399537037037037</text:p>
              </table:table-cell>
              <table:table-cell office:value-type="float" office:value="1728444">
                <text:p>1728444</text:p>
              </table:table-cell>
              <table:table-cell office:value-type="float" office:value="0.000430671296296296">
                <text:p>0.000430671296296296</text:p>
              </table:table-cell>
              <table:table-cell office:value-type="float" office:value="1384352">
                <text:p>1384352</text:p>
              </table:table-cell>
              <table:table-cell office:value-type="float" office:value="0.000397685185185185">
                <text:p>0.000397685185185185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766296">
                <text:p>1766296</text:p>
              </table:table-cell>
              <table:table-cell office:value-type="float" office:value="0.000772916666666667">
                <text:p>0.000772916666666667</text:p>
              </table:table-cell>
              <table:table-cell office:value-type="float" office:value="1770672">
                <text:p>1770672</text:p>
              </table:table-cell>
              <table:table-cell office:value-type="float" office:value="0.000788888888888889">
                <text:p>0.000788888888888889</text:p>
              </table:table-cell>
              <table:table-cell office:value-type="float" office:value="1772856">
                <text:p>1772856</text:p>
              </table:table-cell>
              <table:table-cell office:value-type="float" office:value="0.0008125">
                <text:p>0.0008125</text:p>
              </table:table-cell>
              <table:table-cell office:value-type="float" office:value="1469940">
                <text:p>1469940</text:p>
              </table:table-cell>
              <table:table-cell office:value-type="float" office:value="0.000795486111111111">
                <text:p>0.000795486111111111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773464">
                <text:p>1773464</text:p>
              </table:table-cell>
              <table:table-cell office:value-type="float" office:value="0.000962152777777778">
                <text:p>0.000962152777777778</text:p>
              </table:table-cell>
              <table:table-cell office:value-type="float" office:value="1771868">
                <text:p>1771868</text:p>
              </table:table-cell>
              <table:table-cell office:value-type="float" office:value="0.000945717592592592">
                <text:p>0.000945717592592592</text:p>
              </table:table-cell>
              <table:table-cell office:value-type="float" office:value="1779736">
                <text:p>1779736</text:p>
              </table:table-cell>
              <table:table-cell office:value-type="float" office:value="0.000961226851851852">
                <text:p>0.000961226851851852</text:p>
              </table:table-cell>
              <table:table-cell office:value-type="float" office:value="1487616">
                <text:p>1487616</text:p>
              </table:table-cell>
              <table:table-cell office:value-type="float" office:value="0.00095462962962963">
                <text:p>0.00095462962962963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626572">
                <text:p>1626572</text:p>
              </table:table-cell>
              <table:table-cell office:value-type="float" office:value="0.00209641203703704">
                <text:p>0.00209641203703704</text:p>
              </table:table-cell>
              <table:table-cell office:value-type="float" office:value="1772092">
                <text:p>1772092</text:p>
              </table:table-cell>
              <table:table-cell office:value-type="float" office:value="0.000938773148148148">
                <text:p>0.000938773148148148</text:p>
              </table:table-cell>
              <table:table-cell office:value-type="float" office:value="1779736">
                <text:p>1779736</text:p>
              </table:table-cell>
              <table:table-cell office:value-type="float" office:value="0.000946064814814815">
                <text:p>0.000946064814814815</text:p>
              </table:table-cell>
              <table:table-cell office:value-type="float" office:value="1487616">
                <text:p>1487616</text:p>
              </table:table-cell>
              <table:table-cell office:value-type="float" office:value="0.000946180555555555">
                <text:p>0.000946180555555555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93480">
                <text:p>1493480</text:p>
              </table:table-cell>
              <table:table-cell office:value-type="float" office:value="0.00208680555555556">
                <text:p>0.00208680555555556</text:p>
              </table:table-cell>
              <table:table-cell office:value-type="float" office:value="1772744">
                <text:p>1772744</text:p>
              </table:table-cell>
              <table:table-cell office:value-type="float" office:value="0.000943634259259259">
                <text:p>0.000943634259259259</text:p>
              </table:table-cell>
              <table:table-cell office:value-type="float" office:value="1785896">
                <text:p>1785896</text:p>
              </table:table-cell>
              <table:table-cell office:value-type="float" office:value="0.000943981481481481">
                <text:p>0.000943981481481481</text:p>
              </table:table-cell>
              <table:table-cell office:value-type="float" office:value="1487616">
                <text:p>1487616</text:p>
              </table:table-cell>
              <table:table-cell office:value-type="float" office:value="0.000952083333333333">
                <text:p>0.000952083333333333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87252">
                <text:p>1487252</text:p>
              </table:table-cell>
              <table:table-cell office:value-type="float" office:value="0.00208460648148148">
                <text:p>0.00208460648148148</text:p>
              </table:table-cell>
              <table:table-cell office:value-type="float" office:value="1773340">
                <text:p>1773340</text:p>
              </table:table-cell>
              <table:table-cell office:value-type="float" office:value="0.000944097222222222">
                <text:p>0.000944097222222222</text:p>
              </table:table-cell>
              <table:table-cell office:value-type="float" office:value="1785896">
                <text:p>1785896</text:p>
              </table:table-cell>
              <table:table-cell office:value-type="float" office:value="0.000944907407407407">
                <text:p>0.000944907407407407</text:p>
              </table:table-cell>
              <table:table-cell office:value-type="float" office:value="1487616">
                <text:p>1487616</text:p>
              </table:table-cell>
              <table:table-cell office:value-type="float" office:value="0.00095162037037037">
                <text:p>0.00095162037037037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88396">
                <text:p>1488396</text:p>
              </table:table-cell>
              <table:table-cell office:value-type="float" office:value="0.00208900462962963">
                <text:p>0.00208900462962963</text:p>
              </table:table-cell>
              <table:table-cell office:value-type="float" office:value="1773616">
                <text:p>1773616</text:p>
              </table:table-cell>
              <table:table-cell office:value-type="float" office:value="0.000942361111111111">
                <text:p>0.000942361111111111</text:p>
              </table:table-cell>
              <table:table-cell office:value-type="float" office:value="1785896">
                <text:p>1785896</text:p>
              </table:table-cell>
              <table:table-cell office:value-type="float" office:value="0.000941319444444444">
                <text:p>0.000941319444444444</text:p>
              </table:table-cell>
              <table:table-cell office:value-type="float" office:value="1487616">
                <text:p>1487616</text:p>
              </table:table-cell>
              <table:table-cell office:value-type="float" office:value="0.000952083333333333">
                <text:p>0.000952083333333333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87432">
                <text:p>1487432</text:p>
              </table:table-cell>
              <table:table-cell office:value-type="float" office:value="0.002090625">
                <text:p>0.002090625</text:p>
              </table:table-cell>
              <table:table-cell office:value-type="float" office:value="1773340">
                <text:p>1773340</text:p>
              </table:table-cell>
              <table:table-cell office:value-type="float" office:value="0.000944560185185185">
                <text:p>0.000944560185185185</text:p>
              </table:table-cell>
              <table:table-cell office:value-type="float" office:value="1785896">
                <text:p>1785896</text:p>
              </table:table-cell>
              <table:table-cell office:value-type="float" office:value="0.000942013888888889">
                <text:p>0.000942013888888889</text:p>
              </table:table-cell>
              <table:table-cell office:value-type="float" office:value="1487616">
                <text:p>1487616</text:p>
              </table:table-cell>
              <table:table-cell office:value-type="float" office:value="0.000952314814814815">
                <text:p>0.000952314814814815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776496">
                <text:p>1776496</text:p>
              </table:table-cell>
              <table:table-cell office:value-type="float" office:value="0.00180821759259259">
                <text:p>0.00180821759259259</text:p>
              </table:table-cell>
              <table:table-cell office:value-type="float" office:value="1841680">
                <text:p>1841680</text:p>
              </table:table-cell>
              <table:table-cell office:value-type="float" office:value="0.00108611111111111">
                <text:p>0.00108611111111111</text:p>
              </table:table-cell>
              <table:table-cell office:value-type="float" office:value="1871400">
                <text:p>1871400</text:p>
              </table:table-cell>
              <table:table-cell office:value-type="float" office:value="0.00109155092592593">
                <text:p>0.00109155092592593</text:p>
              </table:table-cell>
              <table:table-cell office:value-type="float" office:value="1539204">
                <text:p>1539204</text:p>
              </table:table-cell>
              <table:table-cell office:value-type="float" office:value="0.00108622685185185">
                <text:p>0.00108622685185185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815580">
                <text:p>1815580</text:p>
              </table:table-cell>
              <table:table-cell office:value-type="float" office:value="0.00176400462962963">
                <text:p>0.00176400462962963</text:p>
              </table:table-cell>
              <table:table-cell office:value-type="float" office:value="1860704">
                <text:p>1860704</text:p>
              </table:table-cell>
              <table:table-cell office:value-type="float" office:value="0.00108657407407407">
                <text:p>0.00108657407407407</text:p>
              </table:table-cell>
              <table:table-cell office:value-type="float" office:value="1894308">
                <text:p>1894308</text:p>
              </table:table-cell>
              <table:table-cell office:value-type="float" office:value="0.001090625">
                <text:p>0.001090625</text:p>
              </table:table-cell>
              <table:table-cell office:value-type="float" office:value="1573136">
                <text:p>1573136</text:p>
              </table:table-cell>
              <table:table-cell office:value-type="float" office:value="0.00108287037037037">
                <text:p>0.00108287037037037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830912">
                <text:p>1830912</text:p>
              </table:table-cell>
              <table:table-cell office:value-type="float" office:value="0.00176319444444444">
                <text:p>0.00176319444444444</text:p>
              </table:table-cell>
              <table:table-cell office:value-type="float" office:value="1861556">
                <text:p>1861556</text:p>
              </table:table-cell>
              <table:table-cell office:value-type="float" office:value="0.00108564814814815">
                <text:p>0.00108564814814815</text:p>
              </table:table-cell>
              <table:table-cell office:value-type="float" office:value="1894308">
                <text:p>1894308</text:p>
              </table:table-cell>
              <table:table-cell office:value-type="float" office:value="0.00108298611111111">
                <text:p>0.00108298611111111</text:p>
              </table:table-cell>
              <table:table-cell office:value-type="float" office:value="1579656">
                <text:p>1579656</text:p>
              </table:table-cell>
              <table:table-cell office:value-type="float" office:value="0.001090625">
                <text:p>0.001090625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820348">
                <text:p>1820348</text:p>
              </table:table-cell>
              <table:table-cell office:value-type="float" office:value="0.00174733796296296">
                <text:p>0.00174733796296296</text:p>
              </table:table-cell>
              <table:table-cell office:value-type="float" office:value="1862024">
                <text:p>1862024</text:p>
              </table:table-cell>
              <table:table-cell office:value-type="float" office:value="0.00108680555555556">
                <text:p>0.00108680555555556</text:p>
              </table:table-cell>
              <table:table-cell office:value-type="float" office:value="1894308">
                <text:p>1894308</text:p>
              </table:table-cell>
              <table:table-cell office:value-type="float" office:value="0.00107291666666667">
                <text:p>0.00107291666666667</text:p>
              </table:table-cell>
              <table:table-cell office:value-type="float" office:value="1579656">
                <text:p>1579656</text:p>
              </table:table-cell>
              <table:table-cell office:value-type="float" office:value="0.00108506944444444">
                <text:p>0.00108506944444444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821524">
                <text:p>1821524</text:p>
              </table:table-cell>
              <table:table-cell office:value-type="float" office:value="0.00173935185185185">
                <text:p>0.00173935185185185</text:p>
              </table:table-cell>
              <table:table-cell office:value-type="float" office:value="1861748">
                <text:p>1861748</text:p>
              </table:table-cell>
              <table:table-cell office:value-type="float" office:value="0.00108553240740741">
                <text:p>0.00108553240740741</text:p>
              </table:table-cell>
              <table:table-cell office:value-type="float" office:value="1894308">
                <text:p>1894308</text:p>
              </table:table-cell>
              <table:table-cell office:value-type="float" office:value="0.00107037037037037">
                <text:p>0.00107037037037037</text:p>
              </table:table-cell>
              <table:table-cell office:value-type="float" office:value="1579656">
                <text:p>1579656</text:p>
              </table:table-cell>
              <table:table-cell office:value-type="float" office:value="0.00108946759259259">
                <text:p>0.00108946759259259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824688">
                <text:p>1824688</text:p>
              </table:table-cell>
              <table:table-cell office:value-type="float" office:value="0.00171875">
                <text:p>0.00171875</text:p>
              </table:table-cell>
              <table:table-cell office:value-type="float" office:value="1861908">
                <text:p>1861908</text:p>
              </table:table-cell>
              <table:table-cell office:value-type="float" office:value="0.00108657407407407">
                <text:p>0.00108657407407407</text:p>
              </table:table-cell>
              <table:table-cell office:value-type="float" office:value="1894308">
                <text:p>1894308</text:p>
              </table:table-cell>
              <table:table-cell office:value-type="float" office:value="0.00107418981481482">
                <text:p>0.00107418981481482</text:p>
              </table:table-cell>
              <table:table-cell office:value-type="float" office:value="1579656">
                <text:p>1579656</text:p>
              </table:table-cell>
              <table:table-cell office:value-type="float" office:value="0.00108784722222222">
                <text:p>0.00108784722222222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823984">
                <text:p>1823984</text:p>
              </table:table-cell>
              <table:table-cell office:value-type="float" office:value="0.00172430555555556">
                <text:p>0.00172430555555556</text:p>
              </table:table-cell>
              <table:table-cell office:value-type="float" office:value="1861664">
                <text:p>1861664</text:p>
              </table:table-cell>
              <table:table-cell office:value-type="float" office:value="0.00108472222222222">
                <text:p>0.00108472222222222</text:p>
              </table:table-cell>
              <table:table-cell office:value-type="float" office:value="1894308">
                <text:p>1894308</text:p>
              </table:table-cell>
              <table:table-cell office:value-type="float" office:value="0.00107453703703704">
                <text:p>0.00107453703703704</text:p>
              </table:table-cell>
              <table:table-cell office:value-type="float" office:value="1579656">
                <text:p>1579656</text:p>
              </table:table-cell>
              <table:table-cell office:value-type="float" office:value="0.00108472222222222">
                <text:p>0.00108472222222222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818544">
                <text:p>1818544</text:p>
              </table:table-cell>
              <table:table-cell office:value-type="float" office:value="0.00181423611111111">
                <text:p>0.00181423611111111</text:p>
              </table:table-cell>
              <table:table-cell office:value-type="float" office:value="1861812">
                <text:p>1861812</text:p>
              </table:table-cell>
              <table:table-cell office:value-type="float" office:value="0.00108449074074074">
                <text:p>0.00108449074074074</text:p>
              </table:table-cell>
              <table:table-cell office:value-type="float" office:value="1894308">
                <text:p>1894308</text:p>
              </table:table-cell>
              <table:table-cell office:value-type="float" office:value="0.00107002314814815">
                <text:p>0.00107002314814815</text:p>
              </table:table-cell>
              <table:table-cell office:value-type="float" office:value="1579656">
                <text:p>1579656</text:p>
              </table:table-cell>
              <table:table-cell office:value-type="float" office:value="0.00108622685185185">
                <text:p>0.0010862268518518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6000003814697pt" style:font-family-asian="'Lucida Sans Unicode'" style:font-pitch-asian="variable" style:font-size-asian="23.6000003814697pt" style:font-family-complex="Tahoma" style:font-pitch-complex="variable" style:font-size-complex="23.6000003814697pt"/>
    </style:style>
    <style:style style:name="ch3" style:family="chart">
      <style:graphic-properties draw:fill="solid" draw:fill-color="#ffffff" draw:fill-image-width="0cm" draw:fill-image-height="0cm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330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7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1000003814697pt" style:font-family-asian="'Lucida Sans Unicode'" style:font-pitch-asian="variable" style:font-size-asian="16.1000003814697pt" style:font-family-complex="Tahoma" style:font-pitch-complex="variable" style:font-size-complex="16.1000003814697pt"/>
    </style:style>
    <style:style style:name="ch8" style:family="chart" style:data-style-name="N45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0000" draw:marker-start-width="0.076cm" draw:marker-end-width="0.076cm" draw:fill-color="#9999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true"/>
      <style:graphic-properties draw:stroke="dash" draw:stroke-dash="Ultrafine_20_Dashed" svg:stroke-width="0cm" svg:stroke-color="#ff0000" draw:marker-start-width="0cm" draw:marker-end-width="0cm" draw:fill-color="#993366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ff" draw:marker-start-width="0.076cm" draw:marker-end-width="0.076cm" draw:fill-color="#ffffcc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ff00ff" draw:marker-start-width="0.076cm" draw:marker-end-width="0.076cm" draw:fill-color="#ccff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Fine_20_Dashed" svg:stroke-width="0.051cm" svg:stroke-color="#0000ff" draw:marker-start-width="0.076cm" draw:marker-end-width="0.076cm" draw:fill-color="#660066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00ff" draw:marker-start-width="0.076cm" draw:marker-end-width="0.076cm" draw:fill-color="#ff8080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ff00" draw:marker-start-width="0.279cm" draw:marker-end-width="0.279cm" draw:fill-color="#0066cc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ff00" draw:marker-start-width="0.279cm" draw:marker-end-width="0.279cm" draw:fill-color="#cccc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7" style:family="chart">
      <style:graphic-properties draw:stroke="none" draw:fill="solid" draw:fill-color="#ffffff" draw:fill-image-width="0cm" draw:fill-image-height="0cm"/>
    </style:style>
    <style:style style:name="ch18" style:family="chart">
      <style:graphic-properties draw:stroke="none" draw:fill-color="#999999"/>
    </style:style>
  </office:automatic-styles>
  <office:body>
    <office:chart>
      <chart:chart svg:width="20.457cm" svg:height="12.726cm" chart:class="chart:line" chart:style-name="ch1">
        <chart:title svg:x="6.717cm" svg:y="0.252cm" chart:style-name="ch2">
          <text:p>Malloc performance</text:p>
        </chart:title>
        <chart:legend chart:legend-position="end" svg:x="16.527cm" svg:y="4.096cm" chart:style-name="ch3"/>
        <chart:plot-area chart:style-name="ch4" table:cell-range-address="BDB46.$A$1:.$I$18" chart:data-source-has-labels="both" chart:table-number-list="3" svg:x="0.408cm" svg:y="1.699cm" svg:width="15.304cm" svg:height="10.771cm">
          <chart:axis chart:dimension="x" chart:name="primary-x" chart:style-name="ch5">
            <chart:categories table:cell-range-address="local-table.A2:.A18"/>
          </chart:axis>
          <chart:axis chart:dimension="y" chart:name="primary-y" chart:style-name="ch6">
            <chart:title svg:x="0.408cm" svg:y="8.593cm" chart:style-name="ch7">
              <text:p>Process size, KB</text:p>
            </chart:title>
            <chart:grid chart:class="major"/>
          </chart:axis>
          <chart:axis chart:dimension="y" chart:name="secondary-y" chart:style-name="ch8"/>
          <chart:series chart:attached-axis="primary-y" chart:style-name="ch9">
            <chart:data-point chart:repeated="17"/>
          </chart:series>
          <chart:series chart:attached-axis="secondary-y" chart:style-name="ch10">
            <chart:data-point chart:repeated="17"/>
          </chart:series>
          <chart:series chart:attached-axis="primary-y" chart:style-name="ch11">
            <chart:data-point chart:repeated="17"/>
          </chart:series>
          <chart:series chart:attached-axis="secondary-y" chart:style-name="ch12">
            <chart:data-point chart:repeated="17"/>
          </chart:series>
          <chart:series chart:attached-axis="primary-y" chart:style-name="ch13">
            <chart:data-point chart:repeated="17"/>
          </chart:series>
          <chart:series chart:attached-axis="secondary-y" chart:style-name="ch14">
            <chart:data-point chart:repeated="17"/>
          </chart:series>
          <chart:series chart:attached-axis="primary-y" chart:style-name="ch15">
            <chart:data-point chart:repeated="17"/>
          </chart:series>
          <chart:series chart:attached-axis="secondary-y" chart:style-name="ch16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size</text:p>
              </table:table-cell>
              <table:table-cell office:value-type="string">
                <text:p>Glibc time</text:p>
              </table:table-cell>
              <table:table-cell office:value-type="string">
                <text:p>Hoard size</text:p>
              </table:table-cell>
              <table:table-cell office:value-type="string">
                <text:p>Hoard time</text:p>
              </table:table-cell>
              <table:table-cell office:value-type="string">
                <text:p>Umem size</text:p>
              </table:table-cell>
              <table:table-cell office:value-type="string">
                <text:p>Umem time</text:p>
              </table:table-cell>
              <table:table-cell office:value-type="string">
                <text:p>Tcmalloc size</text:p>
              </table:table-cell>
              <table:table-cell office:value-type="string">
                <text:p>Tcmalloc time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656872">
                <text:p>656872</text:p>
              </table:table-cell>
              <table:table-cell office:value-type="float" office:value="1.#NAN">
                <text:p>1.#NAN</text:p>
              </table:table-cell>
              <table:table-cell office:value-type="float" office:value="664732">
                <text:p>664732</text:p>
              </table:table-cell>
              <table:table-cell office:value-type="float" office:value="1.#NAN">
                <text:p>1.#NAN</text:p>
              </table:table-cell>
              <table:table-cell office:value-type="float" office:value="658716">
                <text:p>658716</text:p>
              </table:table-cell>
              <table:table-cell office:value-type="float" office:value="1.#NAN">
                <text:p>1.#NAN</text:p>
              </table:table-cell>
              <table:table-cell office:value-type="float" office:value="669252">
                <text:p>6692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301108">
                <text:p>1301108</text:p>
              </table:table-cell>
              <table:table-cell office:value-type="float" office:value="0.000740046296296296">
                <text:p>0.000740046296296296</text:p>
              </table:table-cell>
              <table:table-cell office:value-type="float" office:value="1743760">
                <text:p>1743760</text:p>
              </table:table-cell>
              <table:table-cell office:value-type="float" office:value="0.000262615740740741">
                <text:p>0.000262615740740741</text:p>
              </table:table-cell>
              <table:table-cell office:value-type="float" office:value="1717600">
                <text:p>1717600</text:p>
              </table:table-cell>
              <table:table-cell office:value-type="float" office:value="0.000286689814814815">
                <text:p>0.000286689814814815</text:p>
              </table:table-cell>
              <table:table-cell office:value-type="float" office:value="1387656">
                <text:p>1387656</text:p>
              </table:table-cell>
              <table:table-cell office:value-type="float" office:value="0.000270138888888889">
                <text:p>0.000270138888888889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302196">
                <text:p>1302196</text:p>
              </table:table-cell>
              <table:table-cell office:value-type="float" office:value="0.00123425925925926">
                <text:p>0.00123425925925926</text:p>
              </table:table-cell>
              <table:table-cell office:value-type="float" office:value="1751284">
                <text:p>1751284</text:p>
              </table:table-cell>
              <table:table-cell office:value-type="float" office:value="0.000185069444444444">
                <text:p>0.000185069444444444</text:p>
              </table:table-cell>
              <table:table-cell office:value-type="float" office:value="1767620">
                <text:p>1767620</text:p>
              </table:table-cell>
              <table:table-cell office:value-type="float" office:value="0.000193518518518519">
                <text:p>0.000193518518518519</text:p>
              </table:table-cell>
              <table:table-cell office:value-type="float" office:value="1461580">
                <text:p>1461580</text:p>
              </table:table-cell>
              <table:table-cell office:value-type="float" office:value="0.000192013888888889">
                <text:p>0.000192013888888889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301228">
                <text:p>1301228</text:p>
              </table:table-cell>
              <table:table-cell office:value-type="float" office:value="0.00124548611111111">
                <text:p>0.00124548611111111</text:p>
              </table:table-cell>
              <table:table-cell office:value-type="float" office:value="1768868">
                <text:p>1768868</text:p>
              </table:table-cell>
              <table:table-cell office:value-type="float" office:value="0.00017962962962963">
                <text:p>0.00017962962962963</text:p>
              </table:table-cell>
              <table:table-cell office:value-type="float" office:value="1767620">
                <text:p>1767620</text:p>
              </table:table-cell>
              <table:table-cell office:value-type="float" office:value="0.000185300925925926">
                <text:p>0.000185300925925926</text:p>
              </table:table-cell>
              <table:table-cell office:value-type="float" office:value="1482716">
                <text:p>1482716</text:p>
              </table:table-cell>
              <table:table-cell office:value-type="float" office:value="0.000187615740740741">
                <text:p>0.000187615740740741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760232">
                <text:p>1760232</text:p>
              </table:table-cell>
              <table:table-cell office:value-type="float" office:value="0.000190740740740741">
                <text:p>0.000190740740740741</text:p>
              </table:table-cell>
              <table:table-cell office:value-type="float" office:value="1769092">
                <text:p>1769092</text:p>
              </table:table-cell>
              <table:table-cell office:value-type="float" office:value="0.000179166666666667">
                <text:p>0.000179166666666667</text:p>
              </table:table-cell>
              <table:table-cell office:value-type="float" office:value="1767620">
                <text:p>1767620</text:p>
              </table:table-cell>
              <table:table-cell office:value-type="float" office:value="0.000181365740740741">
                <text:p>0.000181365740740741</text:p>
              </table:table-cell>
              <table:table-cell office:value-type="float" office:value="1482716">
                <text:p>1482716</text:p>
              </table:table-cell>
              <table:table-cell office:value-type="float" office:value="0.000187384259259259">
                <text:p>0.000187384259259259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799152">
                <text:p>1799152</text:p>
              </table:table-cell>
              <table:table-cell office:value-type="float" office:value="0.000189236111111111">
                <text:p>0.000189236111111111</text:p>
              </table:table-cell>
              <table:table-cell office:value-type="float" office:value="1769744">
                <text:p>1769744</text:p>
              </table:table-cell>
              <table:table-cell office:value-type="float" office:value="0.000179398148148148">
                <text:p>0.000179398148148148</text:p>
              </table:table-cell>
              <table:table-cell office:value-type="float" office:value="1767620">
                <text:p>1767620</text:p>
              </table:table-cell>
              <table:table-cell office:value-type="float" office:value="0.000180439814814815">
                <text:p>0.000180439814814815</text:p>
              </table:table-cell>
              <table:table-cell office:value-type="float" office:value="1482716">
                <text:p>1482716</text:p>
              </table:table-cell>
              <table:table-cell office:value-type="float" office:value="0.000187037037037037">
                <text:p>0.000187037037037037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800176">
                <text:p>1800176</text:p>
              </table:table-cell>
              <table:table-cell office:value-type="float" office:value="0.000184953703703704">
                <text:p>0.000184953703703704</text:p>
              </table:table-cell>
              <table:table-cell office:value-type="float" office:value="1770340">
                <text:p>1770340</text:p>
              </table:table-cell>
              <table:table-cell office:value-type="float" office:value="0.000178240740740741">
                <text:p>0.000178240740740741</text:p>
              </table:table-cell>
              <table:table-cell office:value-type="float" office:value="1767620">
                <text:p>1767620</text:p>
              </table:table-cell>
              <table:table-cell office:value-type="float" office:value="0.000180671296296296">
                <text:p>0.000180671296296296</text:p>
              </table:table-cell>
              <table:table-cell office:value-type="float" office:value="1482716">
                <text:p>1482716</text:p>
              </table:table-cell>
              <table:table-cell office:value-type="float" office:value="0.000186689814814815">
                <text:p>0.000186689814814815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801200">
                <text:p>1801200</text:p>
              </table:table-cell>
              <table:table-cell office:value-type="float" office:value="0.00018287037037037">
                <text:p>0.00018287037037037</text:p>
              </table:table-cell>
              <table:table-cell office:value-type="float" office:value="1770616">
                <text:p>1770616</text:p>
              </table:table-cell>
              <table:table-cell office:value-type="float" office:value="0.000178240740740741">
                <text:p>0.000178240740740741</text:p>
              </table:table-cell>
              <table:table-cell office:value-type="float" office:value="1767620">
                <text:p>1767620</text:p>
              </table:table-cell>
              <table:table-cell office:value-type="float" office:value="0.00017974537037037">
                <text:p>0.00017974537037037</text:p>
              </table:table-cell>
              <table:table-cell office:value-type="float" office:value="1482716">
                <text:p>1482716</text:p>
              </table:table-cell>
              <table:table-cell office:value-type="float" office:value="0.000186574074074074">
                <text:p>0.000186574074074074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801200">
                <text:p>1801200</text:p>
              </table:table-cell>
              <table:table-cell office:value-type="float" office:value="0.000183564814814815">
                <text:p>0.000183564814814815</text:p>
              </table:table-cell>
              <table:table-cell office:value-type="float" office:value="1770340">
                <text:p>1770340</text:p>
              </table:table-cell>
              <table:table-cell office:value-type="float" office:value="0.000178819444444444">
                <text:p>0.000178819444444444</text:p>
              </table:table-cell>
              <table:table-cell office:value-type="float" office:value="1767620">
                <text:p>1767620</text:p>
              </table:table-cell>
              <table:table-cell office:value-type="float" office:value="0.000180787037037037">
                <text:p>0.000180787037037037</text:p>
              </table:table-cell>
              <table:table-cell office:value-type="float" office:value="1482716">
                <text:p>1482716</text:p>
              </table:table-cell>
              <table:table-cell office:value-type="float" office:value="0.000187268518518519">
                <text:p>0.000187268518518519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852564">
                <text:p>1852564</text:p>
              </table:table-cell>
              <table:table-cell office:value-type="float" office:value="0.000560069444444444">
                <text:p>0.000560069444444444</text:p>
              </table:table-cell>
              <table:table-cell office:value-type="float" office:value="1852828">
                <text:p>1852828</text:p>
              </table:table-cell>
              <table:table-cell office:value-type="float" office:value="0.000298263888888889">
                <text:p>0.000298263888888889</text:p>
              </table:table-cell>
              <table:table-cell office:value-type="float" office:value="1847344">
                <text:p>1847344</text:p>
              </table:table-cell>
              <table:table-cell office:value-type="float" office:value="0.000293171296296296">
                <text:p>0.000293171296296296</text:p>
              </table:table-cell>
              <table:table-cell office:value-type="float" office:value="1545288">
                <text:p>1545288</text:p>
              </table:table-cell>
              <table:table-cell office:value-type="float" office:value="0.000307523148148148">
                <text:p>0.000307523148148148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52096">
                <text:p>2052096</text:p>
              </table:table-cell>
              <table:table-cell office:value-type="float" office:value="0.000480787037037037">
                <text:p>0.000480787037037037</text:p>
              </table:table-cell>
              <table:table-cell office:value-type="float" office:value="1853224">
                <text:p>1853224</text:p>
              </table:table-cell>
              <table:table-cell office:value-type="float" office:value="0.000297569444444444">
                <text:p>0.000297569444444444</text:p>
              </table:table-cell>
              <table:table-cell office:value-type="float" office:value="1847344">
                <text:p>1847344</text:p>
              </table:table-cell>
              <table:table-cell office:value-type="float" office:value="0.000291550925925926">
                <text:p>0.000291550925925926</text:p>
              </table:table-cell>
              <table:table-cell office:value-type="float" office:value="1552708">
                <text:p>1552708</text:p>
              </table:table-cell>
              <table:table-cell office:value-type="float" office:value="0.000308680555555556">
                <text:p>0.000308680555555556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76372">
                <text:p>2076372</text:p>
              </table:table-cell>
              <table:table-cell office:value-type="float" office:value="0.000451967592592593">
                <text:p>0.000451967592592593</text:p>
              </table:table-cell>
              <table:table-cell office:value-type="float" office:value="1853564">
                <text:p>1853564</text:p>
              </table:table-cell>
              <table:table-cell office:value-type="float" office:value="0.000299884259259259">
                <text:p>0.000299884259259259</text:p>
              </table:table-cell>
              <table:table-cell office:value-type="float" office:value="1847344">
                <text:p>1847344</text:p>
              </table:table-cell>
              <table:table-cell office:value-type="float" office:value="0.000290046296296296">
                <text:p>0.000290046296296296</text:p>
              </table:table-cell>
              <table:table-cell office:value-type="float" office:value="1570256">
                <text:p>1570256</text:p>
              </table:table-cell>
              <table:table-cell office:value-type="float" office:value="0.00030625">
                <text:p>0.00030625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81792">
                <text:p>2081792</text:p>
              </table:table-cell>
              <table:table-cell office:value-type="float" office:value="0.000428587962962963">
                <text:p>0.000428587962962963</text:p>
              </table:table-cell>
              <table:table-cell office:value-type="float" office:value="1853968">
                <text:p>1853968</text:p>
              </table:table-cell>
              <table:table-cell office:value-type="float" office:value="0.000299189814814815">
                <text:p>0.000299189814814815</text:p>
              </table:table-cell>
              <table:table-cell office:value-type="float" office:value="1847344">
                <text:p>1847344</text:p>
              </table:table-cell>
              <table:table-cell office:value-type="float" office:value="0.000291435185185185">
                <text:p>0.000291435185185185</text:p>
              </table:table-cell>
              <table:table-cell office:value-type="float" office:value="1570256">
                <text:p>1570256</text:p>
              </table:table-cell>
              <table:table-cell office:value-type="float" office:value="0.000308912037037037">
                <text:p>0.000308912037037037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96072">
                <text:p>2096072</text:p>
              </table:table-cell>
              <table:table-cell office:value-type="float" office:value="0.000473032407407407">
                <text:p>0.000473032407407407</text:p>
              </table:table-cell>
              <table:table-cell office:value-type="float" office:value="1853692">
                <text:p>1853692</text:p>
              </table:table-cell>
              <table:table-cell office:value-type="float" office:value="0.000298611111111111">
                <text:p>0.000298611111111111</text:p>
              </table:table-cell>
              <table:table-cell office:value-type="float" office:value="1847344">
                <text:p>1847344</text:p>
              </table:table-cell>
              <table:table-cell office:value-type="float" office:value="0.000291550925925926">
                <text:p>0.000291550925925926</text:p>
              </table:table-cell>
              <table:table-cell office:value-type="float" office:value="1570256">
                <text:p>1570256</text:p>
              </table:table-cell>
              <table:table-cell office:value-type="float" office:value="0.00030775462962963">
                <text:p>0.00030775462962963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94080">
                <text:p>2094080</text:p>
              </table:table-cell>
              <table:table-cell office:value-type="float" office:value="0.000428819444444444">
                <text:p>0.000428819444444444</text:p>
              </table:table-cell>
              <table:table-cell office:value-type="float" office:value="1853852">
                <text:p>1853852</text:p>
              </table:table-cell>
              <table:table-cell office:value-type="float" office:value="0.000299305555555556">
                <text:p>0.000299305555555556</text:p>
              </table:table-cell>
              <table:table-cell office:value-type="float" office:value="1847344">
                <text:p>1847344</text:p>
              </table:table-cell>
              <table:table-cell office:value-type="float" office:value="0.000290972222222222">
                <text:p>0.000290972222222222</text:p>
              </table:table-cell>
              <table:table-cell office:value-type="float" office:value="1570256">
                <text:p>1570256</text:p>
              </table:table-cell>
              <table:table-cell office:value-type="float" office:value="0.000308101851851852">
                <text:p>0.000308101851851852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93056">
                <text:p>2093056</text:p>
              </table:table-cell>
              <table:table-cell office:value-type="float" office:value="0.000425578703703704">
                <text:p>0.000425578703703704</text:p>
              </table:table-cell>
              <table:table-cell office:value-type="float" office:value="1853608">
                <text:p>1853608</text:p>
              </table:table-cell>
              <table:table-cell office:value-type="float" office:value="0.000299768518518518">
                <text:p>0.000299768518518518</text:p>
              </table:table-cell>
              <table:table-cell office:value-type="float" office:value="1847344">
                <text:p>1847344</text:p>
              </table:table-cell>
              <table:table-cell office:value-type="float" office:value="0.000291782407407407">
                <text:p>0.000291782407407407</text:p>
              </table:table-cell>
              <table:table-cell office:value-type="float" office:value="1570256">
                <text:p>1570256</text:p>
              </table:table-cell>
              <table:table-cell office:value-type="float" office:value="0.000307175925925926">
                <text:p>0.000307175925925926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089984">
                <text:p>2089984</text:p>
              </table:table-cell>
              <table:table-cell office:value-type="float" office:value="0.000409722222222222">
                <text:p>0.000409722222222222</text:p>
              </table:table-cell>
              <table:table-cell office:value-type="float" office:value="1853756">
                <text:p>1853756</text:p>
              </table:table-cell>
              <table:table-cell office:value-type="float" office:value="0.000297800925925926">
                <text:p>0.000297800925925926</text:p>
              </table:table-cell>
              <table:table-cell office:value-type="float" office:value="1847344">
                <text:p>1847344</text:p>
              </table:table-cell>
              <table:table-cell office:value-type="float" office:value="0.000291782407407407">
                <text:p>0.000291782407407407</text:p>
              </table:table-cell>
              <table:table-cell office:value-type="float" office:value="1570256">
                <text:p>1570256</text:p>
              </table:table-cell>
              <table:table-cell office:value-type="float" office:value="0.000295833333333333">
                <text:p>0.000295833333333333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6000003814697pt" style:font-family-asian="'Lucida Sans Unicode'" style:font-pitch-asian="variable" style:font-size-asian="23.6000003814697pt" style:font-family-complex="Tahoma" style:font-pitch-complex="variable" style:font-size-complex="23.6000003814697pt"/>
    </style:style>
    <style:style style:name="ch3" style:family="chart">
      <style:graphic-properties draw:fill="solid" draw:fill-color="#ffffff" draw:fill-image-width="0cm" draw:fill-image-height="0cm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330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7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1000003814697pt" style:font-family-asian="'Lucida Sans Unicode'" style:font-pitch-asian="variable" style:font-size-asian="16.1000003814697pt" style:font-family-complex="Tahoma" style:font-pitch-complex="variable" style:font-size-complex="16.1000003814697pt"/>
    </style:style>
    <style:style style:name="ch8" style:family="chart" style:data-style-name="N45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0000" draw:marker-start-width="0.076cm" draw:marker-end-width="0.076cm" draw:fill-color="#9999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true"/>
      <style:graphic-properties draw:stroke="dash" draw:stroke-dash="Ultrafine_20_Dashed" svg:stroke-width="0cm" svg:stroke-color="#ff0000" draw:marker-start-width="0cm" draw:marker-end-width="0cm" draw:fill-color="#993366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ff" draw:marker-start-width="0.076cm" draw:marker-end-width="0.076cm" draw:fill-color="#ffffcc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ff00ff" draw:marker-start-width="0.076cm" draw:marker-end-width="0.076cm" draw:fill-color="#ccff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Fine_20_Dashed" svg:stroke-width="0.051cm" svg:stroke-color="#0000ff" draw:marker-start-width="0.076cm" draw:marker-end-width="0.076cm" draw:fill-color="#660066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00ff" draw:marker-start-width="0.076cm" draw:marker-end-width="0.076cm" draw:fill-color="#ff8080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ff00" draw:marker-start-width="0.279cm" draw:marker-end-width="0.279cm" draw:fill-color="#0066cc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ff00" draw:marker-start-width="0.279cm" draw:marker-end-width="0.279cm" draw:fill-color="#cccc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ff00" draw:marker-start-width="0.152cm" draw:marker-end-width="0.152cm" draw:fill-color="#000080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ffff00" draw:marker-start-width="0.152cm" draw:marker-end-width="0.152cm" draw:fill-color="#ff00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9" style:family="chart">
      <style:graphic-properties draw:stroke="none" draw:fill="solid" draw:fill-color="#ffffff" draw:fill-image-width="0cm" draw:fill-image-height="0cm"/>
    </style:style>
    <style:style style:name="ch20" style:family="chart">
      <style:graphic-properties draw:stroke="none" draw:fill-color="#999999"/>
    </style:style>
  </office:automatic-styles>
  <office:body>
    <office:chart>
      <chart:chart svg:width="20.457cm" svg:height="12.728cm" chart:class="chart:line" chart:style-name="ch1">
        <chart:title svg:x="6.362cm" svg:y="0.252cm" chart:style-name="ch2">
          <text:p>Search performance</text:p>
        </chart:title>
        <chart:legend chart:legend-position="end" svg:x="16.527cm" svg:y="4.097cm" chart:style-name="ch3"/>
        <chart:plot-area chart:style-name="ch4" table:cell-range-address="Servers.$A$1:.$K$18" chart:data-source-has-labels="both" chart:table-number-list="6" svg:x="0.408cm" svg:y="1.699cm" svg:width="15.304cm" svg:height="10.773cm">
          <chart:axis chart:dimension="x" chart:name="primary-x" chart:style-name="ch5">
            <chart:categories table:cell-range-address="local-table.A2:.A18"/>
          </chart:axis>
          <chart:axis chart:dimension="y" chart:name="primary-y" chart:style-name="ch6">
            <chart:title svg:x="0.408cm" svg:y="8.594cm" chart:style-name="ch7">
              <text:p>Process size, KB</text:p>
            </chart:title>
            <chart:grid chart:class="major"/>
          </chart:axis>
          <chart:axis chart:dimension="y" chart:name="secondary-y" chart:style-name="ch8"/>
          <chart:series chart:attached-axis="primary-y" chart:style-name="ch9">
            <chart:data-point chart:repeated="17"/>
          </chart:series>
          <chart:series chart:attached-axis="secondary-y" chart:style-name="ch10">
            <chart:data-point chart:repeated="17"/>
          </chart:series>
          <chart:series chart:attached-axis="primary-y" chart:style-name="ch11">
            <chart:data-point chart:repeated="17"/>
          </chart:series>
          <chart:series chart:attached-axis="secondary-y" chart:style-name="ch12">
            <chart:data-point chart:repeated="17"/>
          </chart:series>
          <chart:series chart:attached-axis="primary-y" chart:style-name="ch13">
            <chart:data-point chart:repeated="17"/>
          </chart:series>
          <chart:series chart:attached-axis="secondary-y" chart:style-name="ch14">
            <chart:data-point chart:repeated="17"/>
          </chart:series>
          <chart:series chart:attached-axis="primary-y" chart:style-name="ch15">
            <chart:data-point chart:repeated="17"/>
          </chart:series>
          <chart:series chart:attached-axis="secondary-y" chart:style-name="ch16">
            <chart:data-point chart:repeated="17"/>
          </chart:series>
          <chart:series chart:attached-axis="primary-y" chart:style-name="ch17">
            <chart:data-point chart:repeated="17"/>
          </chart:series>
          <chart:series chart:attached-axis="secondary-y" chart:style-name="ch18"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0.27 size</text:p>
              </table:table-cell>
              <table:table-cell office:value-type="string">
                <text:p>2.0.27 time</text:p>
              </table:table-cell>
              <table:table-cell office:value-type="string">
                <text:p>2.1.30 size</text:p>
              </table:table-cell>
              <table:table-cell office:value-type="string">
                <text:p>2.1.30 time</text:p>
              </table:table-cell>
              <table:table-cell office:value-type="string">
                <text:p>2.2.30 size</text:p>
              </table:table-cell>
              <table:table-cell office:value-type="string">
                <text:p>2.2.30 time</text:p>
              </table:table-cell>
              <table:table-cell office:value-type="string">
                <text:p>2.3.33 size</text:p>
              </table:table-cell>
              <table:table-cell office:value-type="string">
                <text:p>2.3.33 time</text:p>
              </table:table-cell>
              <table:table-cell office:value-type="string">
                <text:p>2.4 size</text:p>
              </table:table-cell>
              <table:table-cell office:value-type="string">
                <text:p>2.4 time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541120">
                <text:p>541120</text:p>
              </table:table-cell>
              <table:table-cell office:value-type="float" office:value="1.#NAN">
                <text:p>1.#NAN</text:p>
              </table:table-cell>
              <table:table-cell office:value-type="float" office:value="553172">
                <text:p>553172</text:p>
              </table:table-cell>
              <table:table-cell office:value-type="float" office:value="1.#NAN">
                <text:p>1.#NAN</text:p>
              </table:table-cell>
              <table:table-cell office:value-type="float" office:value="557696">
                <text:p>557696</text:p>
              </table:table-cell>
              <table:table-cell office:value-type="float" office:value="1.#NAN">
                <text:p>1.#NAN</text:p>
              </table:table-cell>
              <table:table-cell office:value-type="float" office:value="559972">
                <text:p>559972</text:p>
              </table:table-cell>
              <table:table-cell office:value-type="float" office:value="1.#NAN">
                <text:p>1.#NAN</text:p>
              </table:table-cell>
              <table:table-cell office:value-type="float" office:value="634064">
                <text:p>6340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34692">
                <text:p>1434692</text:p>
              </table:table-cell>
              <table:table-cell office:value-type="float" office:value="0.00384125">
                <text:p>0.00384125</text:p>
              </table:table-cell>
              <table:table-cell office:value-type="float" office:value="990412">
                <text:p>990412</text:p>
              </table:table-cell>
              <table:table-cell office:value-type="float" office:value="0.00106928240740741">
                <text:p>0.00106928240740741</text:p>
              </table:table-cell>
              <table:table-cell office:value-type="float" office:value="1227332">
                <text:p>1227332</text:p>
              </table:table-cell>
              <table:table-cell office:value-type="float" office:value="0.000885740740740741">
                <text:p>0.000885740740740741</text:p>
              </table:table-cell>
              <table:table-cell office:value-type="float" office:value="1228092">
                <text:p>1228092</text:p>
              </table:table-cell>
              <table:table-cell office:value-type="float" office:value="0.000638356481481481">
                <text:p>0.000638356481481481</text:p>
              </table:table-cell>
              <table:table-cell office:value-type="float" office:value="1266404">
                <text:p>1266404</text:p>
              </table:table-cell>
              <table:table-cell office:value-type="float" office:value="0.000969305555555556">
                <text:p>0.000969305555555556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5372">
                <text:p>1445372</text:p>
              </table:table-cell>
              <table:table-cell office:value-type="float" office:value="0.0053708912037037">
                <text:p>0.0053708912037037</text:p>
              </table:table-cell>
              <table:table-cell office:value-type="float" office:value="1008736">
                <text:p>1008736</text:p>
              </table:table-cell>
              <table:table-cell office:value-type="float" office:value="0.000771076388888889">
                <text:p>0.000771076388888889</text:p>
              </table:table-cell>
              <table:table-cell office:value-type="float" office:value="1231488">
                <text:p>1231488</text:p>
              </table:table-cell>
              <table:table-cell office:value-type="float" office:value="0.00350671296296296">
                <text:p>0.00350671296296296</text:p>
              </table:table-cell>
              <table:table-cell office:value-type="float" office:value="1254480">
                <text:p>1254480</text:p>
              </table:table-cell>
              <table:table-cell office:value-type="float" office:value="0.00203563657407407">
                <text:p>0.00203563657407407</text:p>
              </table:table-cell>
              <table:table-cell office:value-type="float" office:value="1289816">
                <text:p>1289816</text:p>
              </table:table-cell>
              <table:table-cell office:value-type="float" office:value="0.000761111111111111">
                <text:p>0.000761111111111111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5800">
                <text:p>1445800</text:p>
              </table:table-cell>
              <table:table-cell office:value-type="float" office:value="0.00563939814814815">
                <text:p>0.00563939814814815</text:p>
              </table:table-cell>
              <table:table-cell office:value-type="float" office:value="1007956">
                <text:p>1007956</text:p>
              </table:table-cell>
              <table:table-cell office:value-type="float" office:value="0.000855243055555555">
                <text:p>0.000855243055555555</text:p>
              </table:table-cell>
              <table:table-cell office:value-type="float" office:value="1236548">
                <text:p>1236548</text:p>
              </table:table-cell>
              <table:table-cell office:value-type="float" office:value="0.00373255787037037">
                <text:p>0.00373255787037037</text:p>
              </table:table-cell>
              <table:table-cell office:value-type="float" office:value="1253948">
                <text:p>1253948</text:p>
              </table:table-cell>
              <table:table-cell office:value-type="float" office:value="0.00244953703703704">
                <text:p>0.00244953703703704</text:p>
              </table:table-cell>
              <table:table-cell office:value-type="float" office:value="1283272">
                <text:p>1283272</text:p>
              </table:table-cell>
              <table:table-cell office:value-type="float" office:value="0.00080162037037037">
                <text:p>0.00080162037037037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5372">
                <text:p>1445372</text:p>
              </table:table-cell>
              <table:table-cell office:value-type="float" office:value="0.0056540162037037">
                <text:p>0.0056540162037037</text:p>
              </table:table-cell>
              <table:table-cell office:value-type="float" office:value="1005824">
                <text:p>1005824</text:p>
              </table:table-cell>
              <table:table-cell office:value-type="float" office:value="0.000840810185185185">
                <text:p>0.000840810185185185</text:p>
              </table:table-cell>
              <table:table-cell office:value-type="float" office:value="1247464">
                <text:p>1247464</text:p>
              </table:table-cell>
              <table:table-cell office:value-type="float" office:value="0.00366928240740741">
                <text:p>0.00366928240740741</text:p>
              </table:table-cell>
              <table:table-cell office:value-type="float" office:value="1254528">
                <text:p>1254528</text:p>
              </table:table-cell>
              <table:table-cell office:value-type="float" office:value="0.00259922453703704">
                <text:p>0.00259922453703704</text:p>
              </table:table-cell>
              <table:table-cell office:value-type="float" office:value="1281812">
                <text:p>1281812</text:p>
              </table:table-cell>
              <table:table-cell office:value-type="float" office:value="0.000647569444444444">
                <text:p>0.000647569444444444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5432">
                <text:p>1445432</text:p>
              </table:table-cell>
              <table:table-cell office:value-type="float" office:value="0.00571333333333333">
                <text:p>0.00571333333333333</text:p>
              </table:table-cell>
              <table:table-cell office:value-type="float" office:value="1005824">
                <text:p>1005824</text:p>
              </table:table-cell>
              <table:table-cell office:value-type="float" office:value="0.00083025462962963">
                <text:p>0.00083025462962963</text:p>
              </table:table-cell>
              <table:table-cell office:value-type="float" office:value="1245688">
                <text:p>1245688</text:p>
              </table:table-cell>
              <table:table-cell office:value-type="float" office:value="0.00368703703703704">
                <text:p>0.00368703703703704</text:p>
              </table:table-cell>
              <table:table-cell office:value-type="float" office:value="1253744">
                <text:p>1253744</text:p>
              </table:table-cell>
              <table:table-cell office:value-type="float" office:value="0.00254924768518519">
                <text:p>0.00254924768518519</text:p>
              </table:table-cell>
              <table:table-cell office:value-type="float" office:value="1281736">
                <text:p>1281736</text:p>
              </table:table-cell>
              <table:table-cell office:value-type="float" office:value="0.000615798611111111">
                <text:p>0.000615798611111111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5428">
                <text:p>1445428</text:p>
              </table:table-cell>
              <table:table-cell office:value-type="float" office:value="0.00562989583333333">
                <text:p>0.00562989583333333</text:p>
              </table:table-cell>
              <table:table-cell office:value-type="float" office:value="1003416">
                <text:p>1003416</text:p>
              </table:table-cell>
              <table:table-cell office:value-type="float" office:value="0.000824733796296296">
                <text:p>0.000824733796296296</text:p>
              </table:table-cell>
              <table:table-cell office:value-type="float" office:value="1246496">
                <text:p>1246496</text:p>
              </table:table-cell>
              <table:table-cell office:value-type="float" office:value="0.00367642361111111">
                <text:p>0.00367642361111111</text:p>
              </table:table-cell>
              <table:table-cell office:value-type="float" office:value="1253716">
                <text:p>1253716</text:p>
              </table:table-cell>
              <table:table-cell office:value-type="float" office:value="0.00259395833333333">
                <text:p>0.00259395833333333</text:p>
              </table:table-cell>
              <table:table-cell office:value-type="float" office:value="1281612">
                <text:p>1281612</text:p>
              </table:table-cell>
              <table:table-cell office:value-type="float" office:value="0.000661736111111111">
                <text:p>0.000661736111111111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5856">
                <text:p>1445856</text:p>
              </table:table-cell>
              <table:table-cell office:value-type="float" office:value="0.00564208333333333">
                <text:p>0.00564208333333333</text:p>
              </table:table-cell>
              <table:table-cell office:value-type="float" office:value="1003416">
                <text:p>1003416</text:p>
              </table:table-cell>
              <table:table-cell office:value-type="float" office:value="0.000821331018518518">
                <text:p>0.000821331018518518</text:p>
              </table:table-cell>
              <table:table-cell office:value-type="float" office:value="1262256">
                <text:p>1262256</text:p>
              </table:table-cell>
              <table:table-cell office:value-type="float" office:value="0.00369284722222222">
                <text:p>0.00369284722222222</text:p>
              </table:table-cell>
              <table:table-cell office:value-type="float" office:value="1254568">
                <text:p>1254568</text:p>
              </table:table-cell>
              <table:table-cell office:value-type="float" office:value="0.00248813657407407">
                <text:p>0.00248813657407407</text:p>
              </table:table-cell>
              <table:table-cell office:value-type="float" office:value="1279880">
                <text:p>1279880</text:p>
              </table:table-cell>
              <table:table-cell office:value-type="float" office:value="0.000714849537037037">
                <text:p>0.000714849537037037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5832">
                <text:p>1445832</text:p>
              </table:table-cell>
              <table:table-cell office:value-type="float" office:value="0.00566207175925926">
                <text:p>0.00566207175925926</text:p>
              </table:table-cell>
              <table:table-cell office:value-type="float" office:value="1003408">
                <text:p>1003408</text:p>
              </table:table-cell>
              <table:table-cell office:value-type="float" office:value="0.000817534722222222">
                <text:p>0.000817534722222222</text:p>
              </table:table-cell>
              <table:table-cell office:value-type="float" office:value="1262400">
                <text:p>1262400</text:p>
              </table:table-cell>
              <table:table-cell office:value-type="float" office:value="0.00369325231481481">
                <text:p>0.00369325231481481</text:p>
              </table:table-cell>
              <table:table-cell office:value-type="float" office:value="1253824">
                <text:p>1253824</text:p>
              </table:table-cell>
              <table:table-cell office:value-type="float" office:value="0.00255797453703704">
                <text:p>0.00255797453703704</text:p>
              </table:table-cell>
              <table:table-cell office:value-type="float" office:value="1278680">
                <text:p>1278680</text:p>
              </table:table-cell>
              <table:table-cell office:value-type="float" office:value="0.000669537037037037">
                <text:p>0.000669537037037037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479556">
                <text:p>2479556</text:p>
              </table:table-cell>
              <table:table-cell office:value-type="float" office:value="0.0028116087962963">
                <text:p>0.0028116087962963</text:p>
              </table:table-cell>
              <table:table-cell office:value-type="float" office:value="1454240">
                <text:p>1454240</text:p>
              </table:table-cell>
              <table:table-cell office:value-type="float" office:value="0.00107821759259259">
                <text:p>0.00107821759259259</text:p>
              </table:table-cell>
              <table:table-cell office:value-type="float" office:value="1678368">
                <text:p>1678368</text:p>
              </table:table-cell>
              <table:table-cell office:value-type="float" office:value="0.00282516203703704">
                <text:p>0.00282516203703704</text:p>
              </table:table-cell>
              <table:table-cell office:value-type="float" office:value="1892028">
                <text:p>1892028</text:p>
              </table:table-cell>
              <table:table-cell office:value-type="float" office:value="0.00162199074074074">
                <text:p>0.00162199074074074</text:p>
              </table:table-cell>
              <table:table-cell office:value-type="float" office:value="1823392">
                <text:p>1823392</text:p>
              </table:table-cell>
              <table:table-cell office:value-type="float" office:value="0.000767824074074074">
                <text:p>0.000767824074074074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517432">
                <text:p>2517432</text:p>
              </table:table-cell>
              <table:table-cell office:value-type="float" office:value="0.00198533564814815">
                <text:p>0.00198533564814815</text:p>
              </table:table-cell>
              <table:table-cell office:value-type="float" office:value="1453008">
                <text:p>1453008</text:p>
              </table:table-cell>
              <table:table-cell office:value-type="float" office:value="0.000852928240740741">
                <text:p>0.000852928240740741</text:p>
              </table:table-cell>
              <table:table-cell office:value-type="float" office:value="1702124">
                <text:p>1702124</text:p>
              </table:table-cell>
              <table:table-cell office:value-type="float" office:value="0.00246204861111111">
                <text:p>0.00246204861111111</text:p>
              </table:table-cell>
              <table:table-cell office:value-type="float" office:value="1941152">
                <text:p>1941152</text:p>
              </table:table-cell>
              <table:table-cell office:value-type="float" office:value="0.00116208333333333">
                <text:p>0.00116208333333333</text:p>
              </table:table-cell>
              <table:table-cell office:value-type="float" office:value="1823180">
                <text:p>1823180</text:p>
              </table:table-cell>
              <table:table-cell office:value-type="float" office:value="0.000724305555555555">
                <text:p>0.000724305555555555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612656">
                <text:p>2612656</text:p>
              </table:table-cell>
              <table:table-cell office:value-type="float" office:value="0.00196072916666667">
                <text:p>0.00196072916666667</text:p>
              </table:table-cell>
              <table:table-cell office:value-type="float" office:value="1451128">
                <text:p>1451128</text:p>
              </table:table-cell>
              <table:table-cell office:value-type="float" office:value="0.000727430555555555">
                <text:p>0.000727430555555555</text:p>
              </table:table-cell>
              <table:table-cell office:value-type="float" office:value="1705740">
                <text:p>1705740</text:p>
              </table:table-cell>
              <table:table-cell office:value-type="float" office:value="0.00248804398148148">
                <text:p>0.00248804398148148</text:p>
              </table:table-cell>
              <table:table-cell office:value-type="float" office:value="1955260">
                <text:p>1955260</text:p>
              </table:table-cell>
              <table:table-cell office:value-type="float" office:value="0.00115387731481481">
                <text:p>0.00115387731481481</text:p>
              </table:table-cell>
              <table:table-cell office:value-type="float" office:value="1949076">
                <text:p>1949076</text:p>
              </table:table-cell>
              <table:table-cell office:value-type="float" office:value="0.000550694444444444">
                <text:p>0.000550694444444444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610336">
                <text:p>2610336</text:p>
              </table:table-cell>
              <table:table-cell office:value-type="float" office:value="0.00194118055555556">
                <text:p>0.00194118055555556</text:p>
              </table:table-cell>
              <table:table-cell office:value-type="float" office:value="1450852">
                <text:p>1450852</text:p>
              </table:table-cell>
              <table:table-cell office:value-type="float" office:value="0.000642789351851852">
                <text:p>0.000642789351851852</text:p>
              </table:table-cell>
              <table:table-cell office:value-type="float" office:value="1708588">
                <text:p>1708588</text:p>
              </table:table-cell>
              <table:table-cell office:value-type="float" office:value="0.00250677083333333">
                <text:p>0.00250677083333333</text:p>
              </table:table-cell>
              <table:table-cell office:value-type="float" office:value="1958768">
                <text:p>1958768</text:p>
              </table:table-cell>
              <table:table-cell office:value-type="float" office:value="0.00115247685185185">
                <text:p>0.00115247685185185</text:p>
              </table:table-cell>
              <table:table-cell office:value-type="float" office:value="1957700">
                <text:p>1957700</text:p>
              </table:table-cell>
              <table:table-cell office:value-type="float" office:value="0.000983657407407407">
                <text:p>0.000983657407407407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609308">
                <text:p>2609308</text:p>
              </table:table-cell>
              <table:table-cell office:value-type="float" office:value="0.00197038194444444">
                <text:p>0.00197038194444444</text:p>
              </table:table-cell>
              <table:table-cell office:value-type="float" office:value="1447416">
                <text:p>1447416</text:p>
              </table:table-cell>
              <table:table-cell office:value-type="float" office:value="0.000578020833333333">
                <text:p>0.000578020833333333</text:p>
              </table:table-cell>
              <table:table-cell office:value-type="float" office:value="1708800">
                <text:p>1708800</text:p>
              </table:table-cell>
              <table:table-cell office:value-type="float" office:value="0.00251962962962963">
                <text:p>0.00251962962962963</text:p>
              </table:table-cell>
              <table:table-cell office:value-type="float" office:value="1954640">
                <text:p>1954640</text:p>
              </table:table-cell>
              <table:table-cell office:value-type="float" office:value="0.00114403935185185">
                <text:p>0.00114403935185185</text:p>
              </table:table-cell>
              <table:table-cell office:value-type="float" office:value="1765488">
                <text:p>1765488</text:p>
              </table:table-cell>
              <table:table-cell office:value-type="float" office:value="0.000560671296296296">
                <text:p>0.000560671296296296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641376">
                <text:p>2641376</text:p>
              </table:table-cell>
              <table:table-cell office:value-type="float" office:value="0.00195550925925926">
                <text:p>0.00195550925925926</text:p>
              </table:table-cell>
              <table:table-cell office:value-type="float" office:value="1441872">
                <text:p>1441872</text:p>
              </table:table-cell>
              <table:table-cell office:value-type="float" office:value="0.000528541666666667">
                <text:p>0.000528541666666667</text:p>
              </table:table-cell>
              <table:table-cell office:value-type="float" office:value="1704716">
                <text:p>1704716</text:p>
              </table:table-cell>
              <table:table-cell office:value-type="float" office:value="0.00253456018518518">
                <text:p>0.00253456018518518</text:p>
              </table:table-cell>
              <table:table-cell office:value-type="float" office:value="1951844">
                <text:p>1951844</text:p>
              </table:table-cell>
              <table:table-cell office:value-type="float" office:value="0.00116003472222222">
                <text:p>0.00116003472222222</text:p>
              </table:table-cell>
              <table:table-cell office:value-type="float" office:value="1720316">
                <text:p>1720316</text:p>
              </table:table-cell>
              <table:table-cell office:value-type="float" office:value="0.000488576388888889">
                <text:p>0.000488576388888889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645040">
                <text:p>2645040</text:p>
              </table:table-cell>
              <table:table-cell office:value-type="float" office:value="0.00193943287037037">
                <text:p>0.00193943287037037</text:p>
              </table:table-cell>
              <table:table-cell office:value-type="float" office:value="1441872">
                <text:p>1441872</text:p>
              </table:table-cell>
              <table:table-cell office:value-type="float" office:value="0.000494074074074074">
                <text:p>0.000494074074074074</text:p>
              </table:table-cell>
              <table:table-cell office:value-type="float" office:value="1707392">
                <text:p>1707392</text:p>
              </table:table-cell>
              <table:table-cell office:value-type="float" office:value="0.0025025">
                <text:p>0.0025025</text:p>
              </table:table-cell>
              <table:table-cell office:value-type="float" office:value="1954056">
                <text:p>1954056</text:p>
              </table:table-cell>
              <table:table-cell office:value-type="float" office:value="0.0011362962962963">
                <text:p>0.0011362962962963</text:p>
              </table:table-cell>
              <table:table-cell office:value-type="float" office:value="1796208">
                <text:p>1796208</text:p>
              </table:table-cell>
              <table:table-cell office:value-type="float" office:value="0.000569155092592593">
                <text:p>0.000569155092592593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645032">
                <text:p>2645032</text:p>
              </table:table-cell>
              <table:table-cell office:value-type="float" office:value="0.00195341435185185">
                <text:p>0.00195341435185185</text:p>
              </table:table-cell>
              <table:table-cell office:value-type="float" office:value="1440604">
                <text:p>1440604</text:p>
              </table:table-cell>
              <table:table-cell office:value-type="float" office:value="0.000472523148148148">
                <text:p>0.000472523148148148</text:p>
              </table:table-cell>
              <table:table-cell office:value-type="float" office:value="1712112">
                <text:p>1712112</text:p>
              </table:table-cell>
              <table:table-cell office:value-type="float" office:value="0.00248773148148148">
                <text:p>0.00248773148148148</text:p>
              </table:table-cell>
              <table:table-cell office:value-type="float" office:value="1955172">
                <text:p>1955172</text:p>
              </table:table-cell>
              <table:table-cell office:value-type="float" office:value="0.00118760416666667">
                <text:p>0.00118760416666667</text:p>
              </table:table-cell>
              <table:table-cell office:value-type="float" office:value="1817036">
                <text:p>1817036</text:p>
              </table:table-cell>
              <table:table-cell office:value-type="float" office:value="0.000388425925925926">
                <text:p>0.000388425925925926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6000003814697pt" style:font-family-asian="'Lucida Sans Unicode'" style:font-pitch-asian="variable" style:font-size-asian="23.6000003814697pt" style:font-family-complex="Tahoma" style:font-pitch-complex="variable" style:font-size-complex="23.6000003814697pt"/>
    </style:style>
    <style:style style:name="ch3" style:family="chart">
      <style:graphic-properties draw:fill="solid" draw:fill-color="#ffffff" draw:fill-image-width="0cm" draw:fill-image-height="0cm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330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7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1000003814697pt" style:font-family-asian="'Lucida Sans Unicode'" style:font-pitch-asian="variable" style:font-size-asian="16.1000003814697pt" style:font-family-complex="Tahoma" style:font-pitch-complex="variable" style:font-size-complex="16.1000003814697pt"/>
    </style:style>
    <style:style style:name="ch8" style:family="chart" style:data-style-name="N45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0000" draw:marker-start-width="0.076cm" draw:marker-end-width="0.076cm" draw:fill-color="#9999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true"/>
      <style:graphic-properties draw:stroke="dash" draw:stroke-dash="Ultrafine_20_Dashed" svg:stroke-width="0cm" svg:stroke-color="#ff0000" draw:marker-start-width="0cm" draw:marker-end-width="0cm" draw:fill-color="#993366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ff" draw:marker-start-width="0.076cm" draw:marker-end-width="0.076cm" draw:fill-color="#ffffcc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ff00ff" draw:marker-start-width="0.076cm" draw:marker-end-width="0.076cm" draw:fill-color="#ccff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Fine_20_Dashed" svg:stroke-width="0.051cm" svg:stroke-color="#0000ff" draw:marker-start-width="0.076cm" draw:marker-end-width="0.076cm" draw:fill-color="#660066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00ff" draw:marker-start-width="0.076cm" draw:marker-end-width="0.076cm" draw:fill-color="#ff8080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ff00" draw:marker-start-width="0.279cm" draw:marker-end-width="0.279cm" draw:fill-color="#0066cc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ff00" draw:marker-start-width="0.279cm" draw:marker-end-width="0.279cm" draw:fill-color="#cccc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ff00" draw:marker-start-width="0.152cm" draw:marker-end-width="0.152cm" draw:fill-color="#000080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ffff00" draw:marker-start-width="0.152cm" draw:marker-end-width="0.152cm" draw:fill-color="#ff00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9" style:family="chart">
      <style:graphic-properties draw:stroke="none" draw:fill="solid" draw:fill-color="#ffffff" draw:fill-image-width="0cm" draw:fill-image-height="0cm"/>
    </style:style>
    <style:style style:name="ch20" style:family="chart">
      <style:graphic-properties draw:stroke="none" draw:fill-color="#999999"/>
    </style:style>
  </office:automatic-styles>
  <office:body>
    <office:chart>
      <chart:chart svg:width="20.457cm" svg:height="12.728cm" chart:class="chart:line" chart:style-name="ch1">
        <chart:title svg:x="4.698cm" svg:y="0.252cm" chart:style-name="ch2">
          <text:p>Cached Search performance</text:p>
        </chart:title>
        <chart:legend chart:legend-position="end" svg:x="16.527cm" svg:y="4.097cm" chart:style-name="ch3"/>
        <chart:plot-area chart:style-name="ch4" table:cell-range-address="Servers2.$A$1:.$K$18" chart:data-source-has-labels="both" chart:table-number-list="7" svg:x="0.408cm" svg:y="1.699cm" svg:width="15.304cm" svg:height="10.773cm">
          <chart:axis chart:dimension="x" chart:name="primary-x" chart:style-name="ch5">
            <chart:categories table:cell-range-address="local-table.A2:.A18"/>
          </chart:axis>
          <chart:axis chart:dimension="y" chart:name="primary-y" chart:style-name="ch6">
            <chart:title svg:x="0.408cm" svg:y="8.594cm" chart:style-name="ch7">
              <text:p>Process size, KB</text:p>
            </chart:title>
            <chart:grid chart:class="major"/>
          </chart:axis>
          <chart:axis chart:dimension="y" chart:name="secondary-y" chart:style-name="ch8"/>
          <chart:series chart:attached-axis="primary-y" chart:style-name="ch9">
            <chart:data-point chart:repeated="17"/>
          </chart:series>
          <chart:series chart:attached-axis="secondary-y" chart:style-name="ch10">
            <chart:data-point chart:repeated="17"/>
          </chart:series>
          <chart:series chart:attached-axis="primary-y" chart:style-name="ch11">
            <chart:data-point chart:repeated="17"/>
          </chart:series>
          <chart:series chart:attached-axis="secondary-y" chart:style-name="ch12">
            <chart:data-point chart:repeated="17"/>
          </chart:series>
          <chart:series chart:attached-axis="primary-y" chart:style-name="ch13">
            <chart:data-point chart:repeated="17"/>
          </chart:series>
          <chart:series chart:attached-axis="secondary-y" chart:style-name="ch14">
            <chart:data-point chart:repeated="17"/>
          </chart:series>
          <chart:series chart:attached-axis="primary-y" chart:style-name="ch15">
            <chart:data-point chart:repeated="17"/>
          </chart:series>
          <chart:series chart:attached-axis="secondary-y" chart:style-name="ch16">
            <chart:data-point chart:repeated="17"/>
          </chart:series>
          <chart:series chart:attached-axis="primary-y" chart:style-name="ch17">
            <chart:data-point chart:repeated="17"/>
          </chart:series>
          <chart:series chart:attached-axis="secondary-y" chart:style-name="ch18"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0.27 size</text:p>
              </table:table-cell>
              <table:table-cell office:value-type="string">
                <text:p>2.0.27 time</text:p>
              </table:table-cell>
              <table:table-cell office:value-type="string">
                <text:p>2.1.30 size</text:p>
              </table:table-cell>
              <table:table-cell office:value-type="string">
                <text:p>2.1.30 time</text:p>
              </table:table-cell>
              <table:table-cell office:value-type="string">
                <text:p>2.2.30 size</text:p>
              </table:table-cell>
              <table:table-cell office:value-type="string">
                <text:p>2.2.30 time</text:p>
              </table:table-cell>
              <table:table-cell office:value-type="string">
                <text:p>2.3.33 size</text:p>
              </table:table-cell>
              <table:table-cell office:value-type="string">
                <text:p>2.3.33 time</text:p>
              </table:table-cell>
              <table:table-cell office:value-type="string">
                <text:p>2.4 size</text:p>
              </table:table-cell>
              <table:table-cell office:value-type="string">
                <text:p>2.4 time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541116">
                <text:p>541116</text:p>
              </table:table-cell>
              <table:table-cell office:value-type="float" office:value="1.#NAN">
                <text:p>1.#NAN</text:p>
              </table:table-cell>
              <table:table-cell office:value-type="float" office:value="553172">
                <text:p>553172</text:p>
              </table:table-cell>
              <table:table-cell office:value-type="float" office:value="1.#NAN">
                <text:p>1.#NAN</text:p>
              </table:table-cell>
              <table:table-cell office:value-type="float" office:value="557696">
                <text:p>557696</text:p>
              </table:table-cell>
              <table:table-cell office:value-type="float" office:value="1.#NAN">
                <text:p>1.#NAN</text:p>
              </table:table-cell>
              <table:table-cell office:value-type="float" office:value="559972">
                <text:p>559972</text:p>
              </table:table-cell>
              <table:table-cell office:value-type="float" office:value="1.#NAN">
                <text:p>1.#NAN</text:p>
              </table:table-cell>
              <table:table-cell office:value-type="float" office:value="969216">
                <text:p>9692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3949236">
                <text:p>3949236</text:p>
              </table:table-cell>
              <table:table-cell office:value-type="float" office:value="0.00117113425925926">
                <text:p>0.00117113425925926</text:p>
              </table:table-cell>
              <table:table-cell office:value-type="float" office:value="2290744">
                <text:p>2290744</text:p>
              </table:table-cell>
              <table:table-cell office:value-type="float" office:value="0.000512905092592593">
                <text:p>0.000512905092592593</text:p>
              </table:table-cell>
              <table:table-cell office:value-type="float" office:value="3200920">
                <text:p>3200920</text:p>
              </table:table-cell>
              <table:table-cell office:value-type="float" office:value="0.00109326388888889">
                <text:p>0.00109326388888889</text:p>
              </table:table-cell>
              <table:table-cell office:value-type="float" office:value="3196832">
                <text:p>3196832</text:p>
              </table:table-cell>
              <table:table-cell office:value-type="float" office:value="0.000712708333333333">
                <text:p>0.000712708333333333</text:p>
              </table:table-cell>
              <table:table-cell office:value-type="float" office:value="3341192">
                <text:p>3341192</text:p>
              </table:table-cell>
              <table:table-cell office:value-type="float" office:value="0.000325138888888889">
                <text:p>0.000325138888888889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3949236">
                <text:p>3949236</text:p>
              </table:table-cell>
              <table:table-cell office:value-type="float" office:value="0.00012255787037037">
                <text:p>0.00012255787037037</text:p>
              </table:table-cell>
              <table:table-cell office:value-type="float" office:value="2294840">
                <text:p>2294840</text:p>
              </table:table-cell>
              <table:table-cell office:value-type="float" office:value="0.0000144560185185185">
                <text:p>0.0000144560185185185</text:p>
              </table:table-cell>
              <table:table-cell office:value-type="float" office:value="3217308">
                <text:p>3217308</text:p>
              </table:table-cell>
              <table:table-cell office:value-type="float" office:value="0.0000196527777777778">
                <text:p>0.0000196527777777778</text:p>
              </table:table-cell>
              <table:table-cell office:value-type="float" office:value="3222440">
                <text:p>3222440</text:p>
              </table:table-cell>
              <table:table-cell office:value-type="float" office:value="0.0000154398148148148">
                <text:p>0.0000154398148148148</text:p>
              </table:table-cell>
              <table:table-cell office:value-type="float" office:value="3341192">
                <text:p>3341192</text:p>
              </table:table-cell>
              <table:table-cell office:value-type="float" office:value="0.0000142361111111111">
                <text:p>0.0000142361111111111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3949236">
                <text:p>3949236</text:p>
              </table:table-cell>
              <table:table-cell office:value-type="float" office:value="0.0000298148148148148">
                <text:p>0.0000298148148148148</text:p>
              </table:table-cell>
              <table:table-cell office:value-type="float" office:value="2311228">
                <text:p>2311228</text:p>
              </table:table-cell>
              <table:table-cell office:value-type="float" office:value="0.0000143981481481481">
                <text:p>0.0000143981481481481</text:p>
              </table:table-cell>
              <table:table-cell office:value-type="float" office:value="3217308">
                <text:p>3217308</text:p>
              </table:table-cell>
              <table:table-cell office:value-type="float" office:value="0.0000163078703703704">
                <text:p>0.0000163078703703704</text:p>
              </table:table-cell>
              <table:table-cell office:value-type="float" office:value="3222440">
                <text:p>3222440</text:p>
              </table:table-cell>
              <table:table-cell office:value-type="float" office:value="0.000014537037037037">
                <text:p>0.000014537037037037</text:p>
              </table:table-cell>
              <table:table-cell office:value-type="float" office:value="3341192">
                <text:p>3341192</text:p>
              </table:table-cell>
              <table:table-cell office:value-type="float" office:value="0.0000113773148148148">
                <text:p>0.0000113773148148148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3949236">
                <text:p>3949236</text:p>
              </table:table-cell>
              <table:table-cell office:value-type="float" office:value="0.0000296643518518519">
                <text:p>0.0000296643518518519</text:p>
              </table:table-cell>
              <table:table-cell office:value-type="float" office:value="2311228">
                <text:p>2311228</text:p>
              </table:table-cell>
              <table:table-cell office:value-type="float" office:value="0.0000144675925925926">
                <text:p>0.0000144675925925926</text:p>
              </table:table-cell>
              <table:table-cell office:value-type="float" office:value="3217308">
                <text:p>3217308</text:p>
              </table:table-cell>
              <table:table-cell office:value-type="float" office:value="0.0000163194444444444">
                <text:p>0.0000163194444444444</text:p>
              </table:table-cell>
              <table:table-cell office:value-type="float" office:value="3222440">
                <text:p>3222440</text:p>
              </table:table-cell>
              <table:table-cell office:value-type="float" office:value="0.000014525462962963">
                <text:p>0.000014525462962963</text:p>
              </table:table-cell>
              <table:table-cell office:value-type="float" office:value="3341192">
                <text:p>3341192</text:p>
              </table:table-cell>
              <table:table-cell office:value-type="float" office:value="0.0000112268518518519">
                <text:p>0.0000112268518518519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3949236">
                <text:p>3949236</text:p>
              </table:table-cell>
              <table:table-cell office:value-type="float" office:value="0.0000298148148148148">
                <text:p>0.0000298148148148148</text:p>
              </table:table-cell>
              <table:table-cell office:value-type="float" office:value="2311228">
                <text:p>2311228</text:p>
              </table:table-cell>
              <table:table-cell office:value-type="float" office:value="0.0000144675925925926">
                <text:p>0.0000144675925925926</text:p>
              </table:table-cell>
              <table:table-cell office:value-type="float" office:value="3217308">
                <text:p>3217308</text:p>
              </table:table-cell>
              <table:table-cell office:value-type="float" office:value="0.0000163888888888889">
                <text:p>0.0000163888888888889</text:p>
              </table:table-cell>
              <table:table-cell office:value-type="float" office:value="3222440">
                <text:p>3222440</text:p>
              </table:table-cell>
              <table:table-cell office:value-type="float" office:value="0.0000145949074074074">
                <text:p>0.0000145949074074074</text:p>
              </table:table-cell>
              <table:table-cell office:value-type="float" office:value="3357580">
                <text:p>3357580</text:p>
              </table:table-cell>
              <table:table-cell office:value-type="float" office:value="0.0000113425925925926">
                <text:p>0.0000113425925925926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3949236">
                <text:p>3949236</text:p>
              </table:table-cell>
              <table:table-cell office:value-type="float" office:value="0.0000298958333333333">
                <text:p>0.0000298958333333333</text:p>
              </table:table-cell>
              <table:table-cell office:value-type="float" office:value="2311228">
                <text:p>2311228</text:p>
              </table:table-cell>
              <table:table-cell office:value-type="float" office:value="0.0000144097222222222">
                <text:p>0.0000144097222222222</text:p>
              </table:table-cell>
              <table:table-cell office:value-type="float" office:value="3217308">
                <text:p>3217308</text:p>
              </table:table-cell>
              <table:table-cell office:value-type="float" office:value="0.0000161805555555556">
                <text:p>0.0000161805555555556</text:p>
              </table:table-cell>
              <table:table-cell office:value-type="float" office:value="3222440">
                <text:p>3222440</text:p>
              </table:table-cell>
              <table:table-cell office:value-type="float" office:value="0.0000144212962962963">
                <text:p>0.0000144212962962963</text:p>
              </table:table-cell>
              <table:table-cell office:value-type="float" office:value="3357580">
                <text:p>3357580</text:p>
              </table:table-cell>
              <table:table-cell office:value-type="float" office:value="0.0000113657407407407">
                <text:p>0.0000113657407407407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3949236">
                <text:p>3949236</text:p>
              </table:table-cell>
              <table:table-cell office:value-type="float" office:value="0.000029849537037037">
                <text:p>0.000029849537037037</text:p>
              </table:table-cell>
              <table:table-cell office:value-type="float" office:value="2311228">
                <text:p>2311228</text:p>
              </table:table-cell>
              <table:table-cell office:value-type="float" office:value="0.000014537037037037">
                <text:p>0.000014537037037037</text:p>
              </table:table-cell>
              <table:table-cell office:value-type="float" office:value="3217308">
                <text:p>3217308</text:p>
              </table:table-cell>
              <table:table-cell office:value-type="float" office:value="0.0000164351851851852">
                <text:p>0.0000164351851851852</text:p>
              </table:table-cell>
              <table:table-cell office:value-type="float" office:value="3222440">
                <text:p>3222440</text:p>
              </table:table-cell>
              <table:table-cell office:value-type="float" office:value="0.0000144791666666667">
                <text:p>0.0000144791666666667</text:p>
              </table:table-cell>
              <table:table-cell office:value-type="float" office:value="3357580">
                <text:p>3357580</text:p>
              </table:table-cell>
              <table:table-cell office:value-type="float" office:value="0.0000113657407407407">
                <text:p>0.0000113657407407407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3949236">
                <text:p>3949236</text:p>
              </table:table-cell>
              <table:table-cell office:value-type="float" office:value="0.0000296296296296296">
                <text:p>0.0000296296296296296</text:p>
              </table:table-cell>
              <table:table-cell office:value-type="float" office:value="2311228">
                <text:p>2311228</text:p>
              </table:table-cell>
              <table:table-cell office:value-type="float" office:value="0.0000144444444444444">
                <text:p>0.0000144444444444444</text:p>
              </table:table-cell>
              <table:table-cell office:value-type="float" office:value="3217308">
                <text:p>3217308</text:p>
              </table:table-cell>
              <table:table-cell office:value-type="float" office:value="0.0000162731481481482">
                <text:p>0.0000162731481481482</text:p>
              </table:table-cell>
              <table:table-cell office:value-type="float" office:value="3222440">
                <text:p>3222440</text:p>
              </table:table-cell>
              <table:table-cell office:value-type="float" office:value="0.0000143865740740741">
                <text:p>0.0000143865740740741</text:p>
              </table:table-cell>
              <table:table-cell office:value-type="float" office:value="3357580">
                <text:p>3357580</text:p>
              </table:table-cell>
              <table:table-cell office:value-type="float" office:value="0.0000113888888888889">
                <text:p>0.0000113888888888889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3955380">
                <text:p>3955380</text:p>
              </table:table-cell>
              <table:table-cell office:value-type="float" office:value="0.0000764583333333333">
                <text:p>0.0000764583333333333</text:p>
              </table:table-cell>
              <table:table-cell office:value-type="float" office:value="2354244">
                <text:p>2354244</text:p>
              </table:table-cell>
              <table:table-cell office:value-type="float" office:value="0.000123657407407407">
                <text:p>0.000123657407407407</text:p>
              </table:table-cell>
              <table:table-cell office:value-type="float" office:value="3268524">
                <text:p>3268524</text:p>
              </table:table-cell>
              <table:table-cell office:value-type="float" office:value="0.0000545023148148148">
                <text:p>0.0000545023148148148</text:p>
              </table:table-cell>
              <table:table-cell office:value-type="float" office:value="3273656">
                <text:p>3273656</text:p>
              </table:table-cell>
              <table:table-cell office:value-type="float" office:value="0.0000476041666666667">
                <text:p>0.0000476041666666667</text:p>
              </table:table-cell>
              <table:table-cell office:value-type="float" office:value="3408796">
                <text:p>3408796</text:p>
              </table:table-cell>
              <table:table-cell office:value-type="float" office:value="0.0000387152777777778">
                <text:p>0.0000387152777777778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3959476">
                <text:p>3959476</text:p>
              </table:table-cell>
              <table:table-cell office:value-type="float" office:value="0.0000799074074074074">
                <text:p>0.0000799074074074074</text:p>
              </table:table-cell>
              <table:table-cell office:value-type="float" office:value="2354244">
                <text:p>2354244</text:p>
              </table:table-cell>
              <table:table-cell office:value-type="float" office:value="0.000122731481481481">
                <text:p>0.000122731481481481</text:p>
              </table:table-cell>
              <table:table-cell office:value-type="float" office:value="3268524">
                <text:p>3268524</text:p>
              </table:table-cell>
              <table:table-cell office:value-type="float" office:value="0.0000477777777777778">
                <text:p>0.0000477777777777778</text:p>
              </table:table-cell>
              <table:table-cell office:value-type="float" office:value="3273656">
                <text:p>3273656</text:p>
              </table:table-cell>
              <table:table-cell office:value-type="float" office:value="0.0000471875">
                <text:p>0.0000471875</text:p>
              </table:table-cell>
              <table:table-cell office:value-type="float" office:value="3408796">
                <text:p>3408796</text:p>
              </table:table-cell>
              <table:table-cell office:value-type="float" office:value="0.0000364814814814815">
                <text:p>0.0000364814814814815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3961524">
                <text:p>3961524</text:p>
              </table:table-cell>
              <table:table-cell office:value-type="float" office:value="0.0000728240740740741">
                <text:p>0.0000728240740740741</text:p>
              </table:table-cell>
              <table:table-cell office:value-type="float" office:value="2354244">
                <text:p>2354244</text:p>
              </table:table-cell>
              <table:table-cell office:value-type="float" office:value="0.000123321759259259">
                <text:p>0.000123321759259259</text:p>
              </table:table-cell>
              <table:table-cell office:value-type="float" office:value="3268524">
                <text:p>3268524</text:p>
              </table:table-cell>
              <table:table-cell office:value-type="float" office:value="0.0000529513888888889">
                <text:p>0.0000529513888888889</text:p>
              </table:table-cell>
              <table:table-cell office:value-type="float" office:value="3273656">
                <text:p>3273656</text:p>
              </table:table-cell>
              <table:table-cell office:value-type="float" office:value="0.0000470486111111111">
                <text:p>0.0000470486111111111</text:p>
              </table:table-cell>
              <table:table-cell office:value-type="float" office:value="3408796">
                <text:p>3408796</text:p>
              </table:table-cell>
              <table:table-cell office:value-type="float" office:value="0.0000361574074074074">
                <text:p>0.0000361574074074074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3963572">
                <text:p>3963572</text:p>
              </table:table-cell>
              <table:table-cell office:value-type="float" office:value="0.0000789467592592593">
                <text:p>0.0000789467592592593</text:p>
              </table:table-cell>
              <table:table-cell office:value-type="float" office:value="2354244">
                <text:p>2354244</text:p>
              </table:table-cell>
              <table:table-cell office:value-type="float" office:value="0.000122731481481481">
                <text:p>0.000122731481481481</text:p>
              </table:table-cell>
              <table:table-cell office:value-type="float" office:value="3268524">
                <text:p>3268524</text:p>
              </table:table-cell>
              <table:table-cell office:value-type="float" office:value="0.0000471643518518519">
                <text:p>0.0000471643518518519</text:p>
              </table:table-cell>
              <table:table-cell office:value-type="float" office:value="3273656">
                <text:p>3273656</text:p>
              </table:table-cell>
              <table:table-cell office:value-type="float" office:value="0.0000472685185185185">
                <text:p>0.0000472685185185185</text:p>
              </table:table-cell>
              <table:table-cell office:value-type="float" office:value="3408796">
                <text:p>3408796</text:p>
              </table:table-cell>
              <table:table-cell office:value-type="float" office:value="0.000036099537037037">
                <text:p>0.000036099537037037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3963572">
                <text:p>3963572</text:p>
              </table:table-cell>
              <table:table-cell office:value-type="float" office:value="0.0000778703703703704">
                <text:p>0.0000778703703703704</text:p>
              </table:table-cell>
              <table:table-cell office:value-type="float" office:value="2354244">
                <text:p>2354244</text:p>
              </table:table-cell>
              <table:table-cell office:value-type="float" office:value="0.000124050925925926">
                <text:p>0.000124050925925926</text:p>
              </table:table-cell>
              <table:table-cell office:value-type="float" office:value="3268524">
                <text:p>3268524</text:p>
              </table:table-cell>
              <table:table-cell office:value-type="float" office:value="0.000052974537037037">
                <text:p>0.000052974537037037</text:p>
              </table:table-cell>
              <table:table-cell office:value-type="float" office:value="3273656">
                <text:p>3273656</text:p>
              </table:table-cell>
              <table:table-cell office:value-type="float" office:value="0.0000473148148148148">
                <text:p>0.0000473148148148148</text:p>
              </table:table-cell>
              <table:table-cell office:value-type="float" office:value="3408796">
                <text:p>3408796</text:p>
              </table:table-cell>
              <table:table-cell office:value-type="float" office:value="0.0000364236111111111">
                <text:p>0.0000364236111111111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3965620">
                <text:p>3965620</text:p>
              </table:table-cell>
              <table:table-cell office:value-type="float" office:value="0.0000782986111111111">
                <text:p>0.0000782986111111111</text:p>
              </table:table-cell>
              <table:table-cell office:value-type="float" office:value="2354244">
                <text:p>2354244</text:p>
              </table:table-cell>
              <table:table-cell office:value-type="float" office:value="0.000122002314814815">
                <text:p>0.000122002314814815</text:p>
              </table:table-cell>
              <table:table-cell office:value-type="float" office:value="3294132">
                <text:p>3294132</text:p>
              </table:table-cell>
              <table:table-cell office:value-type="float" office:value="0.000053125">
                <text:p>0.000053125</text:p>
              </table:table-cell>
              <table:table-cell office:value-type="float" office:value="3273656">
                <text:p>3273656</text:p>
              </table:table-cell>
              <table:table-cell office:value-type="float" office:value="0.0000464583333333333">
                <text:p>0.0000464583333333333</text:p>
              </table:table-cell>
              <table:table-cell office:value-type="float" office:value="3408796">
                <text:p>3408796</text:p>
              </table:table-cell>
              <table:table-cell office:value-type="float" office:value="0.0000375925925925926">
                <text:p>0.0000375925925925926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3965620">
                <text:p>3965620</text:p>
              </table:table-cell>
              <table:table-cell office:value-type="float" office:value="0.0000729166666666667">
                <text:p>0.0000729166666666667</text:p>
              </table:table-cell>
              <table:table-cell office:value-type="float" office:value="2354244">
                <text:p>2354244</text:p>
              </table:table-cell>
              <table:table-cell office:value-type="float" office:value="0.000120706018518519">
                <text:p>0.000120706018518519</text:p>
              </table:table-cell>
              <table:table-cell office:value-type="float" office:value="3294132">
                <text:p>3294132</text:p>
              </table:table-cell>
              <table:table-cell office:value-type="float" office:value="0.0000480208333333333">
                <text:p>0.0000480208333333333</text:p>
              </table:table-cell>
              <table:table-cell office:value-type="float" office:value="3273656">
                <text:p>3273656</text:p>
              </table:table-cell>
              <table:table-cell office:value-type="float" office:value="0.0000472453703703704">
                <text:p>0.0000472453703703704</text:p>
              </table:table-cell>
              <table:table-cell office:value-type="float" office:value="3408796">
                <text:p>3408796</text:p>
              </table:table-cell>
              <table:table-cell office:value-type="float" office:value="0.0000364930555555556">
                <text:p>0.0000364930555555556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3965620">
                <text:p>3965620</text:p>
              </table:table-cell>
              <table:table-cell office:value-type="float" office:value="0.0000743402777777778">
                <text:p>0.0000743402777777778</text:p>
              </table:table-cell>
              <table:table-cell office:value-type="float" office:value="2354244">
                <text:p>2354244</text:p>
              </table:table-cell>
              <table:table-cell office:value-type="float" office:value="0.000123877314814815">
                <text:p>0.000123877314814815</text:p>
              </table:table-cell>
              <table:table-cell office:value-type="float" office:value="3294132">
                <text:p>3294132</text:p>
              </table:table-cell>
              <table:table-cell office:value-type="float" office:value="0.0000520717592592593">
                <text:p>0.0000520717592592593</text:p>
              </table:table-cell>
              <table:table-cell office:value-type="float" office:value="3273656">
                <text:p>3273656</text:p>
              </table:table-cell>
              <table:table-cell office:value-type="float" office:value="0.0000465046296296296">
                <text:p>0.0000465046296296296</text:p>
              </table:table-cell>
              <table:table-cell office:value-type="float" office:value="3434404">
                <text:p>3434404</text:p>
              </table:table-cell>
              <table:table-cell office:value-type="float" office:value="0.000036087962962963">
                <text:p>0.000036087962962963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6000003814697pt" style:font-family-asian="'Lucida Sans Unicode'" style:font-pitch-asian="variable" style:font-size-asian="23.6000003814697pt" style:font-family-complex="Tahoma" style:font-pitch-complex="variable" style:font-size-complex="23.6000003814697pt"/>
    </style:style>
    <style:style style:name="ch3" style:family="chart">
      <style:graphic-properties draw:fill="solid" draw:fill-color="#ffffff" draw:fill-image-width="0cm" draw:fill-image-height="0cm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330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7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000007629395pt" style:font-family-asian="'Lucida Sans Unicode'" style:font-pitch-asian="variable" style:font-size-asian="16.2000007629395pt" style:font-family-complex="Tahoma" style:font-pitch-complex="variable" style:font-size-complex="16.2000007629395pt"/>
    </style:style>
    <style:style style:name="ch8" style:family="chart" style:data-style-name="N45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Lucida Sans Unicode'" style:font-pitch-asian="variable" style:font-size-asian="12.6000003814697pt" style:font-family-complex="Tahoma" style:font-pitch-complex="variable" style:font-size-complex="12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0000" draw:marker-start-width="0.076cm" draw:marker-end-width="0.076cm" draw:fill-color="#9999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true"/>
      <style:graphic-properties draw:stroke="dash" draw:stroke-dash="Ultrafine_20_Dashed" svg:stroke-width="0cm" svg:stroke-color="#ff0000" draw:marker-start-width="0cm" draw:marker-end-width="0cm" draw:fill-color="#993366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00ff" draw:marker-start-width="0.076cm" draw:marker-end-width="0.076cm" draw:fill-color="#ffffcc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ff00ff" draw:marker-start-width="0.076cm" draw:marker-end-width="0.076cm" draw:fill-color="#ccff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00ff" draw:marker-start-width="0.076cm" draw:marker-end-width="0.076cm" draw:fill-color="#660066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00ff" draw:marker-start-width="0.076cm" draw:marker-end-width="0.076cm" draw:fill-color="#ff8080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ff00" draw:marker-start-width="0.279cm" draw:marker-end-width="0.279cm" draw:fill-color="#0066cc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Ultrafine_20_Dashed" svg:stroke-width="0.051cm" svg:stroke-color="#00ff00" draw:marker-start-width="0.279cm" draw:marker-end-width="0.279cm" draw:fill-color="#ccccff"/>
      <style:text-properties fo:font-family="Arial" style:font-family-generic="swiss" style:font-pitch="variable" fo:font-size="10.8000001907349pt" style:font-family-asian="'Lucida Sans Unicode'" style:font-pitch-asian="variable" style:font-size-asian="10.8000001907349pt" style:font-family-complex="Tahoma" style:font-pitch-complex="variable" style:font-size-complex="10.8000001907349pt"/>
    </style:style>
    <style:style style:name="ch17" style:family="chart">
      <style:graphic-properties draw:stroke="none" draw:fill="solid" draw:fill-color="#ffffff" draw:fill-image-width="0cm" draw:fill-image-height="0cm"/>
    </style:style>
    <style:style style:name="ch18" style:family="chart">
      <style:graphic-properties draw:stroke="none" draw:fill-color="#999999"/>
    </style:style>
  </office:automatic-styles>
  <office:body>
    <office:chart>
      <chart:chart svg:width="20.457cm" svg:height="12.701cm" chart:class="chart:line" chart:style-name="ch1">
        <chart:title svg:x="6.72cm" svg:y="0.251cm" chart:style-name="ch2">
          <text:p>Malloc performance</text:p>
        </chart:title>
        <chart:legend chart:legend-position="end" svg:x="16.527cm" svg:y="4.088cm" chart:style-name="ch3"/>
        <chart:plot-area chart:style-name="ch4" table:cell-range-address="'new BDB 3'.$A$1:.$I$18" chart:data-source-has-labels="both" chart:table-number-list="5" svg:x="0.408cm" svg:y="1.696cm" svg:width="15.304cm" svg:height="10.75cm">
          <chart:axis chart:dimension="x" chart:name="primary-x" chart:style-name="ch5">
            <chart:categories table:cell-range-address="local-table.A2:.A18"/>
          </chart:axis>
          <chart:axis chart:dimension="y" chart:name="primary-y" chart:style-name="ch6">
            <chart:title svg:x="0.408cm" svg:y="8.66cm" chart:style-name="ch7">
              <text:p>Process size, KB</text:p>
            </chart:title>
            <chart:grid chart:class="major"/>
          </chart:axis>
          <chart:axis chart:dimension="y" chart:name="secondary-y" chart:style-name="ch8"/>
          <chart:series chart:attached-axis="primary-y" chart:style-name="ch9">
            <chart:data-point chart:repeated="17"/>
          </chart:series>
          <chart:series chart:attached-axis="secondary-y" chart:style-name="ch10">
            <chart:data-point chart:repeated="17"/>
          </chart:series>
          <chart:series chart:attached-axis="primary-y" chart:style-name="ch11">
            <chart:data-point chart:repeated="17"/>
          </chart:series>
          <chart:series chart:attached-axis="secondary-y" chart:style-name="ch12">
            <chart:data-point chart:repeated="17"/>
          </chart:series>
          <chart:series chart:attached-axis="primary-y" chart:style-name="ch13">
            <chart:data-point chart:repeated="17"/>
          </chart:series>
          <chart:series chart:attached-axis="secondary-y" chart:style-name="ch14">
            <chart:data-point chart:repeated="17"/>
          </chart:series>
          <chart:series chart:attached-axis="primary-y" chart:style-name="ch15">
            <chart:data-point chart:repeated="17"/>
          </chart:series>
          <chart:series chart:attached-axis="secondary-y" chart:style-name="ch16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size</text:p>
              </table:table-cell>
              <table:table-cell office:value-type="string">
                <text:p>Glibc time</text:p>
              </table:table-cell>
              <table:table-cell office:value-type="string">
                <text:p>Hoard size</text:p>
              </table:table-cell>
              <table:table-cell office:value-type="string">
                <text:p>Hoard time</text:p>
              </table:table-cell>
              <table:table-cell office:value-type="string">
                <text:p>Umem size</text:p>
              </table:table-cell>
              <table:table-cell office:value-type="string">
                <text:p>Umem time</text:p>
              </table:table-cell>
              <table:table-cell office:value-type="string">
                <text:p>Tcmalloc size</text:p>
              </table:table-cell>
              <table:table-cell office:value-type="string">
                <text:p>Tcmalloc time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664444">
                <text:p>664444</text:p>
              </table:table-cell>
              <table:table-cell office:value-type="float" office:value="1.#NAN">
                <text:p>1.#NAN</text:p>
              </table:table-cell>
              <table:table-cell office:value-type="float" office:value="671200">
                <text:p>671200</text:p>
              </table:table-cell>
              <table:table-cell office:value-type="float" office:value="1.#NAN">
                <text:p>1.#NAN</text:p>
              </table:table-cell>
              <table:table-cell office:value-type="float" office:value="668292">
                <text:p>668292</text:p>
              </table:table-cell>
              <table:table-cell office:value-type="float" office:value="1.#NAN">
                <text:p>1.#NAN</text:p>
              </table:table-cell>
              <table:table-cell office:value-type="float" office:value="676160">
                <text:p>67616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308716">
                <text:p>1308716</text:p>
              </table:table-cell>
              <table:table-cell office:value-type="float" office:value="0.000717013888888889">
                <text:p>0.000717013888888889</text:p>
              </table:table-cell>
              <table:table-cell office:value-type="float" office:value="1748624">
                <text:p>1748624</text:p>
              </table:table-cell>
              <table:table-cell office:value-type="float" office:value="0.000234143518518519">
                <text:p>0.000234143518518519</text:p>
              </table:table-cell>
              <table:table-cell office:value-type="float" office:value="1733800">
                <text:p>1733800</text:p>
              </table:table-cell>
              <table:table-cell office:value-type="float" office:value="0.000258449074074074">
                <text:p>0.000258449074074074</text:p>
              </table:table-cell>
              <table:table-cell office:value-type="float" office:value="1385196">
                <text:p>1385196</text:p>
              </table:table-cell>
              <table:table-cell office:value-type="float" office:value="0.000242013888888889">
                <text:p>0.000242013888888889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308728">
                <text:p>1308728</text:p>
              </table:table-cell>
              <table:table-cell office:value-type="float" office:value="0.000308912037037037">
                <text:p>0.000308912037037037</text:p>
              </table:table-cell>
              <table:table-cell office:value-type="float" office:value="1789416">
                <text:p>1789416</text:p>
              </table:table-cell>
              <table:table-cell office:value-type="float" office:value="0.000135763888888889">
                <text:p>0.000135763888888889</text:p>
              </table:table-cell>
              <table:table-cell office:value-type="float" office:value="1772720">
                <text:p>1772720</text:p>
              </table:table-cell>
              <table:table-cell office:value-type="float" office:value="0.000143171296296296">
                <text:p>0.000143171296296296</text:p>
              </table:table-cell>
              <table:table-cell office:value-type="float" office:value="1406804">
                <text:p>1406804</text:p>
              </table:table-cell>
              <table:table-cell office:value-type="float" office:value="0.000141898148148148">
                <text:p>0.000141898148148148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22776">
                <text:p>1422776</text:p>
              </table:table-cell>
              <table:table-cell office:value-type="float" office:value="0.000131134259259259">
                <text:p>0.000131134259259259</text:p>
              </table:table-cell>
              <table:table-cell office:value-type="float" office:value="1789416">
                <text:p>1789416</text:p>
              </table:table-cell>
              <table:table-cell office:value-type="float" office:value="0.000128356481481481">
                <text:p>0.000128356481481481</text:p>
              </table:table-cell>
              <table:table-cell office:value-type="float" office:value="1777816">
                <text:p>1777816</text:p>
              </table:table-cell>
              <table:table-cell office:value-type="float" office:value="0.00013599537037037">
                <text:p>0.00013599537037037</text:p>
              </table:table-cell>
              <table:table-cell office:value-type="float" office:value="1406804">
                <text:p>1406804</text:p>
              </table:table-cell>
              <table:table-cell office:value-type="float" office:value="0.000134027777777778">
                <text:p>0.000134027777777778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6336">
                <text:p>1446336</text:p>
              </table:table-cell>
              <table:table-cell office:value-type="float" office:value="0.000128703703703704">
                <text:p>0.000128703703703704</text:p>
              </table:table-cell>
              <table:table-cell office:value-type="float" office:value="1789544">
                <text:p>1789544</text:p>
              </table:table-cell>
              <table:table-cell office:value-type="float" office:value="0.000128009259259259">
                <text:p>0.000128009259259259</text:p>
              </table:table-cell>
              <table:table-cell office:value-type="float" office:value="1777816">
                <text:p>1777816</text:p>
              </table:table-cell>
              <table:table-cell office:value-type="float" office:value="0.000135532407407407">
                <text:p>0.000135532407407407</text:p>
              </table:table-cell>
              <table:table-cell office:value-type="float" office:value="1406804">
                <text:p>1406804</text:p>
              </table:table-cell>
              <table:table-cell office:value-type="float" office:value="0.000134027777777778">
                <text:p>0.000134027777777778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6336">
                <text:p>1446336</text:p>
              </table:table-cell>
              <table:table-cell office:value-type="float" office:value="0.000128356481481481">
                <text:p>0.000128356481481481</text:p>
              </table:table-cell>
              <table:table-cell office:value-type="float" office:value="1789608">
                <text:p>1789608</text:p>
              </table:table-cell>
              <table:table-cell office:value-type="float" office:value="0.000127893518518519">
                <text:p>0.000127893518518519</text:p>
              </table:table-cell>
              <table:table-cell office:value-type="float" office:value="1777816">
                <text:p>1777816</text:p>
              </table:table-cell>
              <table:table-cell office:value-type="float" office:value="0.000134490740740741">
                <text:p>0.000134490740740741</text:p>
              </table:table-cell>
              <table:table-cell office:value-type="float" office:value="1406804">
                <text:p>1406804</text:p>
              </table:table-cell>
              <table:table-cell office:value-type="float" office:value="0.000133912037037037">
                <text:p>0.000133912037037037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2240">
                <text:p>1442240</text:p>
              </table:table-cell>
              <table:table-cell office:value-type="float" office:value="0.000128703703703704">
                <text:p>0.000128703703703704</text:p>
              </table:table-cell>
              <table:table-cell office:value-type="float" office:value="1789608">
                <text:p>1789608</text:p>
              </table:table-cell>
              <table:table-cell office:value-type="float" office:value="0.000128125">
                <text:p>0.000128125</text:p>
              </table:table-cell>
              <table:table-cell office:value-type="float" office:value="1777816">
                <text:p>1777816</text:p>
              </table:table-cell>
              <table:table-cell office:value-type="float" office:value="0.000134837962962963">
                <text:p>0.000134837962962963</text:p>
              </table:table-cell>
              <table:table-cell office:value-type="float" office:value="1406804">
                <text:p>1406804</text:p>
              </table:table-cell>
              <table:table-cell office:value-type="float" office:value="0.000134027777777778">
                <text:p>0.000134027777777778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46336">
                <text:p>1446336</text:p>
              </table:table-cell>
              <table:table-cell office:value-type="float" office:value="0.000128587962962963">
                <text:p>0.000128587962962963</text:p>
              </table:table-cell>
              <table:table-cell office:value-type="float" office:value="1789672">
                <text:p>1789672</text:p>
              </table:table-cell>
              <table:table-cell office:value-type="float" office:value="0.000128009259259259">
                <text:p>0.000128009259259259</text:p>
              </table:table-cell>
              <table:table-cell office:value-type="float" office:value="1777816">
                <text:p>1777816</text:p>
              </table:table-cell>
              <table:table-cell office:value-type="float" office:value="0.000133564814814815">
                <text:p>0.000133564814814815</text:p>
              </table:table-cell>
              <table:table-cell office:value-type="float" office:value="1406804">
                <text:p>1406804</text:p>
              </table:table-cell>
              <table:table-cell office:value-type="float" office:value="0.000133796296296296">
                <text:p>0.000133796296296296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1436096">
                <text:p>1436096</text:p>
              </table:table-cell>
              <table:table-cell office:value-type="float" office:value="0.000128587962962963">
                <text:p>0.000128587962962963</text:p>
              </table:table-cell>
              <table:table-cell office:value-type="float" office:value="1789672">
                <text:p>1789672</text:p>
              </table:table-cell>
              <table:table-cell office:value-type="float" office:value="0.000128125">
                <text:p>0.000128125</text:p>
              </table:table-cell>
              <table:table-cell office:value-type="float" office:value="1777816">
                <text:p>1777816</text:p>
              </table:table-cell>
              <table:table-cell office:value-type="float" office:value="0.000133217592592593">
                <text:p>0.000133217592592593</text:p>
              </table:table-cell>
              <table:table-cell office:value-type="float" office:value="1406804">
                <text:p>1406804</text:p>
              </table:table-cell>
              <table:table-cell office:value-type="float" office:value="0.000133333333333333">
                <text:p>0.000133333333333333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540560">
                <text:p>1540560</text:p>
              </table:table-cell>
              <table:table-cell office:value-type="float" office:value="0.000318055555555556">
                <text:p>0.000318055555555556</text:p>
              </table:table-cell>
              <table:table-cell office:value-type="float" office:value="1844216">
                <text:p>1844216</text:p>
              </table:table-cell>
              <table:table-cell office:value-type="float" office:value="0.000224189814814815">
                <text:p>0.000224189814814815</text:p>
              </table:table-cell>
              <table:table-cell office:value-type="float" office:value="1829124">
                <text:p>1829124</text:p>
              </table:table-cell>
              <table:table-cell office:value-type="float" office:value="0.000225">
                <text:p>0.000225</text:p>
              </table:table-cell>
              <table:table-cell office:value-type="float" office:value="1469244">
                <text:p>1469244</text:p>
              </table:table-cell>
              <table:table-cell office:value-type="float" office:value="0.000227314814814815">
                <text:p>0.000227314814814815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538512">
                <text:p>1538512</text:p>
              </table:table-cell>
              <table:table-cell office:value-type="float" office:value="0.000280555555555556">
                <text:p>0.000280555555555556</text:p>
              </table:table-cell>
              <table:table-cell office:value-type="float" office:value="1844536">
                <text:p>1844536</text:p>
              </table:table-cell>
              <table:table-cell office:value-type="float" office:value="0.000222453703703704">
                <text:p>0.000222453703703704</text:p>
              </table:table-cell>
              <table:table-cell office:value-type="float" office:value="1842564">
                <text:p>1842564</text:p>
              </table:table-cell>
              <table:table-cell office:value-type="float" office:value="0.000241898148148148">
                <text:p>0.000241898148148148</text:p>
              </table:table-cell>
              <table:table-cell office:value-type="float" office:value="1485628">
                <text:p>1485628</text:p>
              </table:table-cell>
              <table:table-cell office:value-type="float" office:value="0.000236574074074074">
                <text:p>0.000236574074074074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537488">
                <text:p>1537488</text:p>
              </table:table-cell>
              <table:table-cell office:value-type="float" office:value="0.000273958333333333">
                <text:p>0.000273958333333333</text:p>
              </table:table-cell>
              <table:table-cell office:value-type="float" office:value="1873280">
                <text:p>1873280</text:p>
              </table:table-cell>
              <table:table-cell office:value-type="float" office:value="0.000221990740740741">
                <text:p>0.000221990740740741</text:p>
              </table:table-cell>
              <table:table-cell office:value-type="float" office:value="1850756">
                <text:p>1850756</text:p>
              </table:table-cell>
              <table:table-cell office:value-type="float" office:value="0.000224652777777778">
                <text:p>0.000224652777777778</text:p>
              </table:table-cell>
              <table:table-cell office:value-type="float" office:value="1485628">
                <text:p>1485628</text:p>
              </table:table-cell>
              <table:table-cell office:value-type="float" office:value="0.000230208333333333">
                <text:p>0.000230208333333333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533392">
                <text:p>1533392</text:p>
              </table:table-cell>
              <table:table-cell office:value-type="float" office:value="0.000271643518518518">
                <text:p>0.000271643518518518</text:p>
              </table:table-cell>
              <table:table-cell office:value-type="float" office:value="1876052">
                <text:p>1876052</text:p>
              </table:table-cell>
              <table:table-cell office:value-type="float" office:value="0.000244444444444444">
                <text:p>0.000244444444444444</text:p>
              </table:table-cell>
              <table:table-cell office:value-type="float" office:value="1864196">
                <text:p>1864196</text:p>
              </table:table-cell>
              <table:table-cell office:value-type="float" office:value="0.00022962962962963">
                <text:p>0.00022962962962963</text:p>
              </table:table-cell>
              <table:table-cell office:value-type="float" office:value="1485628">
                <text:p>1485628</text:p>
              </table:table-cell>
              <table:table-cell office:value-type="float" office:value="0.000230555555555556">
                <text:p>0.000230555555555556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534416">
                <text:p>1534416</text:p>
              </table:table-cell>
              <table:table-cell office:value-type="float" office:value="0.000274074074074074">
                <text:p>0.000274074074074074</text:p>
              </table:table-cell>
              <table:table-cell office:value-type="float" office:value="1876052">
                <text:p>1876052</text:p>
              </table:table-cell>
              <table:table-cell office:value-type="float" office:value="0.000225694444444444">
                <text:p>0.000225694444444444</text:p>
              </table:table-cell>
              <table:table-cell office:value-type="float" office:value="1864196">
                <text:p>1864196</text:p>
              </table:table-cell>
              <table:table-cell office:value-type="float" office:value="0.000246180555555556">
                <text:p>0.000246180555555556</text:p>
              </table:table-cell>
              <table:table-cell office:value-type="float" office:value="1485628">
                <text:p>1485628</text:p>
              </table:table-cell>
              <table:table-cell office:value-type="float" office:value="0.000230439814814815">
                <text:p>0.000230439814814815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534416">
                <text:p>1534416</text:p>
              </table:table-cell>
              <table:table-cell office:value-type="float" office:value="0.000274421296296296">
                <text:p>0.000274421296296296</text:p>
              </table:table-cell>
              <table:table-cell office:value-type="float" office:value="1876052">
                <text:p>1876052</text:p>
              </table:table-cell>
              <table:table-cell office:value-type="float" office:value="0.000223958333333333">
                <text:p>0.000223958333333333</text:p>
              </table:table-cell>
              <table:table-cell office:value-type="float" office:value="1864196">
                <text:p>1864196</text:p>
              </table:table-cell>
              <table:table-cell office:value-type="float" office:value="0.000227199074074074">
                <text:p>0.000227199074074074</text:p>
              </table:table-cell>
              <table:table-cell office:value-type="float" office:value="1485628">
                <text:p>1485628</text:p>
              </table:table-cell>
              <table:table-cell office:value-type="float" office:value="0.000231134259259259">
                <text:p>0.000231134259259259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548752">
                <text:p>1548752</text:p>
              </table:table-cell>
              <table:table-cell office:value-type="float" office:value="0.000274421296296296">
                <text:p>0.000274421296296296</text:p>
              </table:table-cell>
              <table:table-cell office:value-type="float" office:value="1876052">
                <text:p>1876052</text:p>
              </table:table-cell>
              <table:table-cell office:value-type="float" office:value="0.000224537037037037">
                <text:p>0.000224537037037037</text:p>
              </table:table-cell>
              <table:table-cell office:value-type="float" office:value="1864196">
                <text:p>1864196</text:p>
              </table:table-cell>
              <table:table-cell office:value-type="float" office:value="0.000224074074074074">
                <text:p>0.000224074074074074</text:p>
              </table:table-cell>
              <table:table-cell office:value-type="float" office:value="1485628">
                <text:p>1485628</text:p>
              </table:table-cell>
              <table:table-cell office:value-type="float" office:value="0.000230092592592593">
                <text:p>0.000230092592592593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1548752">
                <text:p>1548752</text:p>
              </table:table-cell>
              <table:table-cell office:value-type="float" office:value="0.000283912037037037">
                <text:p>0.000283912037037037</text:p>
              </table:table-cell>
              <table:table-cell office:value-type="float" office:value="1876052">
                <text:p>1876052</text:p>
              </table:table-cell>
              <table:table-cell office:value-type="float" office:value="0.000225810185185185">
                <text:p>0.000225810185185185</text:p>
              </table:table-cell>
              <table:table-cell office:value-type="float" office:value="1864196">
                <text:p>1864196</text:p>
              </table:table-cell>
              <table:table-cell office:value-type="float" office:value="0.000226736111111111">
                <text:p>0.000226736111111111</text:p>
              </table:table-cell>
              <table:table-cell office:value-type="float" office:value="1485628">
                <text:p>1485628</text:p>
              </table:table-cell>
              <table:table-cell office:value-type="float" office:value="0.00023125">
                <text:p>0.0002312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